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3" style:family="paragraph" style:parent-style-name="Standard">
      <style:text-properties style:font-name="Arial" fo:font-size="12pt" fo:font-weight="bold" style:font-size-asian="12pt" style:font-weight-asian="bold" style:font-size-complex="12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Arial" fo:font-size="14pt" fo:font-weight="bold" style:font-size-asian="14pt" style:font-weight-asian="bold" style:font-size-complex="14pt" style:font-weight-complex="bold"/>
    </style:style>
    <style:style style:name="P10" style:family="paragraph" style:parent-style-name="Standard">
      <style:text-properties style:font-name="Arial" fo:font-size="14pt" fo:font-weight="normal" style:font-size-asian="14pt" style:font-weight-asian="normal" style:font-size-complex="14pt" style:font-weight-complex="normal"/>
    </style:style>
    <style:style style:name="P11" style:family="paragraph" style:parent-style-name="Standard">
      <style:text-properties style:font-name="Arial" fo:font-size="14pt" style:text-underline-style="none" fo:font-weight="bold" style:font-size-asian="14pt" style:font-weight-asian="bold" style:font-size-complex="14pt" style:font-weight-complex="bold"/>
    </style:style>
    <style:style style:name="P12" style:family="paragraph" style:parent-style-name="Standard">
      <style:text-properties style:font-name="Arial" fo:font-size="14pt" style:text-underline-style="none" fo:font-weight="normal" style:font-size-asian="14pt" style:font-weight-asian="normal" style:font-size-complex="14pt" style:font-weight-complex="normal"/>
    </style:style>
    <style:style style:name="P13"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15" style:family="paragraph" style:parent-style-name="Standard">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text-properties style:text-underline-style="none" fo:font-weight="bold" style:font-weight-asian="bold" style:font-weight-complex="bold"/>
    </style:style>
    <style:style style:name="P21" style:family="paragraph" style:parent-style-name="Standard" style:list-style-name="L1">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25" style:family="paragraph" style:parent-style-name="Standard" style:list-style-name="L10">
      <style:text-properties style:font-name="Arial" fo:font-size="12pt" style:text-underline-style="none" fo:font-weight="normal" style:font-size-asian="12pt" style:font-weight-asian="normal" style:font-size-complex="12pt" style:font-weight-complex="normal"/>
    </style:style>
    <style:style style:name="P26" style:family="paragraph" style:parent-style-name="Standard" style:list-style-name="L11">
      <style:text-properties style:font-name="Arial" fo:font-size="12pt" style:text-underline-style="none" fo:font-weight="normal" style:font-size-asian="12pt" style:font-weight-asian="normal" style:font-size-complex="12pt" style:font-weight-complex="normal"/>
    </style:style>
    <style:style style:name="P27" style:family="paragraph" style:parent-style-name="Standard" style:list-style-name="L12">
      <style:text-properties style:font-name="Arial" fo:font-size="12pt" style:text-underline-style="none" fo:font-weight="normal" style:font-size-asian="12pt" style:font-weight-asian="normal" style:font-size-complex="12pt" style:font-weight-complex="normal"/>
    </style:style>
    <style:style style:name="P28" style:family="paragraph" style:parent-style-name="Standard" style:list-style-name="L13">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Standard" style:list-style-name="L14">
      <style:text-properties style:font-name="Arial" fo:font-size="12pt" style:text-underline-style="none" fo:font-weight="normal" style:font-size-asian="12pt" style:font-weight-asian="normal" style:font-size-complex="12pt" style:font-weight-complex="normal"/>
    </style:style>
    <style:style style:name="P30" style:family="paragraph" style:parent-style-name="Standard" style:list-style-name="L15">
      <style:text-properties style:font-name="Arial" fo:font-size="12pt" style:text-underline-style="none" fo:font-weight="normal" style:font-size-asian="12pt" style:font-weight-asian="normal" style:font-size-complex="12pt" style:font-weight-complex="normal"/>
    </style:style>
    <style:style style:name="P31" style:family="paragraph" style:parent-style-name="Standard" style:list-style-name="L16">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Standard" style:list-style-name="L17">
      <style:text-properties style:font-name="Arial" fo:font-size="12pt" style:text-underline-style="none" fo:font-weight="normal" style:font-size-asian="12pt" style:font-weight-asian="normal" style:font-size-complex="12pt" style:font-weight-complex="normal"/>
    </style:style>
    <style:style style:name="P33" style:family="paragraph" style:parent-style-name="Standard" style:list-style-name="L18">
      <style:text-properties style:font-name="Arial" fo:font-size="12pt" style:text-underline-style="none" fo:font-weight="normal" style:font-size-asian="12pt" style:font-weight-asian="normal" style:font-size-complex="12pt" style:font-weight-complex="normal"/>
    </style:style>
    <style:style style:name="P34" style:family="paragraph" style:parent-style-name="Standard" style:list-style-name="L19">
      <style:text-properties style:font-name="Arial" fo:font-size="12pt" style:text-underline-style="none" fo:font-weight="normal" style:font-size-asian="12pt" style:font-weight-asian="normal" style:font-size-complex="12pt" style:font-weight-complex="normal"/>
    </style:style>
    <style:style style:name="P35" style:family="paragraph" style:parent-style-name="Standard" style:list-style-name="L22">
      <style:text-properties style:font-name="Arial" fo:font-size="12pt" style:text-underline-style="none" fo:font-weight="normal" style:font-size-asian="12pt" style:font-weight-asian="normal" style:font-size-complex="12pt" style:font-weight-complex="normal"/>
    </style:style>
    <style:style style:name="P36" style:family="paragraph" style:parent-style-name="Standard" style:list-style-name="L23">
      <style:text-properties style:font-name="Arial" fo:font-size="12pt" style:text-underline-style="none" fo:font-weight="normal" style:font-size-asian="12pt" style:font-weight-asian="normal" style:font-size-complex="12pt" style:font-weight-complex="normal"/>
    </style:style>
    <style:style style:name="P37" style:family="paragraph" style:parent-style-name="Standard" style:list-style-name="L24">
      <style:text-properties style:font-name="Arial" fo:font-size="12pt" style:text-underline-style="none" fo:font-weight="normal" style:font-size-asian="12pt" style:font-weight-asian="normal" style:font-size-complex="12pt" style:font-weight-complex="normal"/>
    </style:style>
    <style:style style:name="P38" style:family="paragraph" style:parent-style-name="Standard" style:list-style-name="L25">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Standard" style:list-style-name="L30">
      <style:text-properties style:font-name="Arial" fo:font-size="12pt" style:text-underline-style="none" fo:font-weight="normal" style:font-size-asian="12pt" style:font-weight-asian="normal" style:font-size-complex="12pt" style:font-weight-complex="normal"/>
    </style:style>
    <style:style style:name="P40" style:family="paragraph" style:parent-style-name="Standard" style:list-style-name="L31">
      <style:text-properties style:font-name="Arial" fo:font-size="12pt" style:text-underline-style="none" fo:font-weight="normal" style:font-size-asian="12pt" style:font-weight-asian="normal" style:font-size-complex="12pt" style:font-weight-complex="normal"/>
    </style:style>
    <style:style style:name="P41" style:family="paragraph" style:parent-style-name="Standard" style:list-style-name="L32">
      <style:text-properties style:font-name="Arial" fo:font-size="12pt" style:text-underline-style="none" fo:font-weight="normal" style:font-size-asian="12pt" style:font-weight-asian="normal" style:font-size-complex="12pt" style:font-weight-complex="normal"/>
    </style:style>
    <style:style style:name="P42" style:family="paragraph" style:parent-style-name="Standard" style:list-style-name="L33">
      <style:text-properties style:font-name="Arial" fo:font-size="12pt" style:text-underline-style="none" fo:font-weight="normal" style:font-size-asian="12pt" style:font-weight-asian="normal" style:font-size-complex="12pt" style:font-weight-complex="normal"/>
    </style:style>
    <style:style style:name="P43" style:family="paragraph" style:parent-style-name="Standard" style:list-style-name="L34">
      <style:text-properties style:font-name="Arial" fo:font-size="12pt" style:text-underline-style="none" fo:font-weight="normal" style:font-size-asian="12pt" style:font-weight-asian="normal" style:font-size-complex="12pt" style:font-weight-complex="normal"/>
    </style:style>
    <style:style style:name="P44" style:family="paragraph" style:parent-style-name="Standard" style:list-style-name="L35">
      <style:text-properties style:font-name="Arial" fo:font-size="12pt" style:text-underline-style="none" fo:font-weight="normal" style:font-size-asian="12pt" style:font-weight-asian="normal" style:font-size-complex="12pt" style:font-weight-complex="normal"/>
    </style:style>
    <style:style style:name="P45" style:family="paragraph" style:parent-style-name="Standard" style:list-style-name="L43">
      <style:text-properties style:font-name="Arial" fo:font-size="12pt" style:text-underline-style="none" fo:font-weight="normal" style:font-size-asian="12pt" style:font-weight-asian="normal" style:font-size-complex="12pt" style:font-weight-complex="normal"/>
    </style:style>
    <style:style style:name="P46" style:family="paragraph" style:parent-style-name="Standard" style:list-style-name="L45">
      <style:text-properties style:font-name="Arial" fo:font-size="12pt" style:text-underline-style="none" fo:font-weight="normal" style:font-size-asian="12pt" style:font-weight-asian="normal" style:font-size-complex="12pt" style:font-weight-complex="normal"/>
    </style:style>
    <style:style style:name="P47" style:family="paragraph" style:parent-style-name="Standard" style:list-style-name="L46">
      <style:text-properties style:font-name="Arial" fo:font-size="12pt" style:text-underline-style="none" fo:font-weight="normal" style:font-size-asian="12pt" style:font-weight-asian="normal" style:font-size-complex="12pt" style:font-weight-complex="normal"/>
    </style:style>
    <style:style style:name="P48" style:family="paragraph" style:parent-style-name="Standard" style:list-style-name="L47">
      <style:text-properties style:font-name="Arial" fo:font-size="12pt" style:text-underline-style="none" fo:font-weight="normal" style:font-size-asian="12pt" style:font-weight-asian="normal" style:font-size-complex="12pt" style:font-weight-complex="normal"/>
    </style:style>
    <style:style style:name="P49" style:family="paragraph" style:parent-style-name="Standard" style:list-style-name="L48">
      <style:text-properties style:font-name="Arial" fo:font-size="12pt" style:text-underline-style="none" fo:font-weight="normal" style:font-size-asian="12pt" style:font-weight-asian="normal" style:font-size-complex="12pt" style:font-weight-complex="normal"/>
    </style:style>
    <style:style style:name="P50" style:family="paragraph" style:parent-style-name="Standard" style:list-style-name="L49">
      <style:text-properties style:font-name="Arial" fo:font-size="12pt" style:text-underline-style="none" fo:font-weight="normal" style:font-size-asian="12pt" style:font-weight-asian="normal" style:font-size-complex="12pt" style:font-weight-complex="normal"/>
    </style:style>
    <style:style style:name="P51" style:family="paragraph" style:parent-style-name="Standard" style:list-style-name="L50">
      <style:text-properties style:font-name="Arial" fo:font-size="12pt" style:text-underline-style="none" fo:font-weight="normal" style:font-size-asian="12pt" style:font-weight-asian="normal" style:font-size-complex="12pt" style:font-weight-complex="normal"/>
    </style:style>
    <style:style style:name="P52" style:family="paragraph" style:parent-style-name="Standard" style:list-style-name="L51">
      <style:text-properties style:font-name="Arial" fo:font-size="12pt" style:text-underline-style="none" fo:font-weight="normal" style:font-size-asian="12pt" style:font-weight-asian="normal" style:font-size-complex="12pt" style:font-weight-complex="normal"/>
    </style:style>
    <style:style style:name="P53" style:family="paragraph" style:parent-style-name="Standard" style:list-style-name="L52">
      <style:text-properties style:font-name="Arial" fo:font-size="12pt" style:text-underline-style="none" fo:font-weight="normal" style:font-size-asian="12pt" style:font-weight-asian="normal" style:font-size-complex="12pt" style:font-weight-complex="normal"/>
    </style:style>
    <style:style style:name="P54" style:family="paragraph" style:parent-style-name="Standard" style:list-style-name="L53">
      <style:text-properties style:font-name="Arial" fo:font-size="12pt" style:text-underline-style="none" fo:font-weight="normal" style:font-size-asian="12pt" style:font-weight-asian="normal" style:font-size-complex="12pt" style:font-weight-complex="normal"/>
    </style:style>
    <style:style style:name="P55" style:family="paragraph" style:parent-style-name="Standard" style:list-style-name="L55">
      <style:text-properties style:font-name="Arial" fo:font-size="12pt" style:text-underline-style="none" fo:font-weight="normal" style:font-size-asian="12pt" style:font-weight-asian="normal" style:font-size-complex="12pt" style:font-weight-complex="normal"/>
    </style:style>
    <style:style style:name="P56" style:family="paragraph" style:parent-style-name="Standard" style:list-style-name="L56">
      <style:text-properties style:font-name="Arial" fo:font-size="12pt" style:text-underline-style="none" fo:font-weight="normal" style:font-size-asian="12pt" style:font-weight-asian="normal" style:font-size-complex="12pt" style:font-weight-complex="normal"/>
    </style:style>
    <style:style style:name="P57" style:family="paragraph" style:parent-style-name="Standard" style:list-style-name="L57">
      <style:text-properties style:font-name="Arial" fo:font-size="12pt" style:text-underline-style="none" fo:font-weight="normal" style:font-size-asian="12pt" style:font-weight-asian="normal" style:font-size-complex="12pt" style:font-weight-complex="normal"/>
    </style:style>
    <style:style style:name="P58" style:family="paragraph" style:parent-style-name="Standard" style:list-style-name="L58">
      <style:text-properties style:font-name="Arial" fo:font-size="12pt" style:text-underline-style="none" fo:font-weight="normal" style:font-size-asian="12pt" style:font-weight-asian="normal" style:font-size-complex="12pt" style:font-weight-complex="normal"/>
    </style:style>
    <style:style style:name="P59" style:family="paragraph" style:parent-style-name="Standard" style:list-style-name="L59">
      <style:text-properties style:font-name="Arial" fo:font-size="12pt" style:text-underline-style="none" fo:font-weight="normal" style:font-size-asian="12pt" style:font-weight-asian="normal" style:font-size-complex="12pt" style:font-weight-complex="normal"/>
    </style:style>
    <style:style style:name="P60" style:family="paragraph" style:parent-style-name="Standard" style:list-style-name="L60">
      <style:text-properties style:font-name="Arial" fo:font-size="12pt" style:text-underline-style="none" fo:font-weight="normal" style:font-size-asian="12pt" style:font-weight-asian="normal" style:font-size-complex="12pt" style:font-weight-complex="normal"/>
    </style:style>
    <style:style style:name="P61" style:family="paragraph" style:parent-style-name="Standard" style:list-style-name="L61">
      <style:text-properties style:font-name="Arial" fo:font-size="12pt" style:text-underline-style="none" fo:font-weight="normal" style:font-size-asian="12pt" style:font-weight-asian="normal" style:font-size-complex="12pt" style:font-weight-complex="normal"/>
    </style:style>
    <style:style style:name="P62" style:family="paragraph" style:parent-style-name="Standard" style:list-style-name="L62">
      <style:text-properties style:font-name="Arial" fo:font-size="12pt" style:text-underline-style="none" fo:font-weight="normal" style:font-size-asian="12pt" style:font-weight-asian="normal" style:font-size-complex="12pt" style:font-weight-complex="normal"/>
    </style:style>
    <style:style style:name="P63" style:family="paragraph" style:parent-style-name="Standard" style:list-style-name="L63">
      <style:text-properties style:font-name="Arial" fo:font-size="12pt" style:text-underline-style="none" fo:font-weight="normal" style:font-size-asian="12pt" style:font-weight-asian="normal" style:font-size-complex="12pt" style:font-weight-complex="normal"/>
    </style:style>
    <style:style style:name="P64" style:family="paragraph" style:parent-style-name="Standard" style:list-style-name="L64">
      <style:text-properties style:font-name="Arial" fo:font-size="12pt" style:text-underline-style="none" fo:font-weight="normal" style:font-size-asian="12pt" style:font-weight-asian="normal" style:font-size-complex="12pt" style:font-weight-complex="normal"/>
    </style:style>
    <style:style style:name="P65" style:family="paragraph" style:parent-style-name="Standard" style:list-style-name="L65">
      <style:text-properties style:font-name="Arial" fo:font-size="12pt" style:text-underline-style="none" fo:font-weight="normal" style:font-size-asian="12pt" style:font-weight-asian="normal" style:font-size-complex="12pt" style:font-weight-complex="normal"/>
    </style:style>
    <style:style style:name="P66" style:family="paragraph" style:parent-style-name="Standard" style:list-style-name="L66">
      <style:text-properties style:font-name="Arial" fo:font-size="12pt" style:text-underline-style="none" fo:font-weight="normal" style:font-size-asian="12pt" style:font-weight-asian="normal" style:font-size-complex="12pt" style:font-weight-complex="normal"/>
    </style:style>
    <style:style style:name="P67" style:family="paragraph" style:parent-style-name="Standard" style:list-style-name="L67">
      <style:text-properties style:font-name="Arial" fo:font-size="12pt" style:text-underline-style="none" fo:font-weight="normal" style:font-size-asian="12pt" style:font-weight-asian="normal" style:font-size-complex="12pt" style:font-weight-complex="normal"/>
    </style:style>
    <style:style style:name="P68" style:family="paragraph" style:parent-style-name="Standard" style:list-style-name="L68">
      <style:text-properties style:font-name="Arial" fo:font-size="12pt" style:text-underline-style="none" fo:font-weight="normal" style:font-size-asian="12pt" style:font-weight-asian="normal" style:font-size-complex="12pt" style:font-weight-complex="normal"/>
    </style:style>
    <style:style style:name="P69" style:family="paragraph" style:parent-style-name="Standard" style:list-style-name="L69">
      <style:text-properties style:font-name="Arial" fo:font-size="12pt" style:text-underline-style="none" fo:font-weight="normal" style:font-size-asian="12pt" style:font-weight-asian="normal" style:font-size-complex="12pt" style:font-weight-complex="normal"/>
    </style:style>
    <style:style style:name="P70" style:family="paragraph" style:parent-style-name="Standard" style:list-style-name="L70">
      <style:text-properties style:font-name="Arial" fo:font-size="12pt" style:text-underline-style="none" fo:font-weight="normal" style:font-size-asian="12pt" style:font-weight-asian="normal" style:font-size-complex="12pt" style:font-weight-complex="normal"/>
    </style:style>
    <style:style style:name="P71" style:family="paragraph" style:parent-style-name="Standard" style:list-style-name="L71">
      <style:text-properties style:font-name="Arial" fo:font-size="12pt" style:text-underline-style="none" fo:font-weight="normal" style:font-size-asian="12pt" style:font-weight-asian="normal" style:font-size-complex="12pt" style:font-weight-complex="normal"/>
    </style:style>
    <style:style style:name="P72" style:family="paragraph" style:parent-style-name="Standard" style:list-style-name="L72">
      <style:text-properties style:font-name="Arial" fo:font-size="12pt" style:text-underline-style="none" fo:font-weight="normal" style:font-size-asian="12pt" style:font-weight-asian="normal" style:font-size-complex="12pt" style:font-weight-complex="normal"/>
    </style:style>
    <style:style style:name="P73" style:family="paragraph" style:parent-style-name="Standard" style:list-style-name="L73">
      <style:text-properties style:font-name="Arial" fo:font-size="12pt" style:text-underline-style="none" fo:font-weight="normal" style:font-size-asian="12pt" style:font-weight-asian="normal" style:font-size-complex="12pt" style:font-weight-complex="normal"/>
    </style:style>
    <style:style style:name="P74" style:family="paragraph" style:parent-style-name="Standard" style:list-style-name="L74">
      <style:text-properties style:font-name="Arial" fo:font-size="12pt" style:text-underline-style="none" fo:font-weight="normal" style:font-size-asian="12pt" style:font-weight-asian="normal" style:font-size-complex="12pt" style:font-weight-complex="normal"/>
    </style:style>
    <style:style style:name="P75" style:family="paragraph" style:parent-style-name="Standard" style:list-style-name="L75">
      <style:text-properties style:font-name="Arial" fo:font-size="12pt" style:text-underline-style="none" fo:font-weight="normal" style:font-size-asian="12pt" style:font-weight-asian="normal" style:font-size-complex="12pt" style:font-weight-complex="normal"/>
    </style:style>
    <style:style style:name="P76" style:family="paragraph" style:parent-style-name="Standard" style:list-style-name="L76">
      <style:text-properties style:font-name="Arial" fo:font-size="12pt" style:text-underline-style="none" fo:font-weight="normal" style:font-size-asian="12pt" style:font-weight-asian="normal" style:font-size-complex="12pt" style:font-weight-complex="normal"/>
    </style:style>
    <style:style style:name="P77" style:family="paragraph" style:parent-style-name="Standard" style:list-style-name="L77">
      <style:text-properties style:font-name="Arial" fo:font-size="12pt" style:text-underline-style="none" fo:font-weight="normal" style:font-size-asian="12pt" style:font-weight-asian="normal" style:font-size-complex="12pt" style:font-weight-complex="normal"/>
    </style:style>
    <style:style style:name="P78" style:family="paragraph" style:parent-style-name="Standard" style:list-style-name="L78">
      <style:text-properties style:font-name="Arial" fo:font-size="12pt" style:text-underline-style="none" fo:font-weight="normal" style:font-size-asian="12pt" style:font-weight-asian="normal" style:font-size-complex="12pt" style:font-weight-complex="normal"/>
    </style:style>
    <style:style style:name="P79" style:family="paragraph" style:parent-style-name="Standard" style:list-style-name="L79">
      <style:text-properties style:font-name="Arial" fo:font-size="12pt" style:text-underline-style="none" fo:font-weight="normal" style:font-size-asian="12pt" style:font-weight-asian="normal" style:font-size-complex="12pt" style:font-weight-complex="normal"/>
    </style:style>
    <style:style style:name="P80" style:family="paragraph" style:parent-style-name="Standard" style:list-style-name="L80">
      <style:text-properties style:font-name="Arial" fo:font-size="12pt" style:text-underline-style="none" fo:font-weight="normal" style:font-size-asian="12pt" style:font-weight-asian="normal" style:font-size-complex="12pt" style:font-weight-complex="normal"/>
    </style:style>
    <style:style style:name="P81" style:family="paragraph" style:parent-style-name="Standard" style:list-style-name="L81">
      <style:text-properties style:font-name="Arial" fo:font-size="12pt" style:text-underline-style="none" fo:font-weight="normal" style:font-size-asian="12pt" style:font-weight-asian="normal" style:font-size-complex="12pt" style:font-weight-complex="normal"/>
    </style:style>
    <style:style style:name="P82" style:family="paragraph" style:parent-style-name="Standard" style:list-style-name="L82">
      <style:text-properties style:font-name="Arial" fo:font-size="12pt" style:text-underline-style="none" fo:font-weight="normal" style:font-size-asian="12pt" style:font-weight-asian="normal" style:font-size-complex="12pt" style:font-weight-complex="normal"/>
    </style:style>
    <style:style style:name="P83" style:family="paragraph" style:parent-style-name="Standard" style:list-style-name="L83">
      <style:text-properties style:font-name="Arial" fo:font-size="12pt" style:text-underline-style="none" fo:font-weight="normal" style:font-size-asian="12pt" style:font-weight-asian="normal" style:font-size-complex="12pt" style:font-weight-complex="normal"/>
    </style:style>
    <style:style style:name="P84" style:family="paragraph" style:parent-style-name="Standard" style:list-style-name="L84">
      <style:text-properties style:font-name="Arial" fo:font-size="12pt" style:text-underline-style="none" fo:font-weight="normal" style:font-size-asian="12pt" style:font-weight-asian="normal" style:font-size-complex="12pt" style:font-weight-complex="normal"/>
    </style:style>
    <style:style style:name="P85" style:family="paragraph" style:parent-style-name="Standard" style:list-style-name="L85">
      <style:text-properties style:font-name="Arial" fo:font-size="12pt" style:text-underline-style="none" fo:font-weight="normal" style:font-size-asian="12pt" style:font-weight-asian="normal" style:font-size-complex="12pt" style:font-weight-complex="normal"/>
    </style:style>
    <style:style style:name="P86" style:family="paragraph" style:parent-style-name="Standard" style:list-style-name="L86">
      <style:text-properties style:font-name="Arial" fo:font-size="12pt" style:text-underline-style="none" fo:font-weight="normal" style:font-size-asian="12pt" style:font-weight-asian="normal" style:font-size-complex="12pt" style:font-weight-complex="normal"/>
    </style:style>
    <style:style style:name="P87" style:family="paragraph" style:parent-style-name="Standard" style:list-style-name="L87">
      <style:text-properties style:font-name="Arial" fo:font-size="12pt" style:text-underline-style="none" fo:font-weight="normal" style:font-size-asian="12pt" style:font-weight-asian="normal" style:font-size-complex="12pt" style:font-weight-complex="normal"/>
    </style:style>
    <style:style style:name="P88" style:family="paragraph" style:parent-style-name="Standard" style:list-style-name="L29">
      <style:text-properties style:font-name="Arial" fo:font-size="12pt" style:text-underline-style="none" fo:font-weight="bold" style:font-size-asian="12pt" style:font-weight-asian="bold" style:font-size-complex="12pt" style:font-weight-complex="bold"/>
    </style:style>
    <style:style style:name="P89" style:family="paragraph" style:parent-style-name="Standard" style:list-style-name="L80">
      <style:text-properties style:font-name="Arial" fo:font-size="12pt" style:text-underline-style="none" fo:font-weight="bold" style:font-size-asian="12pt" style:font-weight-asian="bold" style:font-size-complex="12pt" style:font-weight-complex="bold"/>
    </style:style>
    <style:style style:name="P90"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91"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92" style:family="paragraph" style:parent-style-name="Standard" style:list-style-name="L36">
      <style:text-properties style:font-name="Arial" fo:font-size="12pt" fo:font-weight="normal" style:font-size-asian="12pt" style:font-weight-asian="normal" style:font-size-complex="12pt" style:font-weight-complex="normal"/>
    </style:style>
    <style:style style:name="P93" style:family="paragraph" style:parent-style-name="Standard" style:list-style-name="L37">
      <style:text-properties style:font-name="Arial" fo:font-size="12pt" fo:font-weight="normal" style:font-size-asian="12pt" style:font-weight-asian="normal" style:font-size-complex="12pt" style:font-weight-complex="normal"/>
    </style:style>
    <style:style style:name="P94" style:family="paragraph" style:parent-style-name="Standard" style:list-style-name="L20">
      <style:text-properties style:font-name="Arial" fo:font-size="12pt" fo:font-weight="bold" style:font-size-asian="12pt" style:font-weight-asian="bold" style:font-size-complex="12pt" style:font-weight-complex="bold"/>
    </style:style>
    <style:style style:name="P95" style:family="paragraph" style:parent-style-name="Standard" style:list-style-name="L21">
      <style:text-properties style:font-name="Arial" fo:font-size="12pt" fo:font-weight="bold" style:font-size-asian="12pt" style:font-weight-asian="bold" style:font-size-complex="12pt" style:font-weight-complex="bold"/>
    </style:style>
    <style:style style:name="P96" style:family="paragraph" style:parent-style-name="Standard" style:list-style-name="L26">
      <style:text-properties style:font-name="Arial" fo:font-size="12pt" fo:font-weight="bold" style:font-size-asian="12pt" style:font-weight-asian="bold" style:font-size-complex="12pt" style:font-weight-complex="bold"/>
    </style:style>
    <style:style style:name="P97" style:family="paragraph" style:parent-style-name="Standard" style:list-style-name="L27">
      <style:text-properties style:font-name="Arial" fo:font-size="12pt" fo:font-weight="bold" style:font-size-asian="12pt" style:font-weight-asian="bold" style:font-size-complex="12pt" style:font-weight-complex="bold"/>
    </style:style>
    <style:style style:name="P98" style:family="paragraph" style:parent-style-name="Standard" style:list-style-name="L28">
      <style:text-properties style:font-name="Arial" fo:font-size="12pt" fo:font-weight="bold" style:font-size-asian="12pt" style:font-weight-asian="bold" style:font-size-complex="12pt" style:font-weight-complex="bold"/>
    </style:style>
    <style:style style:name="P99" style:family="paragraph" style:parent-style-name="Standard" style:list-style-name="L38">
      <style:text-properties style:font-name="Arial" fo:font-size="12pt" fo:font-weight="bold" style:font-size-asian="12pt" style:font-weight-asian="bold" style:font-size-complex="12pt" style:font-weight-complex="bold"/>
    </style:style>
    <style:style style:name="P100" style:family="paragraph" style:parent-style-name="Standard" style:list-style-name="L39">
      <style:text-properties style:font-name="Arial" fo:font-size="12pt" fo:font-weight="bold" style:font-size-asian="12pt" style:font-weight-asian="bold" style:font-size-complex="12pt" style:font-weight-complex="bold"/>
    </style:style>
    <style:style style:name="P101" style:family="paragraph" style:parent-style-name="Standard" style:list-style-name="L40">
      <style:text-properties style:font-name="Arial" fo:font-size="12pt" fo:font-weight="bold" style:font-size-asian="12pt" style:font-weight-asian="bold" style:font-size-complex="12pt" style:font-weight-complex="bold"/>
    </style:style>
    <style:style style:name="P102" style:family="paragraph" style:parent-style-name="Standard" style:list-style-name="L41">
      <style:text-properties style:font-name="Arial" fo:font-size="12pt" fo:font-weight="bold" style:font-size-asian="12pt" style:font-weight-asian="bold" style:font-size-complex="12pt" style:font-weight-complex="bold"/>
    </style:style>
    <style:style style:name="P103" style:family="paragraph" style:parent-style-name="Standard" style:list-style-name="L42">
      <style:text-properties style:font-name="Arial" fo:font-size="12pt" fo:font-weight="bold" style:font-size-asian="12pt" style:font-weight-asian="bold" style:font-size-complex="12pt" style:font-weight-complex="bold"/>
    </style:style>
    <style:style style:name="P104" style:family="paragraph" style:parent-style-name="Standard" style:list-style-name="L44">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05" style:family="paragraph" style:parent-style-name="Standard" style:list-style-name="L45">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06" style:family="paragraph" style:parent-style-name="Standard" style:list-style-name="L48">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07" style:family="paragraph" style:parent-style-name="Standard" style:list-style-name="L50">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08" style:family="paragraph" style:parent-style-name="Standard" style:list-style-name="L51">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09" style:family="paragraph" style:parent-style-name="Standard" style:list-style-name="L45">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10" style:family="paragraph" style:parent-style-name="Standard" style:list-style-name="L54">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2">
      <style:text-properties fo:font-size="12pt" fo:font-weight="normal" style:font-size-asian="12pt" style:font-weight-asian="normal" style:font-size-complex="12pt" style:font-weight-complex="normal"/>
    </style:style>
    <style:style style:name="P112" style:family="paragraph" style:parent-style-name="Standard" style:list-style-name="L3">
      <style:text-properties fo:font-size="12pt" fo:font-weight="normal" style:font-size-asian="12pt" style:font-weight-asian="normal" style:font-size-complex="12pt" style:font-weight-complex="normal"/>
    </style:style>
    <style:style style:name="P113" style:family="paragraph" style:parent-style-name="Standard" style:list-style-name="L3">
      <style:text-properties fo:font-weight="normal" style:font-weight-asian="normal" style:font-weight-complex="normal"/>
    </style:style>
    <style:style style:name="P114" style:family="paragraph" style:parent-style-name="Standard" style:list-style-name="L6">
      <style:text-properties fo:font-weight="normal" style:font-weight-asian="normal" style:font-weight-complex="normal"/>
    </style:style>
    <style:style style:name="P115" style:family="paragraph" style:parent-style-name="Standard" style:list-style-name="L5">
      <style:text-properties style:text-underline-style="solid" style:text-underline-width="auto" style:text-underline-color="font-color" fo:font-weight="bold" style:font-weight-asian="bold" style:font-weight-complex="bold"/>
    </style:style>
    <style:style style:name="P116"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117" style:family="paragraph" style:parent-style-name="Standard" style:list-style-name="L8">
      <style:text-properties style:text-underline-style="none" fo:font-weight="bold" style:font-weight-asian="bold" style:font-weight-complex="bold"/>
    </style:style>
    <style:style style:name="P118" style:family="paragraph" style:parent-style-name="Standard" style:list-style-name="L9">
      <style:text-properties style:text-underline-style="none" fo:font-weight="bold" style:font-weight-asian="bold" style:font-weight-complex="bold"/>
    </style:style>
    <style:style style:name="P119" style:family="paragraph" style:parent-style-name="Standard" style:list-style-name="L18">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font-name="Arial"/>
    </style:style>
    <style:style style:name="T5"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style:font-name="Arial" fo:font-size="14pt" fo:font-weight="bold" style:font-size-asian="14pt" style:font-weight-asian="bold" style:font-size-complex="14pt" style:font-weight-complex="bold"/>
    </style:style>
    <style:style style:name="T7" style:family="text">
      <style:text-properties style:font-name="Arial" fo:font-size="14pt" style:font-size-asian="14pt" style:font-size-complex="14pt"/>
    </style:style>
    <style:style style:name="T8" style:family="text">
      <style:text-properties style:font-name="Arial" style:text-underline-style="solid" style:text-underline-width="auto" style:text-underline-color="font-color" fo:font-weight="bold" style:font-weight-asian="bold" style:font-weight-complex="bold"/>
    </style:style>
    <style:style style:name="T9" style:family="text">
      <style:text-properties style:font-name="Arial" fo:font-weight="bold" style:font-weight-asian="bold" style:font-weight-complex="bold"/>
    </style:style>
    <style:style style:name="T10" style:family="text">
      <style:text-properties style:font-name="Arial" style:text-underline-style="none"/>
    </style:style>
    <style:style style:name="T11" style:family="text">
      <style:text-properties style:font-name="Arial" style:text-underline-style="none" fo:font-weight="bold" style:font-weight-asian="bold" style:font-weight-complex="bold"/>
    </style:style>
    <style:style style:name="T12" style:family="text">
      <style:text-properties style:font-name="Arial" style:text-underline-style="none" fo:font-weight="normal" style:font-weight-asian="normal" style:font-weight-complex="normal"/>
    </style:style>
    <style:style style:name="T13" style:family="text">
      <style:text-properties style:font-name="Arial" fo:font-size="12pt" fo:font-weight="bold" style:font-size-asian="12pt" style:font-weight-asian="bold" style:font-size-complex="12pt" style:font-weight-complex="bold"/>
    </style:style>
    <style:style style:name="T14" style:family="text">
      <style:text-properties style:font-name="Arial" fo:font-size="12pt" style:font-size-asian="12pt" style:font-size-complex="12pt"/>
    </style:style>
    <style:style style:name="T15" style:family="text">
      <style:text-properties style:font-name="Arial" fo:font-size="12pt" style:text-underline-style="solid" style:text-underline-width="auto" style:text-underline-color="font-color" style:font-size-asian="12pt" style:font-size-complex="12pt"/>
    </style:style>
    <style:style style:name="T16"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17" style:family="text">
      <style:text-properties style:font-name="Arial" fo:font-size="12pt" style:text-underline-style="none" style:font-size-asian="12pt" style:font-size-complex="12pt"/>
    </style:style>
    <style:style style:name="T18" style:family="text">
      <style:text-properties style:font-name="Arial" fo:font-size="12pt" style:text-underline-style="none" fo:font-weight="normal" style:font-size-asian="12pt" style:font-weight-asian="normal" style:font-size-complex="12pt" style:font-weight-complex="normal"/>
    </style:style>
    <style:style style:name="T19" style:family="text">
      <style:text-properties style:font-name="Arial" fo:font-size="12pt" style:text-underline-style="none" fo:font-weight="bold" style:font-size-asian="12pt" style:font-weight-asian="bold" style:font-size-complex="12pt" style:font-weight-complex="bold"/>
    </style:style>
    <style:style style:name="T20" style:family="text">
      <style:text-properties style:font-name="Arial" fo:font-size="12pt" fo:font-weight="normal" style:font-size-asian="12pt" style:font-weight-asian="normal" style:font-size-complex="12pt"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style:font-size-asian="12pt" style:font-size-complex="12pt"/>
    </style:style>
    <style:style style:name="T2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4"/><text:span text:style-name="T1"><text:s/></text:span><text:span text:style-name="T5">Biologie Zusammenfassung LK </text:span><text:span text:style-name="T6"><text:s text:c="11"/>Luaj Taha</text:span></text:p>
      <text:p text:style-name="P9"/>
      <text:p text:style-name="P9"/>
      <text:p text:style-name="P10">Diese Zusammenfassung darf nicht zu kommerziellen Gründen verwendete bzw. unter einem falschen Namen verkauft werden! Ich wünsche euch weiterhin viel Glück beim Abitur! P.S: Bei Anmerkungen oder Fragen bitte mich unter der E-Mail <text:a xlink:type="simple" xlink:href="mailto:luajt12@gmail.com" text:style-name="Internet_20_link" text:visited-style-name="Visited_20_Internet_20_Link">luajt12@gmail.com</text:a> anschreiben.</text:p>
      <text:p text:style-name="P10"/>
      <text:p text:style-name="P10"/>
      <text:p text:style-name="P14">Genetik</text:p>
      <text:p text:style-name="P14"/>
      <text:p text:style-name="P2">Replikation:</text:p>
      <text:p text:style-name="P2"/>
      <text:p text:style-name="P1">Die Replikation sorgt während der Interphase für eine Verdopplung der DNA. Dabei spielen Enzyme eine ganz wichtige Rolle:</text:p>
      <text:p text:style-name="P1"/>
      <text:list xml:id="list9169579913994278411" text:style-name="L1">
        <text:list-item>
          <text:p text:style-name="P21">Die Replikation beginnt zuallererst mit der <text:span text:style-name="T21">Helikase</text:span>, die die Doppelhelix aufdreht, damit DNA-Einzelstränge entstehen.</text:p>
        </text:list-item>
        <text:list-item>
          <text:p text:style-name="P21">Die <text:span text:style-name="T21">Topoisomerase</text:span> durchschneidet und verknüpft die DNA-Stränge wieder, wenn es zu Überdrillungen (Überdrehungen) in anderen Bereichen kommt.</text:p>
        </text:list-item>
        <text:list-item>
          <text:p text:style-name="P21">Die <text:span text:style-name="T21">Primase</text:span> bereitet die Ansatzstelle <text:span text:style-name="T21">(Primer)</text:span> an dem 3' des Mutterstranges für die DNA-Polymerase vor, indem sie die ersten Nukleotiden an den Einzelstrang fügt.</text:p>
        </text:list-item>
        <text:list-item>
          <text:p text:style-name="P21">Die <text:span text:style-name="T21">DNA-Polymerase</text:span> kann dabei nur in eine Richtung wandern, nämlich von 3' nach 5' , synthetisieren jedoch von 5' nach 3'. <text:span text:style-name="T21">(Leitstrang)</text:span></text:p>
        </text:list-item>
        <text:list-item>
          <text:p text:style-name="P21">Am <text:span text:style-name="T21">Folgestrang</text:span> muss die DNA-Polymerase in entgegengesetzter Richtung der Helikase verlaufen, um den Folgestrang anhand der Primer zu synthetisieren.</text:p>
        </text:list-item>
        <text:list-item>
          <text:p text:style-name="P21">Dabei entstehen sog. <text:span text:style-name="T21">Okazaki-Fragmente</text:span></text:p>
        </text:list-item>
        <text:list-item>
          <text:p text:style-name="P21">Die <text:span text:style-name="T21">RNase H</text:span> entfernt die Primer</text:p>
        </text:list-item>
        <text:list-item>
          <text:p text:style-name="P21">Spezielle DNA-Polymerase füllt die Lücken des Folgestrangs mit Nukleotiden auf </text:p>
        </text:list-item>
        <text:list-item>
          <text:p text:style-name="P21">Zuletzt verknüpft die <text:span text:style-name="T21">Ligase</text:span> die synthetisierten Okazaki-Fragmente</text:p>
        </text:list-item>
        <text:list-item>
          <text:p text:style-name="P21">→ 2 Doppelstränge entstehen </text:p>
        </text:list-item>
      </text:list>
      <text:p text:style-name="P3"/>
      <text:p text:style-name="P3">Die Proteinbiosynthese läuft in 2 Schritten ab:</text:p>
      <text:p text:style-name="P4"/>
      <text:p text:style-name="P16"><text:span text:style-name="T8">Transkription:</text:span><text:span text:style-name="T4"> Buch Seite 162/163</text:span></text:p>
      <text:p text:style-name="P4"/>
      <text:list xml:id="list7328316087985932512" text:style-name="L2">
        <text:list-item>
          <text:p text:style-name="P111"><text:span text:style-name="T9">Initiation:</text:span><text:span text:style-name="T4"> Auflösung der Wasserstoffbrückenbindungen, damit der DNA-Doppelstrang entwunden wird. Dabei lagert sich die RNA-Polymerase an.</text:span></text:p>
        </text:list-item>
        <text:list-item>
          <text:p text:style-name="P111"><text:span text:style-name="T9">Elongation:</text:span><text:span text:style-name="T4"> RNA-Polymerase setzt den Basen die richtigen Basen gegenüber. Die Folge ist die mRNA, also eine Kopie des Gens. Diese Polymerase läuft von 3' nach 5' ab.</text:span></text:p>
        </text:list-item>
        <text:list-item>
          <text:p text:style-name="P111"><text:span text:style-name="T11">Termination:</text:span><text:span text:style-name="T4"> RNA-Polymerase trifft auf eine Terminatorsequenz (Stopp-Sequenz) , welche die Polymerase an der weiteren Sequenzierung hindert.</text:span></text:p>
          <text:p text:style-name="P90">Es kommt zur Ablösung der mRNA aus der DNA.</text:p>
        </text:list-item>
      </text:list>
      <text:p text:style-name="P4"/>
      <text:p text:style-name="P17"><text:span text:style-name="T4">RNA-Prozessierung:</text:span><text:span text:style-name="T10"> </text:span><text:span text:style-name="T12">Buch Seite 166/167</text:span></text:p>
      <text:p text:style-name="P4"/>
      <text:list xml:id="list6134571262538179771" text:style-name="L3">
        <text:list-item>
          <text:p text:style-name="P112"><text:soft-page-break/><text:span text:style-name="T9">Capping:</text:span><text:span text:style-name="T4"> am 5' Ende der mRNA bekommt die mRNA eine Kappe aus einem modifizierten Guanin, welches die Aufgabe besitzt die mRNA vor dem Abbau zu schützen und die Proteinbiosynthese einzuleiten</text:span></text:p>
        </text:list-item>
        <text:list-item>
          <text:p text:style-name="P112"><text:span text:style-name="T9">Polyadenylierung:</text:span><text:span text:style-name="T4"> Am 3' erhält die mRNA einen Poly-A-Schwanz, welches eine Adenin-Nucleotidkette erhält. Diese hat die Aufgabe die Lebensdauer der mRNA zu regulieren und die mRNA ebenso vor einem Abbau zu schützen</text:span></text:p>
        </text:list-item>
        <text:list-item>
          <text:p text:style-name="P112"><text:span text:style-name="T9">Editing:</text:span><text:span text:style-name="T4"> Hier werden einzelne oder mehrere Basen verändert, dadurch kann die mRNA für andere Aminosäuren codieren und somit sich die Proteinvielfalt vergrößern.</text:span></text:p>
        </text:list-item>
        <text:list-item>
          <text:p text:style-name="P113"><text:span text:style-name="T13">Splicing: </text:span><text:span text:style-name="T14">Hier werden Abschnitte der mRNA, welche unnötige Informationen enthalten, abgeschnitten (</text:span><text:span text:style-name="T13">Introns</text:span><text:span text:style-name="T14">). Die Abschnitte mit wichtigen Informationen werden beibehalten und zusammengefügt (</text:span><text:span text:style-name="T13">Exons</text:span><text:span text:style-name="T14">).</text:span><text:span text:style-name="T7"> </text:span><text:span text:style-name="T14">Beim </text:span><text:span text:style-name="T15">alternativen</text:span><text:span text:style-name="T14"> Spleißen werden unwichtige (Introns) von wichtigen Sequenzen (Exons) unterschieden.</text:span></text:p>
        </text:list-item>
      </text:list>
      <text:p text:style-name="P4"/>
      <text:p text:style-name="P4"/>
      <text:p text:style-name="P18"><text:span text:style-name="T14">Es ist zu beachten, dass die </text:span><text:span text:style-name="T13">RNA-Prozessierung</text:span><text:span text:style-name="T14"> </text:span><text:span text:style-name="T13">nur</text:span><text:span text:style-name="T14"> bei </text:span><text:span text:style-name="T13">Eukaryoten</text:span><text:span text:style-name="T14"> auftritt, da ihre Zelle durch einen Zellmembran getrennt wird. Bei </text:span><text:span text:style-name="T16">Prokaryoten</text:span><text:span text:style-name="T14"> läuft die Transkription als auch die Translation fast gleichzeitig ab, da sie nicht von einer Zellmembran voneinander getrennt wird!</text:span></text:p>
      <text:p text:style-name="P4"/>
      <text:p text:style-name="P18"><text:span text:style-name="T16">Translation:</text:span><text:span text:style-name="T14"> Buch Seite 164/165</text:span></text:p>
      <text:p text:style-name="P4"/>
      <text:list xml:id="list4561378228156866390" text:style-name="L4">
        <text:list-item>
          <text:p text:style-name="P91">Ribosom startet ab einen gewissen Startcodon (AUG)</text:p>
        </text:list-item>
        <text:list-item>
          <text:p text:style-name="P91">Ribosom setzt den Codon (Basentriplett) das ihm von der tRNA gelieferte gegenteilige Codon ein (Anti-Codon)</text:p>
        </text:list-item>
        <text:list-item>
          <text:p text:style-name="P91">Jedes Codon wird für eine Aminosäure übersetzt, es bildet sich langsam eine Aminosäurenkette, welche am Ende der Translation für den Proteinaufbau verwendet wird</text:p>
        </text:list-item>
        <text:list-item>
          <text:p text:style-name="P91">Die Translation endet nur dann, wenn sie auf ein Stopp-Codon codiert → (UAA/UGA/UAG)</text:p>
        </text:list-item>
      </text:list>
      <text:p text:style-name="P4"/>
      <text:p text:style-name="P18"><text:span text:style-name="T16">Merke:</text:span><text:span text:style-name="T14"> Die Translation läuft von 5' nach 3' ab!</text:span></text:p>
      <text:p text:style-name="P4"/>
      <text:p text:style-name="P4"/>
      <text:p text:style-name="P19"><text:span text:style-name="T14">Das Operon-Modell:</text:span><text:span text:style-name="T17"> </text:span><text:span text:style-name="T18">(Francois Jakob/ Jacques L. Monod 1965) <text:s text:c="8"/>Buch Seite 168/169</text:span></text:p>
      <text:p text:style-name="P2"/>
      <text:p text:style-name="P2">Grundbegriffe:</text:p>
      <text:p text:style-name="P1"/>
      <text:p text:style-name="P2">Operon:<text:span text:style-name="T22"> Abschnitt auf der DNA, der eine Regulationseinheit bildet und aus einem Promoter, Operator sowie mehreren Strukturgenen besteht.</text:span></text:p>
      <text:p text:style-name="P2">Operator:<text:span text:style-name="T22"> Bindungsort für das Regulatorprotein</text:span></text:p>
      <text:p text:style-name="P2">Promotor:<text:span text:style-name="T22"> Bindungsort für RNA-Polymerase</text:span></text:p>
      <text:p text:style-name="P2">Strukturgene:<text:span text:style-name="T22"> Gene, die die Information von Proteinen enthalten. Die Strukturgene eines Operons werden gemeinsam abgelesen.</text:span></text:p>
      <text:p text:style-name="P2">Regulatorgen:<text:span text:style-name="T22"> Trägt Information für das Regulatorprotein. Es kann in der Nähe des Operons, aber auch an einer anderen Stelle des Genoms liegen.</text:span></text:p>
      <text:p text:style-name="P2">Regulatorprotein:<text:span text:style-name="T22"> Repressor/Aktivator</text:span></text:p>
      <text:p text:style-name="P1"/>
      <text:p text:style-name="P2">Effektor:<text:span text:style-name="T22"> Molekül, das mit dem Regulatorprotein eine Verbindung eingeht und eine Konformationsänderung hervorruft.</text:span></text:p>
      <text:p text:style-name="P2">Induktor:<text:span text:style-name="T22"> Spezieller Effektor, der den Repressor vom Operon trennt. </text:span>(Substratinduktion)</text:p>
      <text:p text:style-name="P1"/>
      <text:p text:style-name="P2"><text:soft-page-break/>(Lac-Operon) <text:s text:c="53"/></text:p>
      <text:p text:style-name="P5"/>
      <text:p text:style-name="P19"><text:span text:style-name="T14">Substratinduktion:</text:span><text:span text:style-name="T18"> Hier wird die RNA-Polymerase durch den Effektor blockiert. Der Repressor ist hier am Operator gebunden. Die RNA-Polymerase wird erst für die Proteinbiosynthese freigegeben, wenn Substrate bzw. Proteine für den Stoffwechsel benötigt werden. Der Repressor wird zum Aktivator und löst sich vom Operator, aufgrund eines Substrates, welches sich am Effektor bindet. Die RNA-Polymerase liest die dort vorhandenen 3 Strukturgene ab und bildet durch die Proteinbiosynthese Lactose, welches zu Glucose und Galactose aufgespalten wird. Diesen Vorgang nennt man </text:span><text:span text:style-name="T17">Katabolismus</text:span><text:span text:style-name="T18">, also ein abbauender Prozess, wodurch Energie frei wird.</text:span></text:p>
      <text:p text:style-name="P1"/>
      <text:p text:style-name="P5">(Trp-Operon)</text:p>
      <text:p text:style-name="P1"/>
      <text:p text:style-name="P19"><text:span text:style-name="T14">Endproduktrepression:</text:span><text:span text:style-name="T18"> Hier wird die RNA-Polymerase zunächst für die Proteinbiosynthese freigegeben, um Substrate zu produzieren. Sind genug Substrate vorhanden, so wird folglich ein Substrat an dem Effektor binden, welches die DNA-Polymerase am weiteren Ablesen der Strukturgene hindert (Repressor). Hierbei wird Energie verbraucht und ebenso gespart. Dies ist ein aufbauender Stoffwechsel, also </text:span><text:span text:style-name="T17">Anabolismus</text:span><text:span text:style-name="T18">.</text:span></text:p>
      <text:p text:style-name="P1"/>
      <text:p text:style-name="P19"><text:span text:style-name="T17">Genregulation bei Eukaryoten:</text:span><text:span text:style-name="T18"> </text:span><text:span text:style-name="T17">(ausführlich)</text:span></text:p>
      <text:p text:style-name="P1"/>
      <text:list xml:id="list3936672845134066290" text:style-name="L5">
        <text:list-item>
          <text:p text:style-name="P115"><text:span text:style-name="T17">Histonacetylierung</text:span><text:span text:style-name="T18"> → Acetylierung macht die DNA locker und somit einfacher für die Transkription</text:span></text:p>
        </text:list-item>
        <text:list-item>
          <text:p text:style-name="P115"><text:span text:style-name="T18">Äquivalent →</text:span><text:span text:style-name="T17"> DNA-Methylierung</text:span><text:span text:style-name="T18"> → Dranhängen einer Methylgruppe (CH3-Moleküle) → DNA schwer</text:span></text:p>
        </text:list-item>
        <text:list-item>
          <text:p text:style-name="P115"><text:span text:style-name="T18">Bevor die RNA-Polymerase starten kann, müssen sich allgemeine Transkriptionsfaktoren überlagern (am Promoter (</text:span><text:span text:style-name="T17">mit TATA-Box</text:span><text:span text:style-name="T18">))</text:span></text:p>
        </text:list-item>
        <text:list-item>
          <text:p text:style-name="P115"><text:span text:style-name="T17">Kontrollsequenz </text:span><text:span text:style-name="T18">ein Abschnitt, welcher kontrolliert, ob ein Gen häufiger oder weniger transkribiert wird</text:span></text:p>
        </text:list-item>
        <text:list-item>
          <text:p text:style-name="P115"><text:span text:style-name="T17">Aktivator</text:span><text:span text:style-name="T18"> verstärken die Funktion der </text:span><text:span text:style-name="T17">Enhancer</text:span><text:span text:style-name="T18">, welche die Transkription steigern </text:span></text:p>
        </text:list-item>
        <text:list-item>
          <text:p text:style-name="P115"><text:span text:style-name="T17">Silencer</text:span><text:span text:style-name="T18"> ist demnach das Gegenteil, welche </text:span><text:span text:style-name="T17">Repressoren</text:span><text:span text:style-name="T18"> besitzen</text:span></text:p>
        </text:list-item>
        <text:list-item>
          <text:p text:style-name="P22">Wenn die Kontrollsequenz weit vom Promoter liegt, müssen ihre Transkriptionsfaktoren und die der Promoter miteinander verschmelzen</text:p>
        </text:list-item>
      </text:list>
      <text:p text:style-name="P1"/>
      <text:p text:style-name="P5">Genexpression/regulation bei Eukaryoten:<text:span text:style-name="T24"> (kurz) Buch Seite 170</text:span></text:p>
      <text:p text:style-name="P1"/>
      <text:list xml:id="list1218884734230745270" text:style-name="L6">
        <text:list-item>
          <text:p text:style-name="P23">Entwirren des Chromatins, damit die Proteinbiosynthese ablaufen kann (Transkription)</text:p>
        </text:list-item>
        <text:list-item>
          <text:p text:style-name="P114"><text:span text:style-name="T19">Transkriptionskontrolle</text:span><text:span text:style-name="T17"> → Durch </text:span><text:span text:style-name="T19">Enhancer</text:span><text:span text:style-name="T17"> und </text:span><text:span text:style-name="T19">Transkriptionsfaktoren</text:span><text:span text:style-name="T17"> verstärkt oder durch </text:span><text:span text:style-name="T19">Silencer</text:span><text:span text:style-name="T17"> gehemmt</text:span></text:p>
        </text:list-item>
        <text:list-item>
          <text:p text:style-name="P23">RNA-Prozessierung</text:p>
        </text:list-item>
        <text:list-item>
          <text:p text:style-name="P23">Translation</text:p>
        </text:list-item>
        <text:list-item>
          <text:p text:style-name="P114"><text:span text:style-name="T19">Polysombildung</text:span><text:span text:style-name="T17"> → mehrere Ribosomen verstärken die Translation</text:span></text:p>
        </text:list-item>
        <text:list-item>
          <text:p text:style-name="P23">Chemische Modifkation des Proteins </text:p>
        </text:list-item>
        <text:list-item>
          <text:p text:style-name="P114"><text:span text:style-name="T17">Abbau der Proteine anhand des </text:span><text:span text:style-name="T19">Proteasom</text:span></text:p>
        </text:list-item>
      </text:list>
      <text:p text:style-name="P2"/>
      <text:p text:style-name="P5">Mutationsformen:<text:span text:style-name="T24"> Buch Seite 197 bis 199</text:span></text:p>
      <text:p text:style-name="P2"/>
      <text:p text:style-name="P19"><text:span text:style-name="T17">Genmutationen: Substitution: </text:span><text:span text:style-name="T18">Basenpaare werden ausgetauscht </text:span></text:p>
      <text:p text:style-name="P6">Punktmutationen</text:p>
      <text:p text:style-name="P1"/>
      <text:list xml:id="list5040862099349307109" text:style-name="L7">
        <text:list-item>
          <text:p text:style-name="P24"><text:soft-page-break/><text:span text:style-name="T21">Misense-Mutation:</text:span> eine falsche Aminosäure wird eingebaut</text:p>
        </text:list-item>
        <text:list-item>
          <text:p text:style-name="P24"><text:span text:style-name="T21">Nonsense-Mutation:</text:span> Aminosäure codiert für ein Stopp-Codon</text:p>
        </text:list-item>
        <text:list-item>
          <text:p text:style-name="P24"><text:span text:style-name="T21">Stumme-Mutation</text:span>: Trotz Austausch von Basenpaaren, codiert das Codon für die selbe Aminosäure (neutral)</text:p>
        </text:list-item>
        <text:list-item>
          <text:p text:style-name="P116"><text:span text:style-name="T17">Deletion und Insertion:</text:span><text:span text:style-name="T18"> Entfernung oder Einfügung einer Base. Leseraster verändert sich dementsprechend </text:span><text:span text:style-name="T17">(Leserastermutation)</text:span><text:span text:style-name="T18">.</text:span></text:p>
        </text:list-item>
      </text:list>
      <text:p text:style-name="P1"/>
      <text:p text:style-name="P20"><text:span text:style-name="T14">Genommutationen: </text:span><text:span text:style-name="T20">Geschieht durch Fehlverteilung während der Meiose </text:span><text:span text:style-name="T14">(Nondisjunktion)</text:span></text:p>
      <text:p text:style-name="P2"/>
      <text:list xml:id="list3341121959792632250" text:style-name="L8">
        <text:list-item>
          <text:p text:style-name="P117"><text:span text:style-name="T14">Aneuploide </text:span><text:span text:style-name="T20">→ Die Anzahl von einem oder wenigen Chromosomen ist vermindert oder erhöht (z.B Trisomie 21)</text:span></text:p>
        </text:list-item>
        <text:list-item>
          <text:p text:style-name="P117"><text:span text:style-name="T14">Polyploide </text:span><text:span text:style-name="T20">→ Der Chromosomensatz (n) ist mehrfach vorhanden.</text:span></text:p>
        </text:list-item>
      </text:list>
      <text:p text:style-name="P2"/>
      <text:p text:style-name="P2">Chromosomenmutationen:</text:p>
      <text:p text:style-name="P2"/>
      <text:list xml:id="list2633297319689592981" text:style-name="L9">
        <text:list-item>
          <text:p text:style-name="P118"><text:span text:style-name="T14">Deletion:</text:span><text:span text:style-name="T20"> Ein Bereich eines Chromosoms wird entfernt</text:span></text:p>
        </text:list-item>
        <text:list-item>
          <text:p text:style-name="P118"><text:span text:style-name="T14">Insertion: </text:span><text:span text:style-name="T20">Mehrere Basenpaare werden in den DNA-Strang eingefügt</text:span></text:p>
        </text:list-item>
        <text:list-item>
          <text:p text:style-name="P118"><text:span text:style-name="T14">Duplikation:</text:span><text:span text:style-name="T20"> Zerbrochene Einzelstücke eines Chromosoms werden an einem anderen homologen Chromosom angebunden. Die betreffenden Stücke demnach doppelt vorhanden.</text:span></text:p>
        </text:list-item>
        <text:list-item>
          <text:p text:style-name="P118"><text:span text:style-name="T14">Translokation:</text:span><text:span text:style-name="T20"> Anlagerung der Teilstück eines auseinandergebrochenen Chromosoms an ein anderes Chromosom</text:span></text:p>
        </text:list-item>
        <text:list-item>
          <text:p text:style-name="P118"><text:span text:style-name="T14">Inversion:</text:span><text:span text:style-name="T20"> Teilstück des DNA-Stranges wird herausgeschnitten und an der gleichen Stelle in umgekehrter Orientierung (180°), wieder eingesetzt.</text:span></text:p>
        </text:list-item>
      </text:list>
      <text:p text:style-name="P1"/>
      <text:p text:style-name="P1"/>
      <text:p text:style-name="P19"><text:span text:style-name="T17">Telomere: </text:span><text:span text:style-name="T18">Buch Seite 173/174</text:span></text:p>
      <text:p text:style-name="P1"/>
      <text:p text:style-name="P20"><text:span text:style-name="T20">Telomere sind einzelsträngige Enden der Chromosomen, welche für die Stabilität verantwortlich sind. Mit jeder Zellteilung verkürzen sie sich bis es entweder zum Zelltod </text:span><text:span text:style-name="T14">(Apoptose)</text:span><text:span text:style-name="T20"> oder Einstellung der Zellteilung </text:span><text:span text:style-name="T14">(Seneszens)</text:span><text:span text:style-name="T20"> kommt. Mithilfe der </text:span><text:span text:style-name="T14">Telomerase</text:span><text:span text:style-name="T20"> kann diese Verkürzung ausgeglichen und die Zelle am Leben gehalten werden. Diese Telomere spielen eine wichtige Rolle zum Thema Stammzellen. (Knochenzellen, Krebszellen etc.)</text:span></text:p>
      <text:p text:style-name="P1"/>
      <text:p text:style-name="P20"><text:span text:style-name="T15">Merke:</text:span><text:span text:style-name="T20"> Die Grenze der Zellteilung des Telomers beträgt 4kp </text:span><text:span text:style-name="T14">(Hayflick-Grenze)</text:span></text:p>
      <text:p text:style-name="P1"/>
      <text:p text:style-name="P2">Avery-Griffith Versuch:</text:p>
      <text:p text:style-name="P1"/>
      <text:p text:style-name="P1">Avery nahm an, dass der letale (tödliche) Faktor der S-Typ-Zellen nichts anderes als eine Art Erbinformation ist. Durch Aufnahme dieser Erbinformation werden die harmlosen R-Zellen plötzlich zu letalen S-Zellen transformiert. (Konjugation)</text:p>
      <text:p text:style-name="P1"/>
      <text:p text:style-name="P2">Avery-Versuch:</text:p>
      <text:p text:style-name="P1"/>
      <text:list xml:id="list1727783255857529067" text:style-name="L10">
        <text:list-item>
          <text:p text:style-name="P25">S-Zellen wurden abgetötet (Denaturierung), aufgebrochen und dann zentrifugiert</text:p>
        </text:list-item>
        <text:list-item>
          <text:p text:style-name="P25">Gewinnung einer Protein-Fraktion und einer DNA-Fraktion</text:p>
        </text:list-item>
        <text:list-item>
          <text:p text:style-name="P25">Eine Probe mit lebender R-Zellen behandelte Avery nun mit der Protein-Fraktion und die zweite Probe mit der Nukleinsäure-Fraktion</text:p>
        </text:list-item>
        <text:list-item>
          <text:p text:style-name="P25">Mischung wurde in die Mäuse injiziert</text:p>
        </text:list-item>
        <text:list-item>
          <text:p text:style-name="P25">Nur das R-Zellen/Nukleinsäure Gemisch war für die Mäuse tödlich</text:p>
        </text:list-item>
      </text:list>
      <text:p text:style-name="P1"><text:soft-page-break/></text:p>
      <text:p text:style-name="P1">Merke: Die R-Zellen wurden für die Mäuse tödlich, weil die Bakterien durch <text:span text:style-name="T21">Konjugation</text:span> ihre Eigenschaften ausgetauscht haben.</text:p>
      <text:p text:style-name="P1"/>
      <text:p text:style-name="P2">Griffith-Versuch:</text:p>
      <text:p text:style-name="P1"/>
      <text:list xml:id="list5645100566229875266" text:style-name="L11">
        <text:list-item>
          <text:p text:style-name="P26">S-Zellen wurden abgetötet durch Denaturierung (Erhitzen)</text:p>
        </text:list-item>
        <text:list-item>
          <text:p text:style-name="P26">R-Zellen wurden mit toten S-Zellen in einem Reagenzglas gemischt</text:p>
        </text:list-item>
        <text:list-item>
          <text:p text:style-name="P26">Injektion in Mäuse </text:p>
        </text:list-item>
        <text:list-item>
          <text:p text:style-name="P26">lebende S-Bakterien töten Mäuse</text:p>
        </text:list-item>
        <text:list-item>
          <text:p text:style-name="P26">lebende R-Bakterien tun den Mäusen nichts</text:p>
        </text:list-item>
        <text:list-item>
          <text:p text:style-name="P26">lebende R-Bakterien mit toten S-Bakterien → Mäuse tot</text:p>
        </text:list-item>
      </text:list>
      <text:p text:style-name="P1"/>
      <text:p text:style-name="P1"><text:span text:style-name="T2">Merke: </text:span>S-Bakterien (smooth=glatt), R-Bakterien (rough-rau)!</text:p>
      <text:p text:style-name="P1"/>
      <text:p text:style-name="P2">Hershey-Chase-Versuch</text:p>
      <text:p text:style-name="P1"/>
      <text:list xml:id="list4285423736501197050" text:style-name="L12">
        <text:list-item>
          <text:p text:style-name="P27">bestätigte die Erkenntnis, dass die DNA der Träger der Erbinformation ist</text:p>
        </text:list-item>
        <text:list-item>
          <text:p text:style-name="P27">die T2-Phagen befallen Zellen der Bakterien Art E.coli und vermehren sich in den bakteriellen Zellen</text:p>
        </text:list-item>
        <text:list-item>
          <text:p text:style-name="P27">Phagen bestehen aus 2 Komponenten: Protein und Nukleinsäure (DNA), wobei das Protein die DNA umhüllt</text:p>
        </text:list-item>
        <text:list-item>
          <text:p text:style-name="P27">T2-Phagen werden mit radioaktivem Schwefel 35s markiert</text:p>
        </text:list-item>
        <text:list-item>
          <text:p text:style-name="P27">werden dann einer Bakterienkultur zugesetzt</text:p>
        </text:list-item>
        <text:list-item>
          <text:p text:style-name="P27">Bakterien werden in einem Mixer gegeben und ordentlich „durchgerüttelt“, sodass die Phagen, die noch außen auf den Bakterien sitzen, abfallen</text:p>
        </text:list-item>
        <text:list-item>
          <text:p text:style-name="P27">Mischung aus infizierten Bakterien und abgefallenen Phagen werden zentrifugiert</text:p>
        </text:list-item>
        <text:list-item>
          <text:p text:style-name="P27">Bakterien setzen sich am Boden des Zentrifugenglases ab, die abgefallenen Phagen bleiben in der Flüssigkeit</text:p>
        </text:list-item>
        <text:list-item>
          <text:p text:style-name="P27"><text:span text:style-name="T1">Ergebnis:</text:span> Radioaktivität konnte nur in die Zelle eindringen, wenn der Phosphor radioaktiv markiert wurde</text:p>
        </text:list-item>
        <text:list-item>
          <text:p text:style-name="P27">DNA für die Erzeugung neuer Phagen verantwortlich</text:p>
        </text:list-item>
      </text:list>
      <text:p text:style-name="P1"/>
      <text:p text:style-name="P5">Meselson-Stahl-Versuch:</text:p>
      <text:p text:style-name="P5"/>
      <text:p text:style-name="P1">Bestätigung der Feststellung der semikonservativen Replikation und der konservativen Replikation.</text:p>
      <text:p text:style-name="P1"/>
      <text:p text:style-name="P1"><text:span text:style-name="T2">Semikonservative Replikation</text:span>: Zu jeweils einem Mutterstrang wird ein neuer Tochterstrang synthetisiert. Damit bleibt die DNA zur Hälfte erhalten und die andere Hälfte wird neu gebildet.</text:p>
      <text:p text:style-name="P1"/>
      <text:p text:style-name="P1"><text:span text:style-name="T2">Konservative Replikation:</text:span> Die ursprüngliche DNA bleibt in ihrer Form erhalten. Es </text:p>
      <text:p text:style-name="P1">werden 2 neue Einzelstränge synthetisiert, die zusammen einen Doppelstrang bilden.</text:p>
      <text:p text:style-name="P1"/>
      <text:p text:style-name="P1">Verlauf: </text:p>
      <text:p text:style-name="P1"/>
      <text:list xml:id="list2263609995634963263" text:style-name="L13">
        <text:list-item>
          <text:p text:style-name="P28">E. Coli auf einem Nährboden zugegeben, welcher nur das schwere Stickstoffisotop 15N besaß</text:p>
        </text:list-item>
        <text:list-item>
          <text:p text:style-name="P28">CsCL-Lösung eingegeben und zentrifugiert</text:p>
        </text:list-item>
        <text:list-item>
          <text:p text:style-name="P28">Bande im unteren, dichteren Bereich der CsCL-Lösung</text:p>
        </text:list-item>
        <text:list-item>
          <text:p text:style-name="P28"><text:soft-page-break/>Bakterienkultur in einem Nährmedium zugegeben, in welchem das leichte Stickstoffisotop 14N enthalten war</text:p>
        </text:list-item>
        <text:list-item>
          <text:p text:style-name="P28">man wartete bis sich die Bakterien einmal geteilt hatten und entnahm eine Probe</text:p>
        </text:list-item>
        <text:list-item>
          <text:p text:style-name="P28">CsCL Lösung eingegeben und zentrifugiert</text:p>
        </text:list-item>
        <text:list-item>
          <text:p text:style-name="P28">es bildete sich eine Bande im mittlerem Bereich</text:p>
        </text:list-item>
        <text:list-item>
          <text:p text:style-name="P28">Nun bestand das DNA-Molekül zur Hälfte aus schwerem und zur Hälfte aus leichtem Stickstoff </text:p>
        </text:list-item>
        <text:list-item>
          <text:p text:style-name="P28">nochmal warteten sie bis sich die Bakterien geteilt hatten </text:p>
        </text:list-item>
        <text:list-item>
          <text:p text:style-name="P28">3. Probe wurde entnommen → zentrifugiert</text:p>
        </text:list-item>
        <text:list-item>
          <text:p text:style-name="P28">2 Banden → eine im mittleren Bereich und eine im oberen, weniger dicken Bereich</text:p>
        </text:list-item>
        <text:list-item>
          <text:p text:style-name="P28">Nun bestanden 50% der DNA-Moleküle zur Hälfte aus schwerem (25%) und zur Hälfte aus leichtem Stickstoff (25%)</text:p>
        </text:list-item>
        <text:list-item>
          <text:p text:style-name="P28">die andere Hälfte bestand komplett aus leichtem Stickstoff </text:p>
        </text:list-item>
      </text:list>
      <text:p text:style-name="P1"/>
      <text:p text:style-name="P5">Bakterienwachstum:</text:p>
      <text:p text:style-name="P5"/>
      <text:p text:style-name="P5">Anlaufphase (lag) / Latenzphase:</text:p>
      <text:p text:style-name="P1"/>
      <text:list xml:id="list9034191494966212474" text:style-name="L14">
        <text:list-item>
          <text:p text:style-name="P29">Aufnahme der Nährstoffe im Nährmedium durch Rezeptoren in der Zellmembran der Bakterien</text:p>
        </text:list-item>
        <text:list-item>
          <text:p text:style-name="P29">Nährstoffe werden abgebaut</text:p>
        </text:list-item>
        <text:list-item>
          <text:p text:style-name="P29">Zellwachstum,- Zellteilung (Zellproliferation)</text:p>
        </text:list-item>
      </text:list>
      <text:p text:style-name="P1"/>
      <text:p text:style-name="P1"><text:span text:style-name="T2">Exponentielle Phase (log)</text:span>:</text:p>
      <text:p text:style-name="P1"/>
      <text:list xml:id="list7689453079852730957" text:style-name="L15">
        <text:list-item>
          <text:p text:style-name="P30">alle 20 min. Verdopplung der Bakterien → Genaktivität bleibt hier über mehrere Zellteilungen gleich</text:p>
        </text:list-item>
      </text:list>
      <text:p text:style-name="P1"/>
      <text:p text:style-name="P5">Stationäre Phase:</text:p>
      <text:p text:style-name="P1"/>
      <text:list xml:id="list4686347811832249060" text:style-name="L16">
        <text:list-item>
          <text:p text:style-name="P31">Nähert sich das System den Kapazitätsgrenzen des zur Verfügung stehenden Raums und der Nährstoffe, nimmt die Anzahl der im Medium befindlichen Bakterienzellen nicht mehr zu</text:p>
        </text:list-item>
        <text:list-item>
          <text:p text:style-name="P31">Gleichgewicht zwischen sich absterbenden und hinzukommenden Bakterien</text:p>
        </text:list-item>
      </text:list>
      <text:p text:style-name="P1"/>
      <text:p text:style-name="P1"><text:span text:style-name="T2">Absterbephase:</text:span> </text:p>
      <text:p text:style-name="P1"/>
      <text:list xml:id="list2665058080268964140" text:style-name="L17">
        <text:list-item>
          <text:p text:style-name="P32">Aufbrauch der Nährstoffe</text:p>
        </text:list-item>
        <text:list-item>
          <text:p text:style-name="P32">Toleranzwerte der Populationsdichte erreicht</text:p>
        </text:list-item>
        <text:list-item>
          <text:p text:style-name="P32">Bakterienzellen verhungern oder sterben an Ausscheidungsprodukten des eigenen Stoffwechsels, welche in hoher Konzentration vorliegen</text:p>
        </text:list-item>
        <text:list-item>
          <text:p text:style-name="P32">Giftstoffe werden gebildet → Konkurrenz ausgeschaltet</text:p>
        </text:list-item>
      </text:list>
      <text:p text:style-name="P1"/>
      <text:p text:style-name="P1"/>
      <text:p text:style-name="P1"/>
      <text:p text:style-name="P2">Was sind Viren? <text:span text:style-name="T22">Buch Seite 171/172</text:span></text:p>
      <text:p text:style-name="P2"/>
      <text:p text:style-name="P1">Viren sind intrazelluläre Parasiten, welche vom Stoffwechsel anderer Lebewesen leben. Sie bestehen meist aus einer einzelsträngige oder doppelsträngigen DNA. Jedoch auch aus einer einzelsträngigen RNA, wie es bei dem HIV-Virus der Fall ist.</text:p>
      <text:p text:style-name="P1"/>
      <text:p text:style-name="P2"><text:soft-page-break/>Wie gelangen Viren in den Stoffwechsel eines Lebewesens? (kurz)</text:p>
      <text:p text:style-name="P2"/>
      <text:list xml:id="list4926509355039735146" text:style-name="L18">
        <text:list-item>
          <text:p text:style-name="P119"><text:span text:style-name="T14">Einschleusen des genetischen Materials durch Injektion, </text:span><text:span text:style-name="T13">Endocytose*</text:span><text:span text:style-name="T14"> oder Verschmelzung</text:span></text:p>
        </text:list-item>
        <text:list-item>
          <text:p text:style-name="P33">Vervielfältigung und Ablesen der Virus-DNA (lytischer Zyklus) oder</text:p>
        </text:list-item>
        <text:list-item>
          <text:p text:style-name="P33">Vervielfältigung und Wiedergabe der DNA (lysogener Zyklus)</text:p>
        </text:list-item>
        <text:list-item>
          <text:p text:style-name="P33">Bildung mehrerer Virus-DNA und Proteine</text:p>
        </text:list-item>
        <text:list-item>
          <text:p text:style-name="P33">Exocytose oder Zerstörung der Wirtszelle</text:p>
        </text:list-item>
      </text:list>
      <text:p text:style-name="P1"/>
      <text:p text:style-name="P1">ausführliche Version:</text:p>
      <text:p text:style-name="P1"/>
      <text:list xml:id="list4250170165074793293" text:style-name="L19">
        <text:list-item>
          <text:p text:style-name="P34">Der Bakteriophage bindet an das Bakterium</text:p>
        </text:list-item>
        <text:list-item>
          <text:p text:style-name="P34">Die Phagen-DNA dringt in die Wirtszelle ein</text:p>
        </text:list-item>
        <text:list-item>
          <text:p text:style-name="P34">Beginn lysogener Zyklus:</text:p>
          <text:p text:style-name="P34">- Phagen-DNA wird in das Bakterienchromosom integriert und dadurch zu einem inaktiven Prophagen</text:p>
          <text:p text:style-name="P34">- Replikation dieses Chromosoms</text:p>
          <text:p text:style-name="P34">- Herausschnitt der Prophage aus dem Chromosom</text:p>
        </text:list-item>
        <text:list-item>
          <text:p text:style-name="P34">Beginn lytischer Zyklus:</text:p>
          <text:p text:style-name="P34">- DNA der Wirtszelle wird abgebaut</text:p>
          <text:p text:style-name="P34">- Neue Phagen-DNA wird aus dem Nucleotiden der ehemaligen Wirtszellen-DNA gebildet</text:p>
          <text:p text:style-name="P34">- Bildung von Proteinen durch Transkription und Translation</text:p>
          <text:p text:style-name="P34">- Zusammenbau der Phagen → Lyse (Zelle platzt u. Viren gelangen hinaus)</text:p>
        </text:list-item>
      </text:list>
      <text:p text:style-name="P1"/>
      <text:p text:style-name="P20"><text:span text:style-name="T20">*</text:span><text:span text:style-name="T14">Endocytose:</text:span><text:span text:style-name="T20"> Einschleusen von zellfremden Material durch abschnüren und einstülpen und unter darauffolgender Entstehung von Vesikeln oder Vakuolen. </text:span><text:span text:style-name="T14">Exocytose</text:span><text:span text:style-name="T20"> ist dementsprechend das Gegenteil.</text:span></text:p>
      <text:p text:style-name="P1"/>
      <text:p text:style-name="P5">Die Lehre der Vererbung</text:p>
      <text:p text:style-name="P2"/>
      <text:p text:style-name="P2">Woraus besteht eine Zelle? <text:span text:style-name="T22">Buch Seite 50/51</text:span></text:p>
      <text:p text:style-name="P2"/>
      <text:p text:style-name="P1">Eine Zelle besteht aus einem Centrosom und Centriol, welche später die Spindelfasern bilden. Des Weiteren besteht sie aus einem Zellkern (Nucleolus) und einem Chromatin welcher sich später zu einem Chromosom zusammensetzt. Diese beiden Bestandteile werden von einer Kernhülle umgeben, welche wiederum von einem Zellmembran umfasst wird.</text:p>
      <text:p text:style-name="P4"/>
      <text:p text:style-name="P3">Mitose – Zellteilung: <text:span text:style-name="T22">Buch Seite 50/51 und 152</text:span></text:p>
      <text:p text:style-name="P3"/>
      <text:list xml:id="list3925435220527065674" text:style-name="L20">
        <text:list-item>
          <text:p text:style-name="P94">Prophase: <text:span text:style-name="T22">Die Kernhülle löst sich auf. Der Spindelapparat baut sich auf. Jede Chromatide enthält eine einzelne DNA-Doppelhelix</text:span></text:p>
        </text:list-item>
        <text:list-item>
          <text:p text:style-name="P94">Metaphase: <text:span text:style-name="T22">Anordnung der Chromosomen auf der Äquatorialplatte. Die Schwesterchromatiden sind nun mit den gegenüberliegenden Polen verbunden.</text:span></text:p>
        </text:list-item>
        <text:list-item>
          <text:p text:style-name="P94">Anaphase:<text:span text:style-name="T22"> Mithilfe der Mitosespindel gelangen die Schwesterchromatiden zu den gegenüberliegenden Polen.</text:span></text:p>
        </text:list-item>
        <text:list-item>
          <text:p text:style-name="P94">Telophase und Cytokinese:<text:span text:style-name="T22"> Aus den Schwesterchromatiden sind nun die Chromosomen der Tochterzellkerne geworden. Die Cytokinese beginnt. Auf jeder Seite sind nun 4 Ein-Chromatid-Chromosomen.</text:span></text:p>
        </text:list-item>
        <text:list-item>
          <text:p text:style-name="P94">Interphase:<text:span text:style-name="T22"> Die Interphase beginnt mit der </text:span>G1-Phase<text:span text:style-name="T22"> (Proteinbiosynthese). Danach läuft die </text:span>S-Phase<text:span text:style-name="T22">, worin die Replikation stattfindet, ab. Abschließend </text:span><text:soft-page-break/><text:span text:style-name="T22">bereitet sich die Zelle auf die Prophase vor, indem sie die Proteine nochmals synthetisiert. Die Interphase ist nur beendet, wenn die Prophase der Mitose ansetzt.</text:span></text:p>
        </text:list-item>
      </text:list>
      <text:p text:style-name="P4"/>
      <text:p text:style-name="P3">Meiose 1 – Trennung der homologen Chromosomen: <text:span text:style-name="T22">Buch Seite 180</text:span></text:p>
      <text:p text:style-name="P3"/>
      <text:list xml:id="list7279842360586636470" text:style-name="L21">
        <text:list-item>
          <text:p text:style-name="P95">Prophase 1: <text:span text:style-name="T22">Die Chromosomen lagern sich zur </text:span>Tetrade<text:span text:style-name="T22"> aneinander und es findet ein </text:span>Crossing-Over<text:span text:style-name="T22"> statt. Die Kernhülle löst sich auf.</text:span></text:p>
        </text:list-item>
        <text:list-item>
          <text:p text:style-name="P95">Metaphase 1: <text:span text:style-name="T22">Die Tetraden ordnen sich auf der Äquatorialplatte an. Es bildet sich ein Spindelapparat.</text:span></text:p>
        </text:list-item>
        <text:list-item>
          <text:p text:style-name="P95">Anaphase 1: <text:span text:style-name="T22">Die Spindelfasern trennen die homologen Chromosomen voneinander, ohne die Centromere zu trennen.</text:span></text:p>
        </text:list-item>
        <text:list-item>
          <text:p text:style-name="P95">Telophase 1: <text:span text:style-name="T22">An jedem Pol liegen nun 2 Chromosomen. Diese teilt sich in zwei Zellkörper.</text:span></text:p>
        </text:list-item>
      </text:list>
      <text:p text:style-name="P4"/>
      <text:p text:style-name="P5">Interphase:</text:p>
      <text:p text:style-name="P5"/>
      <text:p text:style-name="P2">1. Phase G1-Phase:</text:p>
      <text:p text:style-name="P1"/>
      <text:list xml:id="list5485486331333769887" text:style-name="L22">
        <text:list-item>
          <text:p text:style-name="P35">Ein-Chromatid-Chromosomen im entspiralisierten Zustand (Spaghettiform)</text:p>
        </text:list-item>
        <text:list-item>
          <text:p text:style-name="P35">Vermehrung des Zellplasmas inkl. Zellorganellen</text:p>
        </text:list-item>
        <text:list-item>
          <text:p text:style-name="P35">DNA- und Proteinsynthese angekurbelt</text:p>
        </text:list-item>
        <text:list-item>
          <text:p text:style-name="P35">Bereitstellung von Dexoxyribunucleotidtriphosphaten → RNA-Bausteine (ATP)</text:p>
        </text:list-item>
      </text:list>
      <text:p text:style-name="P1"/>
      <text:p text:style-name="P2">(1. G0-Phase: nicht bei jedem)</text:p>
      <text:p text:style-name="P1"/>
      <text:list xml:id="list2495279380878804697" text:style-name="L23">
        <text:list-item>
          <text:p text:style-name="P36">nicht mehr teilungsfähige Zellen befinden sich dort wie z.B Nervenzellen</text:p>
        </text:list-item>
        <text:list-item>
          <text:p text:style-name="P36">Ruhephase → keine Vorbereitung auf die Zellteilung </text:p>
          <text:p text:style-name="P36"><text:s/></text:p>
        </text:list-item>
      </text:list>
      <text:p text:style-name="P1"><text:span text:style-name="T21">2 Phase S-Phase:</text:span> </text:p>
      <text:p text:style-name="P1"/>
      <text:list xml:id="list2728673631205551049" text:style-name="L24">
        <text:list-item>
          <text:p text:style-name="P37">Verdopplung der DNA (Replikation) → 2-Chromatid-Chromosomen (auch im entspiralisierten Zustand)</text:p>
        </text:list-item>
        <text:list-item>
          <text:p text:style-name="P37">Synthese von Histonproteinen (Umgeben die DNA)</text:p>
        </text:list-item>
      </text:list>
      <text:p text:style-name="P1"/>
      <text:p text:style-name="P2">3 Phase G2-Phase:</text:p>
      <text:p text:style-name="P1"/>
      <text:list xml:id="list6606284912555352012" text:style-name="L25">
        <text:list-item>
          <text:p text:style-name="P38">Massephase → Zellwachstum</text:p>
        </text:list-item>
        <text:list-item>
          <text:p text:style-name="P38">Mitosevorbereitung (Bereitstellung/Synthese von Zellteilungshormonen)</text:p>
        </text:list-item>
      </text:list>
      <text:p text:style-name="P1"/>
      <text:p text:style-name="P3"/>
      <text:p text:style-name="P3">Meiose 2 – Trennung der Chromatiden</text:p>
      <text:p text:style-name="P3"/>
      <text:list xml:id="list2007262734150735525" text:style-name="L26">
        <text:list-item>
          <text:p text:style-name="P96">Prophase 2: <text:span text:style-name="T22">Eine weitere Zellteilung wird eingeleitet.</text:span></text:p>
        </text:list-item>
        <text:list-item>
          <text:p text:style-name="P96">Metaphase 2: <text:span text:style-name="T22">Die Chromosomen ordnen sich auf der Äquatorialplatte an. Es bildet sich ein Spindelapparat.</text:span></text:p>
        </text:list-item>
        <text:list-item>
          <text:p text:style-name="P96">Anaphase 2: <text:span text:style-name="T22">Die Spindelfasern ziehen die beiden Chromatiden jedes Chromosoms am Centromer auseinander.</text:span></text:p>
        </text:list-item>
        <text:list-item>
          <text:p text:style-name="P96">Telophase 2: <text:span text:style-name="T22">An jedem Pol lagern sich nun 2 Ein-Chromatid-Chromosomen an. Es sind 4 Keimzellen mit je einem Chromosomensatz entstanden.</text:span></text:p>
        </text:list-item>
      </text:list>
      <text:p text:style-name="P3"/>
      <text:p text:style-name="P4">Buch Seite 180 u. 187</text:p>
      <text:p text:style-name="P3"><text:soft-page-break/>Während der Meiose kommt es zu zufälligen Austausch genetischen Materials, dies nennt man Rekombination. Es gibt 3 Arten der Rekombination: </text:p>
      <text:p text:style-name="P3"/>
      <text:list xml:id="list528408333328500977" text:style-name="L27">
        <text:list-item>
          <text:p text:style-name="P97">Interchromosomale Rekombination: <text:span text:style-name="T22">Zufällige Verteilung von mütterlichen und väterlichen Erbinformationen, welche in der Metaphase 1 stattfindet.</text:span></text:p>
        </text:list-item>
        <text:list-item>
          <text:p text:style-name="P97">Intrachromosomale Rekombination: <text:span text:style-name="T22">Es kommt zum Austausch genetischer Erbinformationen zwischen 2 Nichtschwester-Chromatiden durch mögliche Überkreuzungen (Chiasmata) bei der Tetradenanlagerung, welche in der Prophase 1 stattfindet. Dies nennt man auch</text:span> „Crossing-Over“. </text:p>
        </text:list-item>
        <text:list-item>
          <text:p text:style-name="P97">Befruchtung:<text:span text:style-name="T22"> Bei der Befruchtung der Eizelle haben Eizelle und Spermien jeweils eine genetische Variabilität von mindestens 8 Millionen verschiedener Kombinationsmöglichkeiten.</text:span></text:p>
        </text:list-item>
      </text:list>
      <text:p text:style-name="P3"/>
      <text:p text:style-name="P3">Grundbegriffe zur Vererbung</text:p>
      <text:p text:style-name="P3"/>
      <text:p text:style-name="P4"><text:span text:style-name="T21">Gen:</text:span> Ein DNA-Abschnitt, welcher die Information zur Herstellung einer mRNA trägt</text:p>
      <text:p text:style-name="P4"><text:span text:style-name="T21">Merkmal: </text:span>Ausprägung eines oder mehrerer Gene</text:p>
      <text:p text:style-name="P4"><text:span text:style-name="T21">Merkmalsform:</text:span> Jede Variante eines Merkmals</text:p>
      <text:p text:style-name="P4"><text:span text:style-name="T21">Allele:</text:span> unterschiedliche Zustandsformen eines Gens</text:p>
      <text:p text:style-name="P4"><text:span text:style-name="T21">Phänotyp</text:span>: Erscheinungsbild</text:p>
      <text:p text:style-name="P4"><text:span text:style-name="T21">Genotyp:</text:span> Allel-Ausstattung eines Individuums</text:p>
      <text:p text:style-name="P4"><text:span text:style-name="T21">reinerbig/homozygot:</text:span> Individuen mit zwei gleichen Allelen für ein Gene</text:p>
      <text:p text:style-name="P4"><text:span text:style-name="T21">mischerbig/heterozygot: </text:span>Individuen mit zwei verschiedenen Allelen für ein Gen</text:p>
      <text:p text:style-name="P4"><text:span text:style-name="T21">dominant:</text:span> Allel, welches den Phänotyp bei mischerbigen Individuen bestimmt</text:p>
      <text:p text:style-name="P4"><text:span text:style-name="T21">rezessiv:</text:span> Allel, welches keinerlei Ausprägung bei mischerbigen Individuen zeigt</text:p>
      <text:p text:style-name="P4"><text:span text:style-name="T21">P-Generation:</text:span> Elterngeneration</text:p>
      <text:p text:style-name="P4"><text:span text:style-name="T21">F1-Generation:</text:span> erste Tochtergeneration</text:p>
      <text:p text:style-name="P4"><text:span text:style-name="T21">F2-Generation:</text:span> zweite Tochtergeneration (Enkel etc.)</text:p>
      <text:p text:style-name="P4"><text:span text:style-name="T21">monohybrider Erbgang:</text:span> Erbgang, bei dem die Elterngeneration sich nur in einem Merkmal unterscheidet.</text:p>
      <text:p text:style-name="P4"><text:span text:style-name="T21">Dihybrider Erbgang:</text:span> Erbgang, bei dem die Elterngeneration sich in zwei Merkmalen unterscheidet</text:p>
      <text:p text:style-name="P4"><text:span text:style-name="T21">polyhybrider Erbgang: </text:span>Erbgang, bei dem die Elterngeneration sich in drei oder mehreren Merkmalen unterscheidet</text:p>
      <text:p text:style-name="P4"><text:span text:style-name="T21">dominant-rezessiver Erbgang:</text:span> Erbgang, bei dem ein Merkmal von einem dominanten Allel und einem rezessiven Allel bestimmt wird</text:p>
      <text:p text:style-name="P4"><text:span text:style-name="T21">intermediärer Erbgang</text:span>: Erbgang, bei dem es kein dominantes und rezessives Allel für ein Merkmal gibt. So tritt bei mischerbigen Individuen im Phänotyp eine Mischung beider Merkmalsformen auf.</text:p>
      <text:p text:style-name="P4"/>
      <text:p text:style-name="P4"/>
      <text:p text:style-name="P5">Die Mendelschen Regeln:<text:span text:style-name="T24"> Buch Seite 185/186</text:span></text:p>
      <text:p text:style-name="P3"/>
      <text:list xml:id="list3431431680484600514" text:style-name="L28">
        <text:list-item>
          <text:p text:style-name="P98">Unformitätsregel: <text:span text:style-name="T22">Kreuzt man 2 Individuen einer Art, die sich in einem Merkmal <text:s/>unterscheiden, für das beide Individuen reinerbig sind, so zeigen die Nachkommen das gleiche Aussehen.</text:span></text:p>
        </text:list-item>
        <text:list-item>
          <text:p text:style-name="P98">Spaltungsregel: <text:span text:style-name="T22">Kreuz man diese Mischlinge unter sich, so spalten sich die Merkmale der Nachkommen in der F2-Generation im Zahlenverhältnis </text:span>1:2:1 (Genotyp)<text:span text:style-name="T22"> und </text:span>3:1 <text:span text:style-name="T22">im </text:span>Phänotyp<text:span text:style-name="T22"> auf.</text:span></text:p>
        </text:list-item>
        <text:list-item>
          <text:p text:style-name="P98">Unabhängigkeitsregel: <text:span text:style-name="T22">Bei </text:span>dihybriden Erbgängen<text:span text:style-name="T22"> sind die einzelnen Erbanlagen frei kombinierbar, d.h sie werden unabhängig voneinander vererbt und bei der Keimzellenbildung neu kombiniert. In der F2-Generation treten im Genotyp 9 </text:span><text:soft-page-break/><text:span text:style-name="T22">verschiedene Kombinationen und im Phänotyp 4 Merkmalsformen im Verhätnis </text:span>9:3:3:1 auf<text:span text:style-name="T22">.</text:span></text:p>
        </text:list-item>
      </text:list>
      <text:p text:style-name="P4"/>
      <text:p text:style-name="P5">Der genetische Fingerabdruck:</text:p>
      <text:p text:style-name="P2">PCR-Methode (Polymerase-Chain-Reaction)</text:p>
      <text:p text:style-name="P2"/>
      <text:list xml:id="list2202351440171458013" text:style-name="L29">
        <text:list-item>
          <text:p text:style-name="P88">Denaturierung: <text:span text:style-name="T22">doppelsträngige DNA auf 94°C erhitzt um die Stränge zu trennen. Wasserstoffbrückenbindungen werden aufgelöst. Schnelle Kühlung auf 65°C, um Rückbildung zu verhindern.</text:span></text:p>
        </text:list-item>
        <text:list-item>
          <text:p text:style-name="P88">Primerhybridisierung: <text:span text:style-name="T22">Spezifische Anlagerung der Primer an die DNA bei einer Temperatur von 55°C.</text:span></text:p>
        </text:list-item>
        <text:list-item>
          <text:p text:style-name="P88">Elongation: <text:span text:style-name="T3">Taq-Polymerase</text:span><text:span text:style-name="T22"> (hitzebeständig) füllt die fehlenden Stränge mit freien Nukleotiden bei einer Temperatur von ca. 72°C.</text:span></text:p>
        </text:list-item>
      </text:list>
      <text:p text:style-name="P5"/>
      <text:p text:style-name="P5">Merke:<text:span text:style-name="T24"> Bei niedriger Temperatur können Geisterbahnen (nicht komplementäre Sequenzen) entstehen. Andersherum können bei hohen Temperaturen keine Primer binden.</text:span></text:p>
      <text:p text:style-name="P2"/>
      <text:p text:style-name="P2">Restriktion:<text:span text:style-name="T22"> Anhand von Restriktionsenzymen werden an bestimmten </text:span>Erkennungssequenzen<text:span text:style-name="T22"> am Einzelstrang Teile abgeschnitten. Schließlich wird der DNA-Doppelstrang entweder in Fragmente mit </text:span>glatten Enden<text:span text:style-name="T22"> (blunt ends) oder in Fragmente mit </text:span>versetzten Enden<text:span text:style-name="T22"> (sticky ends) zerschnitten. Es können hierbei Mutationen auftreten, nämlich das eine Base an der Schnittstelle hinzugefügt oder entfernt wird. Es entstehen Fragmente anderer Länge. Dieses Phänomen wird als </text:span>Restriktions-Fragment-Längen-Polymorphismus <text:span text:style-name="T22">(RFLP oder „Riflip“) bezeichnet.</text:span></text:p>
      <text:p text:style-name="P3"/>
      <text:p text:style-name="P3">Abschließend wird die DNA in die Gelelektrophorese befördert:</text:p>
      <text:p text:style-name="P3"/>
      <text:p text:style-name="P4">Mithilfe der Gelelektrophorese lassen sich geladene Makromoleküle wie DNA-Fragmente voneinander trennen. Standardmäßig geschieht dies in Agarosegelen. Hierbei ist für die Trennung die Ladung ausschlaggebend. Die negative Ladung der DNA-Ladung sorgt für die Wanderung von der Kathode (negativer Pol) zur Anode (positiver Pol). Die Molekülmasse bedingt die Wanderungsgeschwindigkeit und damit die Auftrennung der Fragmente. Die kürzeren Fragmente wandern schneller in Richtung Anode als die Längeren. Die DNA-Fragmente müssen außerdem als Banden sichtbar gemacht werden.</text:p>
      <text:p text:style-name="P4"/>
      <text:p text:style-name="P3"><text:span text:style-name="T1">Merke:</text:span><text:span text:style-name="T24"> Aufgrund des Phosphates in der DNA ist die Ladung der DNA immer negativ und wandert somit zur Anode.</text:span></text:p>
      <text:p text:style-name="P1"/>
      <text:p text:style-name="P3"><text:span text:style-name="T23">STR-Analyse: </text:span><text:span text:style-name="T24">(short-tandem-repeats)</text:span></text:p>
      <text:p text:style-name="P1"/>
      <text:list xml:id="list7516983635382762877" text:style-name="L30">
        <text:list-item>
          <text:p text:style-name="P39">tandemartige Wiederholung von Sequenzen (2-7 Basenpaare)</text:p>
        </text:list-item>
        <text:list-item>
          <text:p text:style-name="P39">mehrere STR-Genorte werden miteinander kombiniert</text:p>
        </text:list-item>
        <text:list-item>
          <text:p text:style-name="P39">die DNA wird dann isoliert</text:p>
        </text:list-item>
        <text:list-item>
          <text:p text:style-name="P39">daraufhin werden die STR-Genorte mit Hilfe der PCR vervielfältigt</text:p>
        </text:list-item>
        <text:list-item>
          <text:p text:style-name="P39">später in die Gelelektrophorese</text:p>
        </text:list-item>
      </text:list>
      <text:p text:style-name="P5"/>
      <text:p text:style-name="P11">Stammbaumanalyse <text:span text:style-name="T26">(Deutungen/Hinweise)</text:span></text:p>
      <text:p text:style-name="P1"/>
      <text:p text:style-name="P2">autosomal-rezessiver Erbgang:</text:p>
      <text:p text:style-name="P1"/>
      <text:list xml:id="list4714636899352237091" text:style-name="L31">
        <text:list-item>
          <text:p text:style-name="P40">Nicht in jeder Generation finden sich Merkmalsträger</text:p>
        </text:list-item>
        <text:list-item>
          <text:p text:style-name="P40"><text:soft-page-break/>Frauen wie Männer sind in einem ähnlichen Verhältnis betroffen</text:p>
        </text:list-item>
        <text:list-item>
          <text:p text:style-name="P40">Eltern können gesund sein, während ihre Kinder Merkmalsträger sind</text:p>
        </text:list-item>
      </text:list>
      <text:p text:style-name="P1"/>
      <text:p text:style-name="P2">autosomal-dominanter Erbgang:</text:p>
      <text:p text:style-name="P1"/>
      <text:list xml:id="list1934142515916720800" text:style-name="L32">
        <text:list-item>
          <text:p text:style-name="P41">Fast in jeder Generation finden sich Merkmalsträger</text:p>
        </text:list-item>
        <text:list-item>
          <text:p text:style-name="P41">Frauen wie Männer sind in einem ähnlichen Verhältnis betroffen</text:p>
        </text:list-item>
        <text:list-item>
          <text:p text:style-name="P41">Ist ein Kind für das Merkmal positiv, ist es auch ein Elternteil.</text:p>
        </text:list-item>
      </text:list>
      <text:p text:style-name="P1"/>
      <text:p text:style-name="P2">X-gonosomal-rezessiv:</text:p>
      <text:p text:style-name="P1"/>
      <text:list xml:id="list5010823369593644694" text:style-name="L33">
        <text:list-item>
          <text:p text:style-name="P42">Überwiegend sind Männer die Merkmalsträger (da Männer nur ein X haben)</text:p>
        </text:list-item>
        <text:list-item>
          <text:p text:style-name="P42">Frauen als Konduktorinnen, ohne selbst betroffen zu sein</text:p>
        </text:list-item>
        <text:list-item>
          <text:p text:style-name="P42">Frauen sind nur betroffen, wenn Vater betroffen u. Mutter Konduktorin</text:p>
        </text:list-item>
      </text:list>
      <text:p text:style-name="P1"/>
      <text:p text:style-name="P2">X-gonosomal-dominant:</text:p>
      <text:p text:style-name="P1"/>
      <text:list xml:id="list234754876627766145" text:style-name="L34">
        <text:list-item>
          <text:p text:style-name="P43">In fast jeder Generation finden sich Mermalsträger</text:p>
        </text:list-item>
        <text:list-item>
          <text:p text:style-name="P43">Frauen wie Männer sind betroffen, Frauen jedoch häufiger (Frauen besitzen 2 X-Chromosomen)</text:p>
        </text:list-item>
        <text:list-item>
          <text:p text:style-name="P43">Ist der Vater Merkmalsträger, so sind es alle seine Töchter ebenfalls</text:p>
        </text:list-item>
      </text:list>
      <text:p text:style-name="P1"/>
      <text:p text:style-name="P2">Y-gonosomal-dominant: </text:p>
      <text:p text:style-name="P1"/>
      <text:list xml:id="list5282502769118897729" text:style-name="L35">
        <text:list-item>
          <text:p text:style-name="P44">Ausschließlich sind Männer die Merkmalsträger (nur Männer besitzen ein Y-Chromosom)</text:p>
        </text:list-item>
        <text:list-item>
          <text:p text:style-name="P44">Ist der Vater betroffen, sind es ausnahmslos seine Söhne auch</text:p>
        </text:list-item>
        <text:list-item>
          <text:p text:style-name="P44">Frauen sind weder betroffen, noch Konduktorinnen</text:p>
        </text:list-item>
      </text:list>
      <text:p text:style-name="P1"/>
      <text:p text:style-name="P1"><text:span text:style-name="T21">Konduktor:</text:span> Eine Person, die ein bestimmtes Gen in sich trägt, aber kein ihm entsprechendes Merkmal aufweist.</text:p>
      <text:p text:style-name="P3"/>
      <text:p text:style-name="P9">Krebs-Entstehung</text:p>
      <text:p text:style-name="P9"/>
      <text:p text:style-name="P4">Krebs ist eine Folge abnormen Expressionen von Genen, die Wachstum und Zellteilung regulieren.</text:p>
      <text:p text:style-name="P4"/>
      <text:p text:style-name="P4"><text:span text:style-name="T21">Onkogene:</text:span> Stimulieren die Zellteilung und das Wachstum aufgrund ihrer erhöhten Aktivität </text:p>
      <text:p text:style-name="P4"><text:span text:style-name="T21">Proto-Onkogene:</text:span> Codieren Proteinprodukte, die normalerweise Wachstum, Teilung und Anheftung von Zellen regulieren.</text:p>
      <text:p text:style-name="P4"/>
      <text:p text:style-name="P4"><text:span text:style-name="T21">Tumor-Suppressor-Gene:</text:span> Codieren für Proteine, die normalerweise unkontrollierte Zellteilung unterdrücken.</text:p>
      <text:p text:style-name="P4"/>
      <text:p text:style-name="P4"><text:span text:style-name="T21">Transformation</text:span> von Proto-Onkogenen zu krebserregenden Onkogenen durch:</text:p>
      <text:p text:style-name="P4"/>
      <text:list xml:id="list5959017497025415422" text:style-name="L36">
        <text:list-item>
          <text:p text:style-name="P92"><text:span text:style-name="T21">Genamplifikation</text:span>: Onkogene liegen in ungewöhnlich großer Zahl in der Zelle vor.</text:p>
        </text:list-item>
        <text:list-item>
          <text:p text:style-name="P92"><text:span text:style-name="T21">Chromosomale Translokation</text:span>: Chromosomenabschnitte sind abgebrochen und haben sich einen neuen Platz an einem anderen Chromosom gesucht. Proto-<text:soft-page-break/>Onkogene kann dadurch an einem aktiven Promoter gelangen oder einer anderen Kontrollsequenz → Stimulation der Transkription → Starke Zellteilung</text:p>
        </text:list-item>
        <text:list-item>
          <text:p text:style-name="P92"><text:span text:style-name="T21">Gentransposition:</text:span> Proto-Onkogen könnte durch ein Transposon an einen neuen Genort gebracht werden, wo es unter die Kontrolle eines besonders aktiven Promoter gerät.</text:p>
        </text:list-item>
        <text:list-item>
          <text:p text:style-name="P92"><text:span text:style-name="T21">Punktmutation:</text:span> Könnte das Proto-Onkogen in eine Form des Onkogens überführen, indem es die Gene resistenter macht und somit schwerer abzubauen sind.</text:p>
        </text:list-item>
      </text:list>
      <text:p text:style-name="P4"/>
      <text:p text:style-name="P9">Ras-Protein</text:p>
      <text:p text:style-name="P9"/>
      <text:list xml:id="list4703723486714764863" text:style-name="L37">
        <text:list-item>
          <text:p text:style-name="P93">Aktivierung einer Rezeptortyrosekinase führt zur Aktivierung des Ras</text:p>
        </text:list-item>
        <text:list-item>
          <text:p text:style-name="P93">Ras als molekularer Schalter, welche bei gebundenem GTP aktiv und bei gebundenem GDP inaktiv ist</text:p>
        </text:list-item>
        <text:list-item>
          <text:p text:style-name="P93">durch Wechselwirkung mit einem aktivieren Protein tauscht Ras sein GDP geben GTP aus </text:p>
        </text:list-item>
        <text:list-item>
          <text:p text:style-name="P93">Hydrolisierung kann dementsprechend das Gegenteil veranlassen (GTP zu GDP)</text:p>
        </text:list-item>
        <text:list-item>
          <text:p text:style-name="P93">Aktives Ras setzt eine Phosphorylierungskaskade in Gang </text:p>
        </text:list-item>
        <text:list-item>
          <text:p text:style-name="P93">Proteinkinasen phosphorylieren und aktivieren sich gegenseitig und nacheinander</text:p>
        </text:list-item>
        <text:list-item>
          <text:p text:style-name="P93">Signal vom Ras wird in den Zellkern somit befördert</text:p>
        </text:list-item>
        <text:list-item>
          <text:p text:style-name="P93">letzte Proteinkinase phosphoryliert bestimmte Genregulatorproteine, wie z.B p53, welches das Überleben der Zelle sichert, sie zum Zellwachstum fördert oder sie die Zelle bzw. DNA repariert</text:p>
          <text:p text:style-name="P93"/>
        </text:list-item>
      </text:list>
      <text:p text:style-name="P9"/>
      <text:p text:style-name="P9">Ökologie</text:p>
      <text:p text:style-name="P3"/>
      <text:p text:style-name="P4">Die Ökologie beschäftigt sich mit dem System der ungestörten, wechselseitigen Beziehungen der Lebewesen zueinander und zu ihrer Umwelt. Hierbei gibt es 3 Arten der Ökologie.</text:p>
      <text:p text:style-name="P4"/>
      <text:p text:style-name="P3">Arten der Ökologie:</text:p>
      <text:p text:style-name="P3"/>
      <text:list xml:id="list4921801818590160938" text:style-name="L38">
        <text:list-item>
          <text:p text:style-name="P99">Synökologie: <text:span text:style-name="T22">Erforschung der Lebensgemeinschaften (Biozönosen) und Ökosysteme</text:span></text:p>
        </text:list-item>
        <text:list-item>
          <text:p text:style-name="P99">Demökologie: <text:span text:style-name="T22">Erforschung der ökologischen Beziehungen der Populationen</text:span></text:p>
        </text:list-item>
        <text:list-item>
          <text:p text:style-name="P99">Autökologie: <text:span text:style-name="T22">Erforschung der Einzelorganismen</text:span></text:p>
        </text:list-item>
      </text:list>
      <text:p text:style-name="P3"/>
      <text:p text:style-name="P3">Konkurrenzausschlussprinzip <text:span text:style-name="T22">(Buch Seite 333)</text:span>: <text:span text:style-name="T22">2 verschiedene Arten können nicht gleichzeitig die identische ökologische Nische besetzen. Das führt unweigerlich dazu, dass der Konkurrenzstärkere sich behauptet und den Konkurrenzschwächeren aus der ökologischen Nische verdrängt.</text:span></text:p>
      <text:p text:style-name="P3"/>
      <text:p text:style-name="P3">Ökologische Nische <text:span text:style-name="T22">(Buch Seite 319)</text:span>: <text:span text:style-name="T22">Beschreibt das Wirkungsgefüge zwischen einer Art und ihrer Umwelt. Es beschreibt eher eine Rolle oder einen Beruf.</text:span></text:p>
      <text:p text:style-name="P4"/>
      <text:p text:style-name="P3">Toleranzbereich <text:span text:style-name="T22">(Buch Seite 314)</text:span>: <text:span text:style-name="T22">Bezeichnet einen Bereich in dem die bloße Existenz des Lebewesens möglich ist.</text:span></text:p>
      <text:p text:style-name="P3"/>
      <text:p text:style-name="P3">Randbereich (Pessimum) <text:span text:style-name="T22">(Buch Seite 314)</text:span>: <text:span text:style-name="T22">Bezeichnet einen Bereich in dem eine kurzzeitige Existenz, aber keine Fortpflanzung, Entwicklung und ähnliches möglich ist.</text:span></text:p>
      <text:p text:style-name="P3"><text:soft-page-break/></text:p>
      <text:p text:style-name="P3">Optimum/Präferendum <text:span text:style-name="T22">(Buch Seite 314)</text:span>: <text:span text:style-name="T22">Beschreibt den für die Organismenart günstigen Wert, den Vorzugsbereich. Hier erreichen die Lebensvorgänge ihren höchsten Wert.</text:span></text:p>
      <text:p text:style-name="P3"/>
      <text:p text:style-name="P3">Ökologische Potenz<text:span text:style-name="T22"> (Buch Seite 314)</text:span>:<text:span text:style-name="T22"> Beschreibt die Fähigkeit eines Lebewesens sich inmitten von abiotischen und biotischen Faktoren innerhalb eines Toleranzbereiches fortzupflanzen und zu gedeihen.</text:span></text:p>
      <text:p text:style-name="P3"/>
      <text:p text:style-name="P3">Physiologische Potenz: <text:span text:style-name="T22">Fähigkeit eines Lebewesens ohne Konkurrenz durch andere Organismen, Schwankungen eines Umweltfaktors innerhalb des Toleranzbereiches zu ertragen.</text:span></text:p>
      <text:p text:style-name="P3"/>
      <text:p text:style-name="P3">Fundamentalnische<text:span text:style-name="T22"> (Buch Seite 320)</text:span>:<text:span text:style-name="T22"> Beschreibt den optimalen Lebensraum der jeweiligen Art ohne interspezifische Konkurrenz. Das Äquivalent von der physiologischen Potenz.</text:span></text:p>
      <text:p text:style-name="P3"/>
      <text:p text:style-name="P3">Realnische<text:span text:style-name="T22"> (Buch Seite 320)</text:span>: <text:span text:style-name="T22">Beschreibt den standardmäßigen Lebensraum mit abiotischen und biotischen Faktoren. Das Äquivalent von der ökologischen Potenz.</text:span></text:p>
      <text:p text:style-name="P3"/>
      <text:p text:style-name="P3">stenöke Arten<text:span text:style-name="T22"> (Buch Seite 314)</text:span>: <text:span text:style-name="T22">Beschreiben Lebewesen mit einem engen Toleranzbereich.</text:span></text:p>
      <text:p text:style-name="P3"/>
      <text:p text:style-name="P3">euryöke Arten<text:span text:style-name="T22"> (Buch Seite 314)</text:span>: <text:span text:style-name="T22">Beschreiben Lebewesen mit einem breiten Toleranzbereich.</text:span></text:p>
      <text:p text:style-name="P3"/>
      <text:p text:style-name="P3">Minimum/Maximum <text:span text:style-name="T22">(Buch Seite 315)</text:span>: <text:span text:style-name="T22">Bilden die äußersten Grenzen für die Lebensfähigkeit des Organismus. Werden diese Punkte überschritten, tritt der Tod ein.</text:span></text:p>
      <text:p text:style-name="P4"/>
      <text:p text:style-name="P3">Abiotische Faktoren <text:span text:style-name="T22">(Buch Seite 313: Einwirkungen der unbelebten Umwelt z.B Klima, pH-Wert etc.</text:span></text:p>
      <text:p text:style-name="P4"/>
      <text:p text:style-name="P3">Biotische Faktoren<text:span text:style-name="T22"> (Buch Seite 313): Einwirkungen der belebten Umwelt z.B Konkurrenz, Symbiosen etc.</text:span></text:p>
      <text:p text:style-name="P3"/>
      <text:p text:style-name="P3">Indikatoren/Zeigerarten<text:span text:style-name="T22"> (315)</text:span>:<text:span text:style-name="T22"> Bezeichnet man Pflanzen, welche sehr stark auf einen abiotischen Faktor angewiesen sind. Sie kommen dort nur vor, wenn dieser Faktor gegeben ist.</text:span></text:p>
      <text:p text:style-name="P4"/>
      <text:p text:style-name="P4">Buch Seite 324</text:p>
      <text:p text:style-name="P3"><text:span text:style-name="T1">Symbiose:</text:span><text:span text:style-name="T22"> Ist das Zusammenleben zweier Lebewesen verschiedener Art zu beiderseitigem Vorteil. Hierbei unterscheidet man zwischen Endo- und Ektosymbiose:</text:span></text:p>
      <text:p text:style-name="P4"/>
      <text:list xml:id="list6932015841499847255" text:style-name="L39">
        <text:list-item>
          <text:p text:style-name="P100">Endosymbiose:<text:span text:style-name="T22"> im Inneren des anderen Partners</text:span></text:p>
        </text:list-item>
        <text:list-item>
          <text:p text:style-name="P100">Ektosymbiose:<text:span text:style-name="T22"> im äußeren des anderen Partners, ergo körperlich getrennt</text:span></text:p>
        </text:list-item>
      </text:list>
      <text:p text:style-name="P4"/>
      <text:p text:style-name="P4">Des Weiteren unterscheidet man zwischen:</text:p>
      <text:p text:style-name="P4"/>
      <text:list xml:id="list7535619560735183570" text:style-name="L40">
        <text:list-item>
          <text:p text:style-name="P101">Allianz:<text:span text:style-name="T22"> locker, vorübergehend und nicht aufeinander angewiesene Symbiose</text:span></text:p>
        </text:list-item>
        <text:list-item>
          <text:p text:style-name="P101">Mutualismus:<text:span text:style-name="T22"> regelmäßig und länger andauernd, aber nicht lebensnotwendig</text:span></text:p>
        </text:list-item>
        <text:list-item>
          <text:p text:style-name="P101">Eusymbiose:<text:span text:style-name="T22"> überlebensnotwendig</text:span></text:p>
        </text:list-item>
      </text:list>
      <text:p text:style-name="P4"/>
      <text:p text:style-name="P3"><text:soft-page-break/>Parasitismus:<text:span text:style-name="T22"> Hierbei lebt ein Organismus, der Parasit, auf Kosten eines anderen Organismus. Hierbei unterscheidet man zwischen Endo- und Ektoparasitismus:</text:span></text:p>
      <text:p text:style-name="P4"/>
      <text:list xml:id="list5585198554125767194" text:style-name="L41">
        <text:list-item>
          <text:p text:style-name="P102">Endoparasitismus:<text:span text:style-name="T22"> Parasiten leben im Innern des Wirts (z.B Viren)</text:span></text:p>
        </text:list-item>
        <text:list-item>
          <text:p text:style-name="P102">Ektoparasitismus:<text:span text:style-name="T22"> Parasiten leben im äußeren des Wirts (z.B Zecke)</text:span></text:p>
        </text:list-item>
      </text:list>
      <text:p text:style-name="P4"/>
      <text:p text:style-name="P4">Des Weiteren unterscheidet man bei den Endoparasiten zwischen:</text:p>
      <text:p text:style-name="P4"/>
      <text:list xml:id="list3344801710062606848" text:style-name="L42">
        <text:list-item>
          <text:p text:style-name="P103">intrazelluläre Parasiten:<text:span text:style-name="T22"> In Zellen lebende Parasiten</text:span></text:p>
        </text:list-item>
        <text:list-item>
          <text:p text:style-name="P103">extrazelluläre Parasiten:<text:span text:style-name="T22"> In Zellzwischenräumen lebende Parasiten</text:span></text:p>
        </text:list-item>
      </text:list>
      <text:p text:style-name="P4"/>
      <text:p text:style-name="P5">Merke:<text:span text:style-name="T24"> Es gibt noch mehrere Abgrenzungsvarianten zwischen Parasiten und Symbionten. <text:s/>Hierbei handelt es sich um die Grundlagen, welche man in der Ökologie auf jeden </text:span>Fall<text:span text:style-name="T24"> kennen sollte!</text:span></text:p>
      <text:p text:style-name="P1"/>
      <text:p text:style-name="P1">Buch Seite 348</text:p>
      <text:p text:style-name="P5"><text:span text:style-name="T23">Bruttoprimärproduktion:</text:span><text:span text:style-name="T24"> Bezeichnet man die gesamte Anzahl der Bio- und Energiemasse, die man durch Fotosynthese erhält, ohne das etwas davon abgegeben wird.</text:span></text:p>
      <text:p text:style-name="P1"/>
      <text:p text:style-name="P5"><text:span text:style-name="T23">Nettoprimärproduktion: </text:span><text:span text:style-name="T24">Bezeichnet man die verbliebene Anzahl der Bruttoprimärproduktion, welche für den Stoffwechsel eines Lebewesens von großer Relevanz ist.</text:span></text:p>
      <text:p text:style-name="P1"/>
      <text:p text:style-name="P1">Buch Seite 325</text:p>
      <text:p text:style-name="P5"><text:span text:style-name="T23">Herbivoren:</text:span><text:span text:style-name="T24"> Pflanzenfresser</text:span></text:p>
      <text:p text:style-name="P5"><text:span text:style-name="T23">Carnivoren: </text:span><text:span text:style-name="T24">Fleischfresser</text:span></text:p>
      <text:p text:style-name="P5"><text:span text:style-name="T23">Saprovoren: </text:span><text:span text:style-name="T24">Abfallfresser</text:span></text:p>
      <text:p text:style-name="P1">Buch Seite 352</text:p>
      <text:p text:style-name="P5">Was ist die Eutrophierung?</text:p>
      <text:p text:style-name="P1"/>
      <text:list xml:id="list1230071792947872590" text:style-name="L43">
        <text:list-item>
          <text:p text:style-name="P45">Nährstoffreich und Sauerstoffreich, anhand anthropogene Gründe, z.B Fäkalien</text:p>
        </text:list-item>
        <text:list-item>
          <text:p text:style-name="P45">Viel Entstehung von Konsumenten und viel Tod der Konsumenten</text:p>
        </text:list-item>
        <text:list-item>
          <text:p text:style-name="P45">Viel Sauerstoffverbrauch durch Destruenten</text:p>
        </text:list-item>
        <text:list-item>
          <text:p text:style-name="P45">Anaerobe Bedingungen im Epilimnion, worin mikrobielle Prozesse stattfinden, z.B Methan, Faulgase, Faulschlamm, Ammonium etc.</text:p>
        </text:list-item>
        <text:list-item>
          <text:p text:style-name="P45">Umkippen des Sees</text:p>
        </text:list-item>
        <text:list-item>
          <text:p text:style-name="P45"/>
        </text:list-item>
      </text:list>
      <text:p text:style-name="P5">Merke:<text:span text:style-name="T24"> Ein </text:span>oligotropher See<text:span text:style-name="T24"> ist hierbei das totale </text:span>Gegenteil<text:span text:style-name="T24">!</text:span></text:p>
      <text:p text:style-name="P1"/>
      <text:p text:style-name="P1"/>
      <text:p text:style-name="P5">Stickstoffkreislauf:<text:span text:style-name="T24"> <text:s text:c="86"/>Buch Seite 351 <text:s text:c="6"/></text:span></text:p>
      <text:p text:style-name="P1"/>
      <text:p text:style-name="P1">Der Stickstoffkreislauf ist dazu da, dass Produzenten diesen Stickstoff in Form von organischen Stoffen (Proteine, DNA) einbauen. Er verläuft in mehreren Richtungen:</text:p>
      <text:p text:style-name="P1"/>
      <text:list xml:id="list5306581590073272206" text:style-name="L44">
        <text:list-item>
          <text:p text:style-name="P104"><text:span text:style-name="T23">Stickstoff-Fixierung:</text:span><text:span text:style-name="T24"> Bestimmte Prokaryoten können Stickstoff fixieren, das heißt, N2 zu Ammonium (NH4+) reduzieren. In den Seen tragen meistens Cyanobakterien (Blaualgen) zur Stickstoff-Fixierung bei.</text:span></text:p>
        </text:list-item>
        <text:list-item>
          <text:p text:style-name="P104"><text:span text:style-name="T23">Ammonifikation:</text:span><text:span text:style-name="T24"> Bei der Zersetzung dieser Stoffe in der </text:span><text:span text:style-name="T23">tropholytischen Schicht </text:span><text:span text:style-name="T24">(Zehrschicht) werden die stickstoffhaltigen Verbindungen von Destruenten zu Ammonium abgebaut.</text:span></text:p>
        </text:list-item>
        <text:list-item>
          <text:p text:style-name="P104"><text:soft-page-break/><text:span text:style-name="T23">Nitrifikation:</text:span><text:span text:style-name="T24"> </text:span><text:span text:style-name="T23">Aerobe Bakterien</text:span><text:span text:style-name="T24"> wandeln Ammonium über Nitrit (N02-) in Nitrat (NO3-) um, damit sie die Energie für ihren Stoffwechsel gewinnen können.</text:span></text:p>
        </text:list-item>
        <text:list-item>
          <text:p text:style-name="P104"><text:span text:style-name="T23">Denitrifikation:</text:span><text:span text:style-name="T24"> </text:span><text:span text:style-name="T23">Anaerobe Bakterien</text:span><text:span text:style-name="T24"> wandeln das Nitrit über Stickstoffoxide (N20) zu Stickstoff wieder um, da sie Sauerstoff aus dem Nitrat entnehmen können. Dieser Vorgang läuft in sauerstofffreien Verhältnissen ab, ergo tropholytische Schicht. Das entstandene Stickstoff gelangt wieder in die Atmosphäre.</text:span></text:p>
        </text:list-item>
        <text:list-item>
          <text:p text:style-name="P104"><text:span text:style-name="T23">Nitratammonifikation:</text:span><text:span text:style-name="T24"> Andere anaerobe Bakterien können Nitrat bis zu Ammonium abbauen, um Sauerstoff für ihren Stoffwechsel zu gewinnen. Dieser Vorgang entspricht der Umkehrung der Nitrifikation: Nitrat wird über Nitrit zu Ammonium reduziert.</text:span></text:p>
        </text:list-item>
      </text:list>
      <text:p text:style-name="P1"/>
      <text:p text:style-name="P5">Kohlenstoffkreislauf:<text:span text:style-name="T24"> <text:s text:c="82"/>Buch Seite 350</text:span></text:p>
      <text:p text:style-name="P2"/>
      <text:list xml:id="list6844830241760189354" text:style-name="L45">
        <text:list-item>
          <text:p text:style-name="P105"><text:span text:style-name="T23">Atmosphäre: </text:span><text:span text:style-name="T24">CO2 wird aus der Atmosphäre von Pflanzen </text:span><text:span text:style-name="T23">aufgenommen </text:span><text:span text:style-name="T24">(Assimilation). Diese produzieren Sauerstoff.</text:span></text:p>
        </text:list-item>
        <text:list-item>
          <text:p text:style-name="P105"><text:span text:style-name="T23"><text:s/></text:span><text:span text:style-name="T24">Der Sauerstoff wird von den Lebewesen, die keine Photosynthese betreiben, </text:span><text:span text:style-name="T23">veratmet</text:span><text:span text:style-name="T24"> (Respiration/Dissimilation). Hierbei wird wieder CO2 produziert, was in die Atmosphäre gelangt.</text:span></text:p>
        </text:list-item>
        <text:list-item>
          <text:p text:style-name="P105"><text:span text:style-name="T23">Pedosphäre: Anthropogen </text:span><text:span text:style-name="T24">werden fossile Brennstoffe (Erdöl, Erdgas, Kohle) verbrannt.</text:span><text:span text:style-name="T23"> </text:span></text:p>
        </text:list-item>
        <text:list-item>
          <text:p text:style-name="P46">CO2 wird frei und zurück in die Atmosphäre transportiert.</text:p>
        </text:list-item>
        <text:list-item>
          <text:p text:style-name="P109"><text:span text:style-name="T25">CO2 Verluste</text:span><text:span text:style-name="T23"> auf den Landflächen werden durch Auswaschung und Abtragung ins Wasser transportiert.</text:span></text:p>
        </text:list-item>
        <text:list-item>
          <text:p text:style-name="P105"><text:span text:style-name="T23">Hydrosphäre: </text:span><text:span text:style-name="T24">Zwischen der Hydrosphäre und der Atmosphäre laufen in beiden Richtungen CO2-Diffusionsvorgänge (Abstoßen und Anziehung der Moleküle) ab.</text:span></text:p>
        </text:list-item>
        <text:list-item>
          <text:p text:style-name="P109"><text:span text:style-name="T25">Phytoplantkon</text:span><text:span text:style-name="T23"> assimiliert CO2. Meerestiere nutzen das Phytoplanktion als Nahrungsquelle und geben mit ihren Exkrementen wiederum organisches Material (CO2) ab, welches zersetzt wird und sich absetzt.</text:span></text:p>
        </text:list-item>
      </text:list>
      <text:p text:style-name="P1"/>
      <text:p text:style-name="P5">Die ökologische Zonierung eines Sees:<text:span text:style-name="T24"> <text:s text:c="52"/>Buch Seite 333</text:span></text:p>
      <text:p text:style-name="P1"/>
      <text:p text:style-name="P5"><text:span text:style-name="T23">Sprungschicht (Thermokline):</text:span><text:span text:style-name="T24"> Trennt das warme Oberflächenwasser vom kalten Tiefenwasser.</text:span></text:p>
      <text:p text:style-name="P1"/>
      <text:p text:style-name="P5"><text:span text:style-name="T23">Nährschicht (trophogene Zone):</text:span><text:span text:style-name="T24"> Teil des Wassers, worin Photosynthese durch Phytoplankton und Wasserpflanzen möglich ist.</text:span></text:p>
      <text:p text:style-name="P1"/>
      <text:p text:style-name="P5"><text:span text:style-name="T23">Zehrschicht (tropholytische Zone):</text:span><text:span text:style-name="T24"> Teil des Wassers, worin genau so viel Sauerstoff produziert wie verbraucht.</text:span></text:p>
      <text:p text:style-name="P1"/>
      <text:p text:style-name="P5"><text:span text:style-name="T23">Kompensationebene:</text:span><text:span text:style-name="T24"> Trennt die Nährschicht von der Zehrschicht</text:span></text:p>
      <text:p text:style-name="P5"><text:span text:style-name="T23">Litoral (Uferbereich):</text:span><text:span text:style-name="T24"> Ist durch eine typische und bestimmte Abfolge von Pflanzen bewachsen.</text:span></text:p>
      <text:p text:style-name="P5"><text:span text:style-name="T23">Profundal: </text:span><text:span text:style-name="T24">Tiefe Bodenzone des Sees, die nicht vom Licht erreicht wird.</text:span></text:p>
      <text:p text:style-name="P5"><text:span text:style-name="T23">Benthal:</text:span><text:span text:style-name="T24"> Bildet sich aus dem Profundal und Litoral.</text:span></text:p>
      <text:p text:style-name="P5"><text:span text:style-name="T23">Pelagial:</text:span><text:span text:style-name="T24"> Freiwasserzone eines Sees</text:span></text:p>
      <text:p text:style-name="P1"/>
      <text:p text:style-name="P1">Buch Seite 322</text:p>
      <text:p text:style-name="P5">Allensche Regel (Proportionsregel):<text:span text:style-name="T24"> Je kälter das Klima, desto kleiner sind die <text:s/>Körperanhänge (Ohren) von Individuen der gleichen oder nah verwandten Art relativ zu ihrer Körpergröße ausgebildet.</text:span></text:p>
      <text:p text:style-name="P1"/>
      <text:p text:style-name="P5"><text:soft-page-break/>Bergmannsche Regel: <text:span text:style-name="T24">In kalten Gebieten ist die Körpergröße homoiothermer (gleichwarmer) Tiere der gleichen oder nah verwandter Arten größer als in wärmeren Klimaten.</text:span></text:p>
      <text:p text:style-name="P1"/>
      <text:p text:style-name="P1">Buch Seite 75</text:p>
      <text:p text:style-name="P5">RGT-Regel:<text:span text:style-name="T24"> Sie besagt, dass Stoffwechselprozesse bei einer Temperaturerhöhung um 10°C doppelt bis dreimal so schnell ablaufen. Ab einer Temperatur von über 28°C kommt es zu Denaturierungserscheinungen (Hitzekollaps).</text:span></text:p>
      <text:p text:style-name="P1"/>
      <text:p text:style-name="P1">Buch Seite 317</text:p>
      <text:p text:style-name="P5">Gleichwarme Tiere (homoiotherm):</text:p>
      <text:p text:style-name="P1"/>
      <text:list xml:id="list3388332796453282934" text:style-name="L46">
        <text:list-item>
          <text:p text:style-name="P47">endotherm (Körpertemperatur reguliert von innen her)</text:p>
        </text:list-item>
        <text:list-item>
          <text:p text:style-name="P47">Säugetiere</text:p>
        </text:list-item>
        <text:list-item>
          <text:p text:style-name="P47">halten Körpertemperatur konstant</text:p>
        </text:list-item>
        <text:list-item>
          <text:p text:style-name="P47">Erwärmen des Körpers durch Stoffwechselwärme</text:p>
        </text:list-item>
        <text:list-item>
          <text:p text:style-name="P47">Aufnahme von viel Nahrung bei niedrigen Temperaturen für Wärmeenergie</text:p>
        </text:list-item>
        <text:list-item>
          <text:p text:style-name="P47">können bei Kälte aktiv sein</text:p>
        </text:list-item>
      </text:list>
      <text:p text:style-name="P1"/>
      <text:p text:style-name="P5">Wechselwarme Tiere (polkilotherm):</text:p>
      <text:p text:style-name="P1"/>
      <text:list xml:id="list2945885180520529176" text:style-name="L47">
        <text:list-item>
          <text:p text:style-name="P48">exotherm (Körpertemperatur von der Umwelt abhängig)</text:p>
        </text:list-item>
        <text:list-item>
          <text:p text:style-name="P48">Insekten, Reptilien</text:p>
        </text:list-item>
        <text:list-item>
          <text:p text:style-name="P48">Kältestarre, Wärmestarre</text:p>
        </text:list-item>
        <text:list-item>
          <text:p text:style-name="P48">zum Aufwärmen z.B in Sonne legen</text:p>
        </text:list-item>
      </text:list>
      <text:p text:style-name="P1"/>
      <text:p text:style-name="P5">Einfluss der Temperatur auf die Tiere:<text:span text:style-name="T24"> <text:s text:c="54"/>Buch Seite 314</text:span></text:p>
      <text:p text:style-name="P5"/>
      <text:p text:style-name="P5"><text:span text:style-name="T23">Stenotherm:</text:span><text:span text:style-name="T24"> Organismen vertragen keine hohen Temperaturschwankungen</text:span></text:p>
      <text:p text:style-name="P5"><text:span text:style-name="T23">Eurytherm:</text:span><text:span text:style-name="T24"> Organismen vertragen hohe Temperaturschwankungen</text:span></text:p>
      <text:p text:style-name="P1"/>
      <text:p text:style-name="P2"><text:span text:style-name="T1">Winterschlaf (Hibernation): </text:span><text:s text:c="70"/><text:span text:style-name="T22">Buch Seite 318</text:span></text:p>
      <text:p text:style-name="P1"/>
      <text:list xml:id="list1491800618033695836" text:style-name="L48">
        <text:list-item>
          <text:p text:style-name="P106"><text:span text:style-name="T23">langfristiger Topor</text:span><text:span text:style-name="T24"> (Sparzustand)</text:span></text:p>
        </text:list-item>
        <text:list-item>
          <text:p text:style-name="P106"><text:span text:style-name="T24">bei </text:span><text:span text:style-name="T23">homoiothermen</text:span><text:span text:style-name="T24"> Tieren</text:span></text:p>
        </text:list-item>
        <text:list-item>
          <text:p text:style-name="P49">Körpertemperatur ist gleichbleibend, aber stark abgesenkt</text:p>
        </text:list-item>
        <text:list-item>
          <text:p text:style-name="P49">Stoffwechselraten sind stark verringert</text:p>
        </text:list-item>
        <text:list-item>
          <text:p text:style-name="P49">einige Tiere unterbrechen ihren Winterschlaf</text:p>
        </text:list-item>
        <text:list-item>
          <text:p text:style-name="P49">Länge variiert (bis zu 1 Jahr möglich)</text:p>
        </text:list-item>
        <text:list-item>
          <text:p text:style-name="P49">Auslöser → Einfluss der Außentemperatur</text:p>
        </text:list-item>
        <text:list-item>
          <text:p text:style-name="P49">Aufwachen bei erhöhter Außentemperatur durch Muskelzittern</text:p>
        </text:list-item>
      </text:list>
      <text:p text:style-name="P1"/>
      <text:p text:style-name="P1"/>
      <text:p text:style-name="P5">Winterruhe:</text:p>
      <text:p text:style-name="P1"/>
      <text:list xml:id="list1538814508306093752" text:style-name="L49">
        <text:list-item>
          <text:p text:style-name="P50">verlängerter Schlaf (kein Topor)</text:p>
        </text:list-item>
        <text:list-item>
          <text:p text:style-name="P50">bei homoiothermen Tieren</text:p>
        </text:list-item>
        <text:list-item>
          <text:p text:style-name="P50">Körpertemperatur ist gleichbleibend, aber leicht abgesenkt</text:p>
        </text:list-item>
        <text:list-item>
          <text:p text:style-name="P50">Aufwachen zur Nahrungssuche</text:p>
        </text:list-item>
      </text:list>
      <text:p text:style-name="P1"/>
      <text:p text:style-name="P5">Winterstarre:</text:p>
      <text:p text:style-name="P1"><text:soft-page-break/></text:p>
      <text:list xml:id="list2582095186366137681" text:style-name="L50">
        <text:list-item>
          <text:p text:style-name="P107"><text:span text:style-name="T24">bei </text:span><text:span text:style-name="T23">poikilothermen </text:span><text:span text:style-name="T24">Tieren</text:span></text:p>
        </text:list-item>
        <text:list-item>
          <text:p text:style-name="P51">Temperatur ist unter dem tolerierten Minimum</text:p>
        </text:list-item>
        <text:list-item>
          <text:p text:style-name="P51">kaum Stoffwechsel</text:p>
        </text:list-item>
        <text:list-item>
          <text:p text:style-name="P51">kann den Kältetod sterben</text:p>
        </text:list-item>
        <text:list-item>
          <text:p text:style-name="P51">wird zwingend von fallenden Temperaturen eingeleitet</text:p>
        </text:list-item>
        <text:list-item>
          <text:p text:style-name="P51">Glucose/Harn verhindert ein volles, tödliches Einfrieren der Körperflüssigkeiten</text:p>
        </text:list-item>
      </text:list>
      <text:p text:style-name="P1"/>
      <text:p text:style-name="P5">Was sind r-Strategen?<text:span text:style-name="T24"> Buch Seite 340/341</text:span></text:p>
      <text:p text:style-name="P1"/>
      <text:p text:style-name="P1">Bezeichnet man Arten mit hohen Zuwachsraten, da sie viel Energie in die Erzeugung hoher Nachkommenzahlen investieren.</text:p>
      <text:p text:style-name="P1"/>
      <text:p text:style-name="P5">Was sind k-Strategen?</text:p>
      <text:p text:style-name="P1"/>
      <text:p text:style-name="P1">Bezeichnet man Arten die mehr Energie in die Sicherung der individuellen Existenz investieren, indem sie die Nachkommen oft aufwendig versorgen.</text:p>
      <text:p text:style-name="P1"/>
      <text:p text:style-name="P5">Lotka-Volterra-Regel<text:span text:style-name="T24"> <text:s text:c="82"/>Buch Seite 343</text:span></text:p>
      <text:p text:style-name="P5"/>
      <text:p text:style-name="P5"><text:span text:style-name="T24">Die Lotka-Volterra-Regel beschäftigt sich mit dem Verhältnis der </text:span><text:span text:style-name="T23">Räuber-Beute-Beziehung</text:span><text:span text:style-name="T24">. Räuber grenzen die Anzahl der Beutetiere an, umgekehrt bestimmt die Anzahl der Beutetiere, wie viele Räuber existieren können. Man erhält später eine Exponentialfunktion. Es gibt 3 Regeln:</text:span></text:p>
      <text:p text:style-name="P1"/>
      <text:list xml:id="list3519805783881460700" text:style-name="L51">
        <text:list-item>
          <text:p text:style-name="P108"><text:span text:style-name="T24">Die Populationsdichte von Beute und Fressfeind schwanken</text:span><text:span text:style-name="T23"> zeitlich </text:span><text:span text:style-name="T24">und </text:span><text:span text:style-name="T23">periodisch</text:span><text:span text:style-name="T24"> gegeneinander verschoben (phasenverschoben).</text:span></text:p>
        </text:list-item>
        <text:list-item>
          <text:p text:style-name="P108"><text:span text:style-name="T24">Die Dichte jeder Population schwankt um einen </text:span><text:span text:style-name="T23">Mittelwert</text:span><text:span text:style-name="T24">.</text:span></text:p>
        </text:list-item>
        <text:list-item>
          <text:p text:style-name="P52">Bei einem Anstieg der Beute, kommt es zum direkten Anstieg der Räuberpopulation. Sinken beide Population in gleicher Maßen, so steigt die Anzahl der Beutepopulation schneller an als die der Räuber.</text:p>
        </text:list-item>
      </text:list>
      <text:p text:style-name="P1"/>
      <text:p text:style-name="P6">Hierbei ist noch zu beachten:</text:p>
      <text:p text:style-name="P1"/>
      <text:list xml:id="list67236216338214077" text:style-name="L52">
        <text:list-item>
          <text:p text:style-name="P53">Nährstoffe und Gebiet nimmt stark ab, sodass eine Vermehrung nicht möglich ist (Kapazität erreicht)</text:p>
        </text:list-item>
        <text:list-item>
          <text:p text:style-name="P53">Kultur befindet sich in einer stationären Phase</text:p>
        </text:list-item>
      </text:list>
      <text:p text:style-name="P1"/>
      <text:p text:style-name="P5">Was ist ein logistisches Wachstum?<text:span text:style-name="T24"> Buch Seite 339</text:span></text:p>
      <text:p text:style-name="P1"/>
      <text:p text:style-name="P1">Damit bezeichnet man ein Wachstumsverhalten, bei dem ein Sättigungswert (konstanter Wert) erreicht wird.</text:p>
      <text:p text:style-name="P1"/>
      <text:p text:style-name="P5">Was ist ein Ökosystem?<text:span text:style-name="T24"> <text:s text:c="77"/>Buch Seite 325</text:span></text:p>
      <text:p text:style-name="P1"/>
      <text:p text:style-name="P1">Ein Ökosystem ist der natürliche Lebensraum worin Lebewesen beheimatet sind.</text:p>
      <text:p text:style-name="P1">Hier gibt es diese Struktur:</text:p>
      <text:p text:style-name="P1"/>
      <text:list xml:id="list7570325893772255662" text:style-name="L53">
        <text:list-item>
          <text:p text:style-name="P54">Produzenten (Pflanzen)</text:p>
        </text:list-item>
        <text:list-item>
          <text:p text:style-name="P54">Erstkonsumenten (Herbivoren): Ernähren sich von den Pflanzen</text:p>
        </text:list-item>
        <text:list-item>
          <text:p text:style-name="P54">Zweitkonsumenten (Carnivoren): Ernähren sich von dem Erstkonsumenten </text:p>
        </text:list-item>
        <text:list-item>
          <text:p text:style-name="P54"><text:soft-page-break/>Endkonsumenten (Carnivoren): Ernähren sich von allen 3, am meisten jedoch vom Zweitkonsument</text:p>
        </text:list-item>
        <text:list-item>
          <text:p text:style-name="P54">Destruent: Ernährt sich vom Abfall aller Konsumenten</text:p>
        </text:list-item>
      </text:list>
      <text:p text:style-name="P1"/>
      <text:p text:style-name="P1"><text:span text:style-name="T1">Jedoch gibt es hierbei ein Manko:</text:span> Von Konsument zu Konsument gibt es immer weniger. Es gibt zum Beispiel viel weniger Endkonsumenten als Zweitkonsumenten. Wieso jedoch?</text:p>
      <text:p text:style-name="P1">Da bei gegenseitiger Vermehrung der der Konsumenten und Produzenten Energie ständig gewonnen und abgegeben wird, bekommt der Endkonsument am wenigsten, da er am Ende der Schlange steht. Endkonsumenten ernähren sich von Zweitkonsumenten, die einen 100tel der Energie vom Produzenten besitzen. Hierbei verliert der Endkonsument diese wenig gewonnene Energie durch Wärmeabgabe oder Biomasse. Dies gilt für alle, jedoch sinkt diese Energie ab den Produzenten immer auf ein 10tel. Die Destruenten gewährleisten hierbei den Energiehaushalt, indem sie die anorganische Masse in organische Masse umwandeln und es wieder von neu losgeht.</text:p>
      <text:p text:style-name="P1"/>
      <text:p text:style-name="P5">Anreicherung von Pestiziden in der Nahrungskette<text:span text:style-name="T24"> <text:s text:c="31"/></text:span></text:p>
      <text:p text:style-name="P5"/>
      <text:p text:style-name="P1">Pestizide sind Stoffe, welches das Immunsystem zerstören.</text:p>
      <text:p text:style-name="P5"/>
      <text:p text:style-name="P2">PCB: <text:s/><text:span text:style-name="T22">Polychlorierte Biphenyle sind Stoffe; welche bei mehr als 4 Chloratomen weder brennbar noch oxidierbar sind. Sie sind also sehr stabil. Diese Stoffe führen bei langfristiger Aufnahme zu Schädigungen von Leber, Milz und Niere und zu Krebs.</text:span></text:p>
      <text:p text:style-name="P1"/>
      <text:p text:style-name="P2">Chlordane: <text:span text:style-name="T22">Ist ein chlorierter Wasserstoff, der ebenfalls sehr schlecht abbaubar ist. Nach Aufnahme reichert er sich im Fett- und Muskelgewebe an; er ruft Schäden in Leber, Niere, Herz, Lunge und Darm hervor. Außerdem steht er in Verdacht, Krebs zu erregen.</text:span></text:p>
      <text:p text:style-name="P1"/>
      <text:p text:style-name="P5">Veränderungen der Wassertemperaturen</text:p>
      <text:p text:style-name="P2">Frühjahrszirkulation:<text:span text:style-name="T22"> Der Wind im Frühling sorgt für eine Vollzirkulation im See und damit zu einer Auflösung der Wasserschichtung. Infolgedessen kommt es zu einer gleichmäßigen Verteilung von Sauerstoff und Nährstoffen. Die Temperatur beträgt 4°C.</text:span></text:p>
      <text:p text:style-name="P1"/>
      <text:p text:style-name="P2">Herbstzirkulation:<text:span text:style-name="T22"> Wiederholung der Zirkulation. Temperatur beträgt im See konstant 10°C, da der Herbst nach dem Sommer folgt und es im Sommer sehr warm ist.</text:span></text:p>
      <text:p text:style-name="P1"/>
      <text:p text:style-name="P2">Sommerstagnation:<text:span text:style-name="T22"> Aufgrund der hohen Lichtintensität kommt es zu hoher Photosyntheserate. Dementsprechend arm an Nährsalzen wird das Epilimnion. Im Hypolimnion entsteht keine Photosyntheserate, da dort nicht so viel Licht scheint. Es existiert dort kein gelöster Sauerstoff. Es entsteht dort ein hoher Nährsalzgehalt. Aufgrund der Dichteanomalie des Wassers kommt es zu einer stabilen Wasserschichtung. Im Hypolimnion ist es 4°C und im Epilimnion 20°C. Die Sprungschicht trennt diese beiden Schichten voneinander.</text:span></text:p>
      <text:p text:style-name="P1"/>
      <text:p text:style-name="P2">Winterstagnation:<text:span text:style-name="T22"> Zunächst schließt eine Eisdecke den See ab, da die Temperaturen sich knapp über dem Gefrierpunkt befinden. Der Sauerstoff nimmt während des Winters ab, weil er von Meereslebewesen verbraucht wird. Sauerstoff wird hierbei nicht zugeführt, da das meiste Plankton verstorben ist. Die Dichteanomalie des Wassers sorgt wieder für eine konstante Temperatur von exakt 4°C.</text:span></text:p>
      <text:p text:style-name="P1"/>
      <text:p text:style-name="P5">Begriffe zur Fotosynthese:<text:span text:style-name="T24"> <text:s text:c="65"/>Buch Seite 115/135</text:span></text:p>
      <text:p text:style-name="P1"/>
      <text:p text:style-name="P5"><text:span text:style-name="T23">Reduktion:</text:span><text:span text:style-name="T24"> Elektronenaufnahme</text:span></text:p>
      <text:p text:style-name="P5"><text:soft-page-break/><text:span text:style-name="T23">Oxidation: </text:span><text:span text:style-name="T24">Elektronenabgabe</text:span></text:p>
      <text:p text:style-name="P5"><text:span text:style-name="T23">Redoxsysteme:</text:span><text:span text:style-name="T24"> Stoffe, die vom oxidierten Zustand zum reduzierten Zustand nacheinander wechseln.</text:span></text:p>
      <text:p text:style-name="P5"><text:span text:style-name="T23">Redoxreaktion:</text:span><text:span text:style-name="T24"> Prozesse, bei welchen einem Stoff Elektronen entzogen und auf einen anderen Stoff übertragen werden</text:span></text:p>
      <text:p text:style-name="P5"><text:span text:style-name="T23">Reduktionsäquivalente: </text:span><text:span text:style-name="T24">Bezeichnet man Elektronenüberträger wie NADH, NADPH und FADH, da sie formal zwei reduzierten Elektronen entsprechen.</text:span></text:p>
      <text:p text:style-name="P5"><text:span text:style-name="T23">Heterotroph (fremdernährt):</text:span><text:span text:style-name="T24"> Tiere, welche ihre Energie aus energiereichen organischen Stoffen, die von Pflanzen und Tieren stammen, entnehmen.</text:span></text:p>
      <text:p text:style-name="P5"><text:span text:style-name="T23">Autotroph (selbsternährt):</text:span><text:span text:style-name="T24"> Pflanzen, welche ihre freie Energie von der Sonne beziehen.</text:span></text:p>
      <text:p text:style-name="P5"><text:span text:style-name="T23">Assimilation:</text:span><text:span text:style-name="T24"> Aufnahme</text:span></text:p>
      <text:p text:style-name="P5"><text:span text:style-name="T23">Dissimilation/Respiration: </text:span><text:span text:style-name="T24">Veratmung</text:span></text:p>
      <text:p text:style-name="P1"/>
      <text:p text:style-name="P1"/>
      <text:p text:style-name="P5">Fotosyntheseablauf:</text:p>
      <text:p text:style-name="P5">Lichtabhängige Reaktion:<text:span text:style-name="T24"> Buch Seite 139/140</text:span></text:p>
      <text:p text:style-name="P5"/>
      <text:list xml:id="list1001918705386756814" text:style-name="L54">
        <text:list-item>
          <text:p text:style-name="P110">durch Absorption von Lichtenergie wird das Chlorophyll-a-Paar im Fotosystem 2 angeregt → 2 Elektronen werden abgespalten</text:p>
        </text:list-item>
        <text:list-item>
          <text:p text:style-name="P110">Diese Elektronen werden an einen primären Elektronenakzeptor weitergegeben</text:p>
        </text:list-item>
        <text:list-item>
          <text:p text:style-name="P110">Vom Fotosystem 2 gelangen die Elektronen über eine Elektronentransportkette (Plastichinon, Cytochrom-Bf-Komplex und Plastocyanin), worin Redoxreaktionen stattfinden zum Fotosystem 1</text:p>
        </text:list-item>
        <text:list-item>
          <text:p text:style-name="P110">Lücke, die durch Elektronenabgabe entstanden ist, wird durch ein wasserspaltendes Enzym-Komplex kompensiert, indem dieser 2 H20-Moleküle in ein Sauerstoffmolekül, 4 Protonen und 4 Elektronen spaltet</text:p>
        </text:list-item>
        <text:list-item>
          <text:p text:style-name="P110">Diese Elektronen werden dann auf das Chlorophyll-A-Paar im Fotosystem 2 übertragen</text:p>
        </text:list-item>
        <text:list-item>
          <text:p text:style-name="P110">die Protonen sammeln sich im Thylakoidinnenraum an und führen zur Photophosphyrilierung (ADP zu ATP)</text:p>
        </text:list-item>
        <text:list-item>
          <text:p text:style-name="P110">Im Fotosystem 1 entsteht eine Elektronenlücke, die durch die 2 Elektronen aufgefüllt wird</text:p>
        </text:list-item>
        <text:list-item>
          <text:p text:style-name="P110">Das durch Lichtenergie angeregte P700 im Fotosystem 1 gibt 2 Elektronen an einen primären Elektronenakzeptor</text:p>
        </text:list-item>
        <text:list-item>
          <text:p text:style-name="P110">Dieser leitet die Elektronen weiter an das Ferredoxin</text:p>
        </text:list-item>
        <text:list-item>
          <text:p text:style-name="P110">Von dort aus wandern die Elektronen zu dem <text:s/>Enzym NADP-Reduktase</text:p>
        </text:list-item>
        <text:list-item>
          <text:p text:style-name="P110">Dieses überträgt die beiden Elektronen und ein Proton, welches sich im Stroma befindet, auf das Cosubstrat NADP+, so dass NADPH entsteht</text:p>
        </text:list-item>
      </text:list>
      <text:p text:style-name="P7"/>
      <text:p text:style-name="P8">Lichtunabhängige Reaktion (Dunkelreaktion)<text:span text:style-name="T24"> Buch Seite 140/141</text:span></text:p>
      <text:p text:style-name="P1"/>
      <text:list xml:id="list2700473907852508940" text:style-name="L55">
        <text:list-item>
          <text:p text:style-name="P55">Das Enzym Rubisco bildet aus Ribulose-1,5-Bisphosphat und CO2 2 Moleküle 3-Phosphoglycerat</text:p>
        </text:list-item>
        <text:list-item>
          <text:p text:style-name="P55">3-Phosphoglycerat wird zu 3-Phosphoglycerinaldehyd reduziert</text:p>
        </text:list-item>
        <text:list-item>
          <text:p text:style-name="P55">Ein Sechstel des 3-PGA wird zur Synthese von Zucker (1C6) abgezweigt</text:p>
        </text:list-item>
        <text:list-item>
          <text:p text:style-name="P55">Der Rest des 3-PGA wird unter ATP-Verbrauch zu Ribulose-1,5-Bisphospat umgewandelt</text:p>
        </text:list-item>
        <text:list-item>
          <text:p text:style-name="P55">Ribulose-1,5-Bisphospat steht wieder für die CO2-Fixierung zur Verfügung</text:p>
        </text:list-item>
      </text:list>
      <text:p text:style-name="P5">Photorespiration:</text:p>
      <text:p text:style-name="P1"/>
      <text:list xml:id="list7874869151094929027" text:style-name="L56">
        <text:list-item>
          <text:p text:style-name="P56"><text:soft-page-break/>Bei Senkung der CO2-Konzentration in den Blättern der C3-Pflanzen, können sie weniger Zucker erzeugen und wachsen entsprechend schlecht</text:p>
        </text:list-item>
        <text:list-item>
          <text:p text:style-name="P56">Steigt dann der O2-Partialdruck in den luftgefüllten Hohlräumen der Blätter über den CO2-Partialdruck, bindet das Enzym Rubisco O2 statt CO2</text:p>
        </text:list-item>
        <text:list-item>
          <text:p text:style-name="P56">Ribulose-1,5-Bisphospat wird oxidiert</text:p>
        </text:list-item>
        <text:list-item>
          <text:p text:style-name="P56">Es entsteht weder ATP noch Glucose → Vermindert die Photosyntheseleistung, weil sie organisches Material aus dem Calvin-Zyklus in Form von CO2 abzieht</text:p>
        </text:list-item>
      </text:list>
      <text:p text:style-name="P1"/>
      <text:p text:style-name="P5">Fotosynthese bei Sukkulenten (Trockenpflanzen):</text:p>
      <text:p text:style-name="P5"/>
      <text:p text:style-name="P5">C4-Pflanzen:</text:p>
      <text:p text:style-name="P1"/>
      <text:list xml:id="list496217564837647929" text:style-name="L57">
        <text:list-item>
          <text:p text:style-name="P57">zuallererst wird mithilfe des Enzyms PEP-Carboxylase CO2 an PEP effektiv gebunden und zu Oxalacetat umgewandelt</text:p>
        </text:list-item>
        <text:list-item>
          <text:p text:style-name="P57">Oxalacetat wird durch NADPH* zu Malat umgewandelt</text:p>
        </text:list-item>
        <text:list-item>
          <text:p text:style-name="P57">Malat wird in die Bündelscheidenzellen transportiert</text:p>
        </text:list-item>
        <text:list-item>
          <text:p text:style-name="P57">Malat wird durch Malat-Enzym vom CO2 befreit </text:p>
        </text:list-item>
        <text:list-item>
          <text:p text:style-name="P57">NADPH-H+ und CO2 gelangen in den Calvin-Zyklus</text:p>
        </text:list-item>
        <text:list-item>
          <text:p text:style-name="P57">Malat wird zu Pyruvat umgewandelt und zurück in die Mesophylzellen transportiert</text:p>
        </text:list-item>
        <text:list-item>
          <text:p text:style-name="P57">Pyruvat wird unter ATP-Verbrauch zu PEP ,zur wiederholten Fotosynthese, umgewandelt</text:p>
        </text:list-item>
      </text:list>
      <text:p text:style-name="P1"/>
      <text:p text:style-name="P5">Merke:<text:span text:style-name="T24"> Bei den C4-Pflanzen ist die Fotosynthese </text:span>räumlich getrennt<text:span text:style-name="T24">!</text:span></text:p>
      <text:p text:style-name="P1"/>
      <text:p text:style-name="P5">CAM-Pflanzen (Crassulacean-Acid-Metabolism):</text:p>
      <text:p text:style-name="P5"/>
      <text:list xml:id="list6679648543935823140" text:style-name="L58">
        <text:list-item>
          <text:p text:style-name="P58">Nachts wird das CO2 fixiert, weil dann die Stomata weit geöffnet werden können und somit kein Wasserverlust durch <text:span text:style-name="T1">Transpiration</text:span> (Verdunstung) zu befürchten ist</text:p>
        </text:list-item>
        <text:list-item>
          <text:p text:style-name="P58">CO2 wird über Oxalacetat (C4-Körper) zu Malat umgewandelt</text:p>
        </text:list-item>
        <text:list-item>
          <text:p text:style-name="P58">Malat wird in der Vakuole als Apfelsäure zwischengespeichert, damit es am Tag bei geschlossenen Stomata als CO2-Spender dient</text:p>
        </text:list-item>
        <text:list-item>
          <text:p text:style-name="P58">Malat wird bei der Lichtreaktion abgebaut und CO2 wird freigesetzt</text:p>
        </text:list-item>
        <text:list-item>
          <text:p text:style-name="P58">CO2 gelangt in den Calvin-Zyklus</text:p>
        </text:list-item>
        <text:list-item>
          <text:p text:style-name="P58">Ein anderer Teil von Malat wird über Pyruvat zu Stärke umgewandelt, damit die Fixierung von CO2 in der Nacht erfolgen kann</text:p>
        </text:list-item>
      </text:list>
      <text:p text:style-name="P1"/>
      <text:p text:style-name="P8">Merke:<text:span text:style-name="T24"> Fotosynthese erfolgt in einem </text:span>Tag-Nacht-Rhythmus<text:span text:style-name="T24"> (diurnaler Säurerhythmus)!</text:span></text:p>
      <text:p text:style-name="P7"/>
      <text:p text:style-name="P8">Beeinflussung der Fotosynthese:</text:p>
      <text:p text:style-name="P1"/>
      <text:list xml:id="list2054848911972996056" text:style-name="L59">
        <text:list-item>
          <text:p text:style-name="P59">Je mehr Zucker pro Zeiteinheit produziert wird, desto höher ist die grundliegende Fotosyntheseleistung</text:p>
        </text:list-item>
        <text:list-item>
          <text:p text:style-name="P59">Je mehr CO2 zur Verfügung steht, desto höher ist die Fotosyntheserate (Pflanzen haben ab 0,005% eine Grenze → Pflanzen über diesen Wert werden beschädigt)</text:p>
        </text:list-item>
        <text:list-item>
          <text:p text:style-name="P59">Kompensationspunkt → Fotosynthese und Zellatmung halten sich die Waage</text:p>
        </text:list-item>
        <text:list-item>
          <text:p text:style-name="P59">bei Überschreitung → Sauerstoffabgabe übersteigt in der Fotosynthese die Sauerstoffaufnahme im Zuge der Zellatmung</text:p>
        </text:list-item>
        <text:list-item>
          <text:p text:style-name="P59">Temperatur → RGT-Regel</text:p>
        </text:list-item>
        <text:list-item>
          <text:p text:style-name="P59">Lichtintensität → Sonnenpflanzen erreichen später den Kompensationspunkt als die Schattenpflanzen, da Sonnenpflanzen eine starke Strahlung benötigen, um mehr <text:soft-page-break/>O2 zu produzieren als sie bei der Zellatmung verbrauchen. Schattenpflanzen haben außerdem kleinere Zellen als die Sonnenpflanzen.</text:p>
        </text:list-item>
        <text:list-item>
          <text:p text:style-name="P59">Lichtqualität → 450nm – 680nm (Wirkungsspektrum) → Pigmente arbeiten in diesem Spektrum (Chlorophyll, Carotinoide, Xantophylle)</text:p>
        </text:list-item>
      </text:list>
      <text:p text:style-name="P1"/>
      <text:p text:style-name="P5">Falls besprochen!</text:p>
      <text:p text:style-name="P5"/>
      <text:p text:style-name="P2">Biodiversität (Vielfalt des Lebens):<text:span text:style-name="T22"> <text:s text:c="48"/>Buch Seite 371 u. 372</text:span></text:p>
      <text:p text:style-name="P2"/>
      <text:list xml:id="list5072584590790800680" text:style-name="L60">
        <text:list-item>
          <text:p text:style-name="P60"><text:span text:style-name="T21">Artenvielfalt:</text:span> Die Art ist die am leichtesten zu fassende „Einheit“</text:p>
          <text:p text:style-name="P60"/>
        </text:list-item>
        <text:list-item>
          <text:p text:style-name="P60"><text:span text:style-name="T21">genetische Vielfalt:</text:span> Werden Arten selten, so verschwinden Allele aus dem Genpool. Demnach wird die genetische Vielfalt eingeschränkt.</text:p>
          <text:p text:style-name="P60"/>
        </text:list-item>
        <text:list-item>
          <text:p text:style-name="P60"><text:span text:style-name="T21">Vielfalt der Ökosysteme:</text:span> Arten leben nicht isoliert, sondern integriert in verschiedenen Ökosystemen, die durch zahlreiche charakteristische Wechselwirkungen gekennzeichnet sind</text:p>
        </text:list-item>
      </text:list>
      <text:p text:style-name="P2"/>
      <text:p text:style-name="P2">Hotspots: <text:span text:style-name="T22">Orte höchster Vielfalt, also Regionen in welchem eine große Zahl an Pflanzen und Tierarten vorkommen und worin deren Natur in besonderem Maße bedroht ist.</text:span></text:p>
      <text:p text:style-name="P1"/>
      <text:p text:style-name="P2">Permafrostböden: <text:span text:style-name="T22">Mächtige Torfablagerungen, worin 25% des weltweiten Bodenkohlenstoffes eingefroren sind.</text:span></text:p>
      <text:p text:style-name="P1"/>
      <text:p text:style-name="P2">Kohlenstoffsenken:<text:span text:style-name="T22"> Damit sind Gebiete gemeint, in denen bereits in die Atmosphäre gelangtes CO2, wieder entsorgt und „endgelagert“ werden kann.</text:span></text:p>
      <text:p text:style-name="P1"/>
      <text:p text:style-name="P2">Global-warming:<text:span text:style-name="T22"> Bezeichnet den schnellen Anstieg der Durchschnittstemperaturen auf der Erde, beispielsweise durch den </text:span>Treibhaus-Effekt.</text:p>
      <text:p text:style-name="P2"/>
      <text:p text:style-name="P2">Treibhaus-Effekt: <text:span text:style-name="T22">Bezeichnet den Effekt, worin das CO2 die einstrahlenden Sonnenstrahlen aufnimmt und nicht zurück reflektiert. Damit bleibt die Wärme unter der Ozonschicht, es kommt also zu höheren Temperaturen.</text:span></text:p>
      <text:p text:style-name="P1"/>
      <text:p text:style-name="P1"><text:span text:style-name="T21">Archaeophyten:</text:span> Bezeichnet Arten, die bereits früh unter menschlichen Einfluss heimisch wurden.</text:p>
      <text:p text:style-name="P1"/>
      <text:p text:style-name="P1"><text:span text:style-name="T21">Neophyten:</text:span> Umfassen die Arten, die sich in Gebieten verteilt haben, worin sie natürlich nicht vorkommen.</text:p>
      <text:p text:style-name="P1"/>
      <text:p text:style-name="P1"><text:span text:style-name="T21">Biodiversitätsverlust:</text:span> Bezeichnet die Folge durch enormen Wachstum der Weltbevölkerung und der daraus folgenden Beeinflussung sämtlicher Ökosysteme auf der Erde.</text:p>
      <text:p text:style-name="P1"/>
      <text:p text:style-name="P1"><text:span text:style-name="T21">Neobiota:</text:span> Bezeichnet natürliche Verbreitungsschranken, die im Gefolge von Lebewesen (Mensch, Tier etc.) überwunden werden.</text:p>
      <text:p text:style-name="P1"/>
      <text:p text:style-name="P1"><text:s text:c="59"/><text:span text:style-name="T28">Evolution</text:span></text:p>
      <text:p text:style-name="P1"/>
      <text:p text:style-name="P1"/>
      <text:p text:style-name="P1">Evolution (lat. evolvere → <text:s/>„entwickeln“) ist die allmähliche Veränderung der vererbbaren Merkmale einer Population von Lebewesen von Generation zu Generation.</text:p>
      <text:p text:style-name="P1"><text:soft-page-break/>Grundlegende Namen in diesem Themengebiet ist Charles Darwin.</text:p>
      <text:p text:style-name="P1"/>
      <text:p text:style-name="P1"><text:span text:style-name="T21">Darwins Theorie:</text:span> Darwin nimmt an, dass Individuen einer Art in unterschiedlichen Varianten vorkommen. Diese Unterschiede basieren auf Vererbung. Diese Varianten oder Arten konkurrieren um begrenzte Ressourcen („struggle for life“). Nur die Varianten, die am besten an die Umweltbedingungen angepasst sind, überleben. („survival of the fittest“)</text:p>
      <text:p text:style-name="P1"/>
      <text:p text:style-name="P1"><text:span text:style-name="T21">Lamarcks Theorie:</text:span> Jean-Baptiste-Lamarck nimmt an, dass Individuen sich durch die Umweltbedingungen verändern. Aufgrund eines inneren Bedürfnisses nach Vervollkommnung, kommt es zum Erwerb neuer Eigenschaften, z.B strecken des Halses einer Giraffe führt zum langen Hals der Giraffe. Diese erworbenen Eigenschaften, werden dann von Generation zu Generation weitergegeben.</text:p>
      <text:p text:style-name="P1"/>
      <text:p text:style-name="P1"><text:span text:style-name="T21">Synthetische Evolutionstheorie:</text:span> Diese Theorie umfasst mehrere Meinungen vieler Evolutionstheoretiker, welche von Charles Darwin in einem zusammengefasst worden sind. Hierbei spielen Mutation, Isolation, Selektion, Genetischer Drift, Migration und Rekombination eine Rolle. Im folgenden werden wir alle diese Begriffe erklären.</text:p>
      <text:p text:style-name="P1"/>
      <text:p text:style-name="P1">Die Evolutionsfaktoren Mutation, Rekombination und Gendrift sind Zufallsfaktoren. Sie bilden gleichsam das Rohmaterial, an dem die Selektion ansetzt. Es gibt jedoch auch abiotische und biotische Faktoren, welche wir schon bereits oben kennengelernt haben.</text:p>
      <text:p text:style-name="P1">Erst die Selektion gibt dem Evolutionsgeschehen eine Richtung. Sie prüft im übertragenden Sinne, welches Individuum in einer gegebenen Umwelt mehr oder weniger angepasst ist und sich fortpflanzen kann. Was sind jedoch diese Zufallsfaktoren? Was eine Mutation und eine Rekombination ist, haben wir im oberen Verlauf (siehe Genetik) erklärt. Was ist jedoch der Genetische Drift?</text:p>
      <text:p text:style-name="P1"/>
      <text:p text:style-name="P1">Der Genetische Drift ist eine zufällige Veränderung der Allelfrequenz innerhalb eines Genpools einer Population. Er wird in zwei Effekte eingeteilt:</text:p>
      <text:p text:style-name="P1"/>
      <text:p text:style-name="P1">Buch Seite 257</text:p>
      <text:p text:style-name="P1"/>
      <text:list xml:id="list7534379790752379929" text:style-name="L61">
        <text:list-item>
          <text:p text:style-name="P61"><text:span text:style-name="T21">Flaschenhals-Effekt:</text:span> Bezeichnet den Effekt, in welchem die Allelzusammensetzung einer Restpopulation <text:span text:style-name="T21">zufällig </text:span>verändert wird. Dieser Vorgang wird durch stark beeinflussende Umweltfaktoren, wie z.B Klimakatastrophen etc., begünstigt. Daher auch „Restpopulation“, nämlich da diese von der Ursprungspopulation getrennt worden sind.</text:p>
        </text:list-item>
        <text:list-item>
          <text:p text:style-name="P61"><text:span text:style-name="T21">Gründer-Effekt:</text:span> Bezeichnet den Effekt, in welchem die Allelzusammensetzung <text:span text:style-name="T21">zufällig</text:span> verändert wird. Dieser Vorgang wird durch Migration einer kleinen Gruppe, später namens Gründerpopulation, begünstigt. Diese Gründerpopulation lebt isoliert von der Ursprungspopulation</text:p>
        </text:list-item>
      </text:list>
      <text:p text:style-name="P1"/>
      <text:p text:style-name="P1">Ein wichtiger Bestandteil der Evolution ist die Fortpflanzung. Hierbei fällt der Fachterminus „reproduktive Fitness“des öfteren.</text:p>
      <text:p text:style-name="P1"/>
      <text:p text:style-name="P1">Die <text:span text:style-name="T21">reproduktive Fitness</text:span> bezeichnet die Fähigkeit, mehr Nachkommen als andere zu erzeugen. Ursachen für die unterschiedliche Fitness sind:</text:p>
      <text:p text:style-name="P1"/>
      <text:list xml:id="list5192179102795077133" text:style-name="L62">
        <text:list-item>
          <text:p text:style-name="P62">unterschiedliche Lebenserwartungen, d.h je größer die Lebenserwartung ist und je früh die Geschlechtsreife eintritt, desto mehr Nachkommen können erzeugt werden.</text:p>
        </text:list-item>
        <text:list-item>
          <text:p text:style-name="P62">Unterschiedlicher Ernährungszustand, gut ernährte Tiere bekommen in der Regel mehr Nachkommen.</text:p>
        </text:list-item>
        <text:list-item>
          <text:p text:style-name="P62"><text:soft-page-break/>Unterschiedliche Fortpflanzungsrate, d.h je mehr Nachkommen erzeugt werden bzw. je mehr Nachkommen das fortpflanzungsfähige Alter erreichen, desto höher die Fitness</text:p>
        </text:list-item>
        <text:list-item>
          <text:p text:style-name="P62">unterschiedliche Fähigkeit, einen Geschlechtspartner zu finden</text:p>
        </text:list-item>
        <text:list-item>
          <text:p text:style-name="P62">unterschiedliche Generationsdauer</text:p>
        </text:list-item>
      </text:list>
      <text:p text:style-name="P1"/>
      <text:p text:style-name="P5">Fressfeinde und Beute:<text:span text:style-name="T24"> <text:s text:c="68"/>Buch Seite 327 u. 328</text:span></text:p>
      <text:p text:style-name="P2"/>
      <text:p text:style-name="P2">Beutetiere haben Strategien entwickelt, welche ihnen einen Selektionsvorteil bieten.</text:p>
      <text:p text:style-name="P2">Man unterscheidet hierbei zwischen Mimikry und Mimese:</text:p>
      <text:p text:style-name="P1"/>
      <text:p text:style-name="P2">Mimikry: <text:span text:style-name="T22">Als Mimikry oder </text:span>Scheinwarntracht <text:span text:style-name="T22">wird die Nachahmung wehrhafter oder giftiger Tiere durch völlig harmlose bezeichnet. Voraussetzung dafür ist die Lernfähigkeit des Fressfeindes und eine geringe Zahl der Nachahmer, damit der Fressfeind die Gefährlichkeit der Orginale lernen kann.</text:span></text:p>
      <text:p text:style-name="P1"/>
      <text:p text:style-name="P2">Mimese:<text:span text:style-name="T22"> Die Tarnung durch Nachahmung bestimmter Gegenstände wird als Mimese bezeichnet.</text:span></text:p>
      <text:p text:style-name="P1"/>
      <text:p text:style-name="P2">Selektionstypen <text:s text:c="44"/>Quelle: <text:span text:style-name="T22">TheSimpleBiology/Buch Seite 255</text:span></text:p>
      <text:p text:style-name="P1"/>
      <text:p text:style-name="P1">Es gibt verschiedene Selektionstypen, welche man in 3 Typen unterteilt. Entweder werden die Normalfälle begünstigt oder benachteiligt.</text:p>
      <text:p text:style-name="P1"/>
      <text:list xml:id="list3459858312691739449" text:style-name="L63">
        <text:list-item>
          <text:p text:style-name="P63">Typus: <text:span text:style-name="T21">Die stabilisierende Selektion:</text:span> Bei der stabilisierenden Selektion ist es so, dass der Normalfall begünstigt wird, d.h der Mittelwert bleibt stabil. Der Selektionsdruck existiert an beiden Seiten, nämlich worin die Extremformen leben.</text:p>
          <text:p text:style-name="P63"><text:span text:style-name="T2">Beispiel:</text:span> Ein Adler mit kurzen Flügeln, mit normalen Flügeln und sehr großen Flügeln leben an einem Ort. Aufgrund des Selektionsdrucks werden die Arten, welche sich vom Normalfall abheben, selektiert, in diesem Fall die Adler mit entweder kurzen (nicht ideal für Flucht) oder sehr großen Flügeln (starker Energieverbrauch, aufgrund des Gewichtes). Der Adler mit den normalen Flügeln besitzt hierbei den Selektionsvorteil.</text:p>
        </text:list-item>
        <text:list-item>
          <text:p text:style-name="P63">Typus: <text:span text:style-name="T21">Die transformierende Selektion (gerichtete Selektion):</text:span> Hierbei wird der Mittelwert auf die Seite, worin ein Selektionsvorteil vorherrscht geschoben. Der Normalfall wird benachteiligt und eine Extremform wird begünstigt.</text:p>
          <text:p text:style-name="P63"><text:span text:style-name="T2">Beispiel:</text:span> Betrachten wir hier 3 Hasen, welche in einem Ort leben. Ein Hase, welcher sehr langsam ist, ein Hase welcher eine Normallgeschwindigkeit besitzt und ein sehr schneller Hase. Der sehr schnelle Hase wird hierbei den Selektionsvorteil besitzen, da er bei drohender Gefahr schneller flüchten kann. Das heißt, dass die andern beiden Hasen einen Selektionsdruck besitzen. Der Mittelwert verschiebt sich dementsprechend auf die Seite des schnellen Hasen.</text:p>
        </text:list-item>
        <text:list-item>
          <text:p text:style-name="P63">Typus: <text:span text:style-name="T21">Die disruptive Selektion: </text:span>Hierbei wird der Mittelwert in zwei Werte aufgespalten. Das bedeutet, dass zwei Extremfälle begünstigt werden und der Normalfall benachteiligt wird.</text:p>
          <text:p text:style-name="P63"><text:span text:style-name="T2">Beispiel:</text:span> Drei Eulen, wovon zwei von denen von der Normalform abweichen, indem eine Eule einen kleinen Schnabel besitzt und die andere einen sehr starken und großen Schnabel. Die Eule mit dem kleinen Schnabel kann sich von kleineren Nahrungsmittel ernähren, worin die Eule mit dem großen Schnabel andere schwere und harte Nahrungsmittel aufbrechen kann. Die Normalform ist hierbei zu nichts zu gebrauchen.</text:p>
        </text:list-item>
      </text:list>
      <text:p text:style-name="P1"/>
      <text:p text:style-name="P2"><text:soft-page-break/><text:span text:style-name="T1">Merke:</text:span> <text:span text:style-name="T22">Man zählt zu diesen 3 Typen eigentlich noch den Genetischen Drift mit, welchen wir oben schon erklärt haben!</text:span></text:p>
      <text:p text:style-name="P1"/>
      <text:p text:style-name="P1">Man kann sich diese drei Merken, indem man die anfänglichen Wörter als Eselsbrücken verwendet:</text:p>
      <text:p text:style-name="P1"/>
      <text:list xml:id="list8040488836509323937" text:style-name="L64">
        <text:list-item>
          <text:p text:style-name="P64">stabilisierend → stabiler Mittelwert</text:p>
        </text:list-item>
        <text:list-item>
          <text:p text:style-name="P64">transformierend oder gerichtet → von transformieren (verändern) oder gerichtet von richten → Richtung des Mittelwertes</text:p>
        </text:list-item>
        <text:list-item>
          <text:p text:style-name="P64">disruptiv → Englisch von to disrupt → zerreißen → 2 neue Werte/Aufspaltung</text:p>
        </text:list-item>
      </text:list>
      <text:p text:style-name="P1"/>
      <text:p text:style-name="P1">Es gibt außerdem eine weitere Form der Selektion, nämlich der sexuellen Selektion, welche man auch Sexualdimorphismus bezeichnet. Man unterscheidet hierbei zwischen interspezifischer und intraspezifischer Selektion:</text:p>
      <text:p text:style-name="P1"/>
      <text:p text:style-name="P1"><text:span text:style-name="T21">Interspezifische Selektion:</text:span> Selektion zwischen 2 verschiedenen Geschlechtern einer Art. Das Weibchen sucht sich beispielsweise das Männchen aus, welches das bessere bzw. größere Geweih hat. Sie möchte sich mit ihm fortpflanzen, damit ihre Nachkommen auch ein großes Geweih erhalten und somit auch einen Selektionsvorteil besitzen.</text:p>
      <text:p text:style-name="P1"/>
      <text:p text:style-name="P1"><text:span text:style-name="T21">Intraspezifische Selektion:</text:span> Selektion zwischen einem Geschlecht einer Art. Männchen konkurrieren miteinander durch Rivalenkämpfe, um das Weibchen (z.B Hirsche)</text:p>
      <text:p text:style-name="P1"/>
      <text:p text:style-name="P1">Es gibt mehrere Fachbegriffe zu dieser Selektion, welche ich im weiteren Verlauf erläuternd darstellen werde. (<text:span text:style-name="T21">Falls besprochen </text:span>→ <text:span text:style-name="T21"><text:s/>LK!)</text:span></text:p>
      <text:p text:style-name="P1"/>
      <text:p text:style-name="P2">Polyandrie: <text:span text:style-name="T22">Bei der Polyandrie geht es darum, dass Weibchen mit mehreren Männchen kopulieren, um mehr Nachkommen zu erzeugen, Energie zu sparen, Schutz zu erhalten und Nahrung zu bekommen.</text:span></text:p>
      <text:p text:style-name="P1"/>
      <text:p text:style-name="P2">Promiskuität: <text:span text:style-name="T22">Bei der Promiskuität handelt es sich, um die wahllose Verpaarung innerhalb einer Population. Nach der Verpaarung haben die Partner keine Bindung.</text:span></text:p>
      <text:p text:style-name="P1"/>
      <text:p text:style-name="P2">Polygynandrie:<text:span text:style-name="T22"> Handelt es sich um eine feste Bindung zwischen mehreren Männchen und Weibchen. Weibchen ziehen hierbei durchschnittlich weniger Jungen auf als Männchen.</text:span></text:p>
      <text:p text:style-name="P1"/>
      <text:p text:style-name="P2">Unipaare Fortpflanzung:<text:span text:style-name="T22"> Die Tiere pflanzen sich nur einmal fort und sterben danach. Alle Energie wird für die Fortpflanzung verbraucht.</text:span></text:p>
      <text:p text:style-name="P1"/>
      <text:p text:style-name="P2">Multipaare Fortpflanzung</text:p>
      <text:p text:style-name="P1"/>
      <text:p text:style-name="P1">Monogamie: Bei der Monogamie handelt es sich um Ehen, die entweder dauerhaft sind (Dauerehen), nur für einen Fortpflanzungszyklus bestehen bleiben (Saisonehen) oder auf Orte beschränkt sind (Ortsehen).</text:p>
      <text:p text:style-name="P1"/>
      <text:p text:style-name="P2">Polygnie:<text:span text:style-name="T22"> Handelt es sich um die mehrfache Kopulation der Männchen mit mehreren Weibchen, um die Nachkommenszahl zu erhöhen, indem sie entweder das Revier des Weibchens oder das Weibchen selber beschützen. Oder aber auch, durchs Umherstreifen und Suchen nach Weibchen. Sie werben also für sich selber.</text:span></text:p>
      <text:p text:style-name="P1"/>
      <text:p text:style-name="P5">Isolation<text:span text:style-name="T24"> <text:s text:c="85"/>Quelle: Biologie-schule.de</text:span></text:p>
      <text:p text:style-name="P1"><text:soft-page-break/></text:p>
      <text:p text:style-name="P1">Die Isolation bezeichnet einen Zustand oder eine Situation, in welchem Lebewesen getrennt und „abgedichtet“ von anderen Lebewesen leben oder in einem Raum, worin sie sich nicht begegnen oder sich fortpflanzen können. Man teilt hierbei ca. 8 Isolationsmechanismen auf, welche sehr relevant für die Selektion sind.</text:p>
      <text:p text:style-name="P1"/>
      <text:list xml:id="list3334856166103685419" text:style-name="L65">
        <text:list-item>
          <text:p text:style-name="P65"><text:span text:style-name="T21">Zeitliche Isolation:</text:span> Arten können sich nicht miteinander fortpflanzen, weil sie sich während unterschiedlicher Jahreszeiten/Tageszeiten fortpflanzen.</text:p>
        </text:list-item>
        <text:list-item>
          <text:p text:style-name="P65"><text:span text:style-name="T21">Genetische Isolation:</text:span> Durch zufällige Mutationen können Individuen nicht mehr mit der Ursprungspopulation fortpflanzungsfähig sein.</text:p>
        </text:list-item>
        <text:list-item>
          <text:p text:style-name="P65"><text:span text:style-name="T21">Physiologische Isolation:</text:span> Aufgrund der unterschiedlichen Form der Kopulationsorgane könne sich bestimmte Arten nicht miteinander fortpflanzen.</text:p>
        </text:list-item>
        <text:list-item>
          <text:p text:style-name="P65"><text:span text:style-name="T21">Ökologische Isolation:</text:span> Durch das Ausnutzen von unterschiedlichen ökologischen Nischen im selben Gebiet, kommt es zu einer reproduktiven Isolation, da kein Genfluss mehr besteht. Es bilden sich also neue Arten.</text:p>
        </text:list-item>
        <text:list-item>
          <text:p text:style-name="P65"><text:span text:style-name="T21">Geographische Isolation:</text:span> Wegen geographischen Barrieren können Teilpopulationen einer Art sich nicht untereinander fortpflanzen (z.B Kontinentaldrift)</text:p>
        </text:list-item>
        <text:list-item>
          <text:p text:style-name="P65"><text:span text:style-name="T21">Verhaltens- oder ethologische Isolation</text:span>: Aufgrund von unterschiedlichem Verhalten während der Paarungszeit, isolieren sich Arten voneinander ab (z.B anderes Balzverhalten, chemisches Artkennzeichen, optische Kennzeichen etc.)</text:p>
        </text:list-item>
        <text:list-item>
          <text:p text:style-name="P65"><text:span text:style-name="T21">Sterilität:</text:span> Bei der Kreuzung zweier nicht verwandter Arten können Bastarde mit einem ungeraden Chromosomensatz entstehen, welche nicht fortpflanzungsfähig sind.</text:p>
        </text:list-item>
        <text:list-item>
          <text:p text:style-name="P65"><text:span text:style-name="T21">Polyploide Isolation:</text:span> Versteht man das Vorhandensein von mehr als 2 Chromosomensätzen. Fortpflanzung ist nur unter Individuen mit identischer Anzahl von Chromosomensätzen möglich. Dies gilt meistens nur für Pflanzen!</text:p>
        </text:list-item>
      </text:list>
      <text:p text:style-name="P1"/>
      <text:p text:style-name="P1">Buch Seite 275</text:p>
      <text:p text:style-name="P1">Hierbei unterscheidet man zwischen<text:span text:style-name="T21"> präzygotischen</text:span> und <text:span text:style-name="T21">postzygotischen </text:span>Barrieren.</text:p>
      <text:p text:style-name="P1"/>
      <text:list xml:id="list7516699414670653873" text:style-name="L66">
        <text:list-item>
          <text:p text:style-name="P66"><text:span text:style-name="T21">Präzygote Barrieren</text:span> sind Barrieren, welche <text:span text:style-name="T21">vor</text:span> der Befruchtung auftauchen, d.h durch andere Verbreitung, Bildung neuer Signale oder Veränderung der Geschlechtsorgane.</text:p>
        </text:list-item>
        <text:list-item>
          <text:p text:style-name="P66"><text:span text:style-name="T21">Postzygote Barrieren</text:span> sind Barrieren, welche <text:span text:style-name="T21">nach</text:span> der Befruchtung auftauchen, </text:p>
          <text:p text:style-name="P66">d.h Sterilität, Unverträglichkeit von Keimzellen oder genetisch geänderte Steuerung.</text:p>
          <text:p text:style-name="P66"/>
        </text:list-item>
      </text:list>
      <text:p text:style-name="P1">Buch Seite 276/277</text:p>
      <text:p text:style-name="P1">Diese Isolationen sind die Folgen einer Artbildung, wie wir sie in der Evolution zuweilen sehr oft gehört haben. Die Artbildungsmöglichkeiten lassen sich in drei Formen aufteilen.</text:p>
      <text:p text:style-name="P1"/>
      <text:list xml:id="list5091359663120675310" text:style-name="L67">
        <text:list-item>
          <text:p text:style-name="P67">Form: <text:span text:style-name="T21">Allopatrische Artbildung: </text:span>Hierbei wird eine Teilpopulation von der Ursprungspopulation abgetrennt, beispielsweise durch geographische Isolationen.</text:p>
        </text:list-item>
        <text:list-item>
          <text:p text:style-name="P67">Form: <text:span text:style-name="T21">Sympatrische Artbildung:</text:span> Hierbei entsteht eine neue Form in derselben Population, beispielsweise durch eine adaptiven Radiation, worin sich verschiedene Merkmale entwickelt haben und diese Formen mit den neuen Merkmalen sich nur untereinander fortpflanzten.</text:p>
        </text:list-item>
        <text:list-item>
          <text:p text:style-name="P67">Form: <text:span text:style-name="T21">Parapatrische Artbildung: </text:span>Hierbei nimmt eine Form eine neue Nische ein, beispielsweise ökologische Isolation. Sie leben auf der selben Insel, jedoch nicht in den selben Gebieten. Sie sehen sich quasi nicht mehr.</text:p>
        </text:list-item>
      </text:list>
      <text:p text:style-name="P1"/>
      <text:p text:style-name="P1">Buch Seite 278 u. 320</text:p>
      <text:p text:style-name="P1">Diese Artbildungsbegriffe fallen immer im Zusammenhang mit der adaptiven Radiation.</text:p>
      <text:p text:style-name="P1"><text:soft-page-break/>Was ist jedoch die adaptive Radiation?</text:p>
      <text:p text:style-name="P1">Die adaptive Radiation ist ein Vorgang, worin eine Ursprungspopulation in mehrere Populationen aufgespalten werden und sich durch mehrere Faktoren innerhalb eines kurzen Zeitraumes zu neuen Arten entwickeln. Diese verläuft sukszessive:</text:p>
      <text:p text:style-name="P1"/>
      <text:list xml:id="list4895172907821680539" text:style-name="L68">
        <text:list-item>
          <text:p text:style-name="P68"><text:span text:style-name="T21">Seperation:</text:span> Hierbei wird eine Teilpopulation von der Ursprungspopulation durch geographische Veränderungen abgetrennt (allopatrische Artbildung).</text:p>
        </text:list-item>
        <text:list-item>
          <text:p text:style-name="P68"><text:span text:style-name="T21">Einnischung </text:span>dieser Teilpopulationen im Gebiet</text:p>
        </text:list-item>
        <text:list-item>
          <text:p text:style-name="P68">Durch <text:span text:style-name="T21">hoher Nahrungsvielfalt</text:span> und <text:span text:style-name="T21">fehlender Konkurrenz</text:span> (Konkurrenzvermeidung), kommt es zu vielen Nachkommen</text:p>
        </text:list-item>
        <text:list-item>
          <text:p text:style-name="P68">Durch <text:span text:style-name="T21">Mutation</text:span> und <text:span text:style-name="T21">Rekombination</text:span> entwickelt sich die Teilpopulation zu verschiedenen Arten (sympatrische Artbildung). Es kommt zur interspezifischen Konkurrenz.</text:p>
        </text:list-item>
        <text:list-item>
          <text:p text:style-name="P68">Durch <text:span text:style-name="T21">Nischenspezialisierung</text:span> derer, isolieren sich diese Arten voneinander. Sie leben nun auf der selben Insel, jedoch nicht im selben Gebiet. Es kommt zur parapatrischen Artbildung.</text:p>
        </text:list-item>
      </text:list>
      <text:p text:style-name="P1"/>
      <text:p text:style-name="P1">Buch Seite 274/275</text:p>
      <text:p text:style-name="P1"/>
      <text:p text:style-name="P1">Im Verlauf dieser Artbildungsprozesse haben wir viel über eine Art kennengelernt. Was ist jedoch eine Art bzw. was charakterisiert eine?</text:p>
      <text:p text:style-name="P1">Hierbei gibt es mehrere Definitionen über den Artbegriff, worin sich die Biologen nicht einig geworden sind.</text:p>
      <text:p text:style-name="P1"/>
      <text:p text:style-name="P1"><text:span text:style-name="T21">Morphologischer Artbegriff: </text:span>Arten sind Gruppen von Organismen, die sich anhand morphologischer Merkmale, also anhand von Formen und Strukturen, voneinander unterscheiden lassen. Zwischenformen fehlen.</text:p>
      <text:p text:style-name="P1"/>
      <text:p text:style-name="P1"><text:span text:style-name="T21">Kryptische (versteckte) Arten:</text:span> Gruppen von Organismen, die man nur schwer von ihrer Morphologie her zu unterscheiden sind.</text:p>
      <text:p text:style-name="P1"/>
      <text:p text:style-name="P1"><text:span text:style-name="T21">Biologischer Artbegriff:</text:span> Eine Art ist eine Gruppe der Individuen, die sich untereinander fruchtbar fortpflanzen können. Eine solche Gruppe ist genetisch von anderen Gruppen isoliert und sich als eine Einheit weiterentwickelt (evolviert).</text:p>
      <text:p text:style-name="P1"/>
      <text:p text:style-name="P1"><text:span text:style-name="T21">Phylogenetischer Artbegriff:</text:span> Eine Art ist die gesamte Gruppe von Individuen und Populationen, die für einen bestimmten Zeitraum auf einen gemeinsamen Vorfahren zurückgeführt werden kann.</text:p>
      <text:p text:style-name="P1"/>
      <text:p text:style-name="P1"><text:span text:style-name="T21">Einheitliche Definition einer Art:</text:span> Eine Art umfasst eine Gruppe von ähnlichen Individuen, die in Zeit und/oder Raum über die Fortpflanzung miteinander verbunden sind.</text:p>
      <text:p text:style-name="P1"/>
      <text:p text:style-name="P1"/>
      <text:p text:style-name="P5">Homologie und Analogie<text:span text:style-name="T24"> <text:s text:c="76"/>Buch Seite 294</text:span></text:p>
      <text:p text:style-name="P2"/>
      <text:p text:style-name="P1">Man kann die nahe Verwandtschaft von Tieren aufgrund ihrer Homologie nachweisen und aufgrund ihrer Analogie entkräften. Im folgenden werde ich beide erklären:</text:p>
      <text:p text:style-name="P1"/>
      <text:p text:style-name="P1">Als Homologie bezeichnet man eine Ähnlichkeit biologischer Strukturen bei verschiedenen Lebewesen aufgrund ihrer übereinstimmender Erbinformation. Man teilt die Homologie in drei Kriterien ein:</text:p>
      <text:p text:style-name="P1"/>
      <text:list xml:id="list8466185584146154522" text:style-name="L69">
        <text:list-item>
          <text:p text:style-name="P69"><text:soft-page-break/><text:span text:style-name="T21">Kriterium der Lage:</text:span> Strukturen sind dann homolog (gleich), wenn sie in einem vergleichbaren Gefügesystem die gleiche Lage einnehmen.</text:p>
        </text:list-item>
        <text:list-item>
          <text:p text:style-name="P69"><text:span text:style-name="T21">Kriterium der spezifischen Qualität: </text:span>Komplex gebaute Organe sind homolog, wenn sie in besonderen Einzelheiten ihres Aufbaus übereinstimmen. Hierbei kann das erste Kriterium in sehr seltenen Fällen missachtet werden (siehe TheSimpleBiology)</text:p>
        </text:list-item>
        <text:list-item>
          <text:p text:style-name="P69"><text:span text:style-name="T21">Kriterium der Stetigkeit:</text:span> Homologie liegt auch dann vor, wenn stark abgewandelte Organe durch eine Reihe von Zwischenformen so miteinander verbunden sind, dass sie einen Übergang von der einen Struktur zu anderen erkennen lassen.</text:p>
        </text:list-item>
      </text:list>
      <text:p text:style-name="P1"/>
      <text:p text:style-name="P1">Dies geschieht durch eine divergente Entwicklung, d.h durch eine Entwicklung die von einem gemeinsamen Ursprung aus in zwei verschiedene Wege aufgeteilt worden ist.</text:p>
      <text:p text:style-name="P1"/>
      <text:p text:style-name="P1"><text:span text:style-name="T2">Merke:</text:span> Das letzte Kriterium kann nur nachgewiesen werden, wenn Zwischenformen in der Klausur als Material ausgehändigt werden! </text:p>
      <text:p text:style-name="P1"/>
      <text:p text:style-name="P1"/>
      <text:p text:style-name="P2">Analogie:<text:span text:style-name="T22"> Analogie bezeichnet die Funktionsähnlichkeit biologischer Strukturen bei verschiedenen Lebewesen. Dies geschieht durch eine konvergente Entwicklung, d.h durch eine Entwicklung die zwar parallel verlaufen ist, jedoch an einem gemeinsamen Punkt gelangt.</text:span></text:p>
      <text:p text:style-name="P1"/>
      <text:p text:style-name="P1">Zum Thema „Ähnlichkeit“ gibt es eine eine Theorie die uns zeigt, welche Merkmale wir in unserer Embryonalphase bis hin zum ausgewachsenen Individuum beibehalten haben (Ontogenese). <text:span text:style-name="T21">Ernst Haeckel </text:span>war der Verfechter der <text:span text:style-name="T21">Rekapitulationstheorie</text:span> oder auch genannt als biogenetische Grundregel.</text:p>
      <text:p text:style-name="P1"/>
      <text:p text:style-name="P1">Hierbei ist es wichtig, die zwei Fachterminologien der Ontogenese und Phylogenese zu erklären.</text:p>
      <text:p text:style-name="P1"/>
      <text:p text:style-name="P1"><text:span text:style-name="T21">Ontogenese: </text:span>Individuelle Entwicklung eines Lebewesens (Zeitraum ab Befruchtung der Eizelle, bis hin zum ausgewachsenen Individuum)</text:p>
      <text:p text:style-name="P1"/>
      <text:p text:style-name="P1"><text:span text:style-name="T21">Phylogenese:</text:span> Stammesgeschichtliche Entwicklung der Arten. Im engeren Sinne nur auf die Stammesgeschichte näher verwandter Art bezogen.</text:p>
      <text:p text:style-name="P1"/>
      <text:p text:style-name="P1">In dieser Theorie nimmt man an, dass Embryonen verschiedener Tierarten sich stark im frühen Entwicklungsstadium ähneln. Außerdem sehen Embryonen von Tierarten, die sich erdgeschichtlich früher getrennt haben (Mensch → Fisch), unterschiedlicher aus als jene, die vergleichsweise näher miteinander verwandt sind. (Mensch → Schwein). Des Weiteren entwickeln Embryonen Merkmale, die sie bei der Geburt nicht mehr Aufweisen.</text:p>
      <text:p text:style-name="P1"/>
      <text:p text:style-name="P1">Weitere Fachbegriffe die passend dazu sind:</text:p>
      <text:p text:style-name="P1"/>
      <text:p text:style-name="P1"><text:span text:style-name="T21">Atavismen: </text:span>Versteht man das zufällige Auftreten eines anatomischen Merkmals, das im Laufe der Stammesgeschichte schon einmal vorhanden war, dann aber irgendwann im Laufe der Evolution phänotypisch verloren ging. Zu diesen Faktoren gehört die Mutation. Diese Atavismen deuten daraufhin, dass die früheren Merkmale weiterhin im Genotyp vorhanden sind, sich jedoch nicht ausprägen.</text:p>
      <text:p text:style-name="P1"/>
      <text:p text:style-name="P1"><text:soft-page-break/><text:span text:style-name="T21">Rudimente:</text:span> Bezeichnet die unvollständige Ausprägung oder fehlende Funktion von Merkmalen. Diese sind bedingt durch Evolutionsfaktoren. Früher gebrauchte Merkmale sind nun unbrauchbar und treten als Ballast im Phänotyp auf. </text:p>
      <text:p text:style-name="P1"/>
      <text:p text:style-name="P1"><text:span text:style-name="T21">Brückentiere (Mosaikform/Übergangsform):</text:span> Weisen Merkmale unterschiedlicher Tiergruppen auf, welche als Indiz dafür gelten, dass sich Lebewesen auseinander gelebt haben. Hierbei unterscheidet man zwischen <text:span text:style-name="T21">fossile Brückentiere </text:span>(bereits ausgestorbene z.B Archaeopteryx) oder <text:span text:style-name="T21">rezente Brückentiere</text:span> (heute noch lebend z.B Schnabeltier).</text:p>
      <text:p text:style-name="P1"/>
      <text:p text:style-name="P1"><text:span text:style-name="T21">Lebende Fossilien: </text:span>Versteht man Arten, die in ähnlicher Form bereits schon in einem anderen Zeitabschnitt gelebt haben. Aufgrund von stabilen ökologischen Nischen die für konstante Umweltbedingungen sorgten, konnten die Arten über Millionen von Jahren beinahe unverändert bleiben. Diese Fossilien vereinen Merkmale unterschiedlicher Tiergruppen, z.B Quastenflosser, welcher schon mehr als 2 Milliarden Jahre lebt.</text:p>
      <text:p text:style-name="P1"/>
      <text:p text:style-name="P1">Buch Seite 279/280</text:p>
      <text:p text:style-name="P1"><text:span text:style-name="T21">Gradualismus:</text:span> Anpassungen entstehen graduell (Schritt für Schritt), als Anhäufung kleiner Änderungen, bis der Punkt erreicht ist, wo wir von neuen Arten sprechen.</text:p>
      <text:p text:style-name="P1"/>
      <text:p text:style-name="P1"><text:span text:style-name="T21">Punktualismus:</text:span> Es gibt Formen der Änderung, die einen großen Schritt oder einzigen Schritt in Richtung Artbildung machen. Evolution durch solche zeitlich begrenzte Schritte bestimmt.</text:p>
      <text:p text:style-name="P1"/>
      <text:p text:style-name="P1"><text:span text:style-name="T21">Hybridisierung:</text:span> Bezeichnet man die Kreuzung zwischen nah verwandten Arten oder entfernten Populationen der gleichen Art.</text:p>
      <text:p text:style-name="P1"/>
      <text:p text:style-name="P1"><text:span text:style-name="T21">Heterosis-Effekt:</text:span> Bezeichnet die Verbesserung der Merkmale von Hybriden, z.B Resistenz (Widerstand).</text:p>
      <text:p text:style-name="P1"/>
      <text:p text:style-name="P1"><text:span text:style-name="T21">Netzwerk-Evolution (retikulare-Evolution): </text:span>Bezeichnet, dass die Evolution auch Wiedervereinigung und Neuanfang bedeutet. Hierbei sehen die Stammbäume wie Netzwerke aus.</text:p>
      <text:p text:style-name="P1"/>
      <text:p text:style-name="P1"/>
      <text:p text:style-name="P15">Die Entstehung des Menschen</text:p>
      <text:p text:style-name="P14"/>
      <text:p text:style-name="P1">Die Evolution befasst sich nicht nur mit den Unterschieden oder dem Leben von Tieren und Pflanzen, sondern setzt sich auch mit der Entstehung des Menschen auseinander. Die Paläoanthropologie ist ein sehr wichtiger Bereich der Evolution, welcher sich damit beschäftigt.</text:p>
      <text:p text:style-name="P1">Bevor es losgeht ist es wichtig, dass wir die Altersdatierungsmöglichkeiten und die Bedingungen des Erstellens eines Stammbaumes klären. </text:p>
      <text:p text:style-name="P1"/>
      <text:p text:style-name="P11">Altersdatierungsmöglichkeiten:</text:p>
      <text:p text:style-name="P1"/>
      <text:p text:style-name="P1">Radiokarbon-Methode: Hierbei lässt sich das Alter organischer Stoffe ermitteln. Lebewesen nehmen erstmal das radioaktive Kohlenstoffisotop 14C auf (durch Nahrung). Wenn dieses Lebewesen stirbt, so kann er kein 14C mehr aufnehmen und es wird nicht abgebaut. Das übrig gebliebene 14C gibt uns das ungefähre Alter an. Die Halbwertszeit von 14C beträgt 5370 Jahre. Der Nachteil ist hierbei, dass diese HWZ eine gewisse <text:soft-page-break/>Begrenzung ist und man somit keine zuverlässige Messungen entwickeln kann. (siehe Kalium-Argon-Methode → HWZ : 1,25 Milliarden Jahre)</text:p>
      <text:p text:style-name="P1"/>
      <text:p text:style-name="P1"><text:span text:style-name="T2">Biostratigraphie:</text:span><text:span text:style-name="T21"> </text:span>Mithilfe von Leitfossilien lassen sich relative Aussagen zum Alter von umliegenden Gesteinsschichten machen. Findet man 2 Leitfossilien an verschiedenen Orten, so sind sie ungefähr gleich alt. In dieser Methode gibt es jedoch Bedingungen, die erfüllt werden müssen:</text:p>
      <text:p text:style-name="P1"/>
      <text:list xml:id="list396652201909496348" text:style-name="L70">
        <text:list-item>
          <text:p text:style-name="P70">Ein Leitfossil darf nur eine kurze Zeit existiert haben, da die Zeitabschnitte sonst zu groß werden</text:p>
        </text:list-item>
        <text:list-item>
          <text:p text:style-name="P70">Ein Leitfossil muss möglichst in vielen entfernten Lebensräumen vorgekommen sein, damit man über weite Entfernungen vergleichen kann</text:p>
        </text:list-item>
        <text:list-item>
          <text:p text:style-name="P70">Ein Leitfossil muss möglichst in hoher Zahl auftreten</text:p>
        </text:list-item>
      </text:list>
      <text:p text:style-name="P1"/>
      <text:p text:style-name="P1"><text:span text:style-name="T2">Gesteinsstratigraphie:</text:span><text:span text:style-name="T1"> </text:span>Untere Schichten sind immer älter als die oberen Schichten.</text:p>
      <text:p text:style-name="P1"/>
      <text:p text:style-name="P1"/>
      <text:p text:style-name="P11">Nachweisen von Verwandtschaften anhand vieler Methoden</text:p>
      <text:p text:style-name="P2"/>
      <text:p text:style-name="P1"><text:span text:style-name="T21">Serum-Präzipitin-Test:</text:span> Bei diesem Test wird die Tatsache ausgenutzt, dass Wirbeltiere über ein Immunsystem verfügen, das hochspezifische Abwehrreaktionen gegen körperfremde Eiweißstoffe bewirkt. Um die Eiweißstruktur zweier Lebewesen zu vergleichen, kann man also die immunologische Reaktion eines dritten Lebewesens ausnutzen. Dieser Test besteht aus 4 Schritten:</text:p>
      <text:p text:style-name="P1"/>
      <text:list xml:id="list6852097213961892251" text:style-name="L71">
        <text:list-item>
          <text:p text:style-name="P71">Einem Menschen wird Blut entnommen und daraus das Serum (Blut ohne feste Bestandteile) abgetrennt. Im Serum befinden sich zahlreiche Eiweißstoffe, die für den Menschen arttypisch sind. Dieses Serum wird einem Kaninchen gespritzt.</text:p>
        </text:list-item>
        <text:list-item>
          <text:p text:style-name="P71">Das Kaninchen bildet spezifische Antikörper gegen die im Serum enthaltenen Eiweiße.</text:p>
        </text:list-item>
        <text:list-item>
          <text:p text:style-name="P71">Dem Kaninchen wird Blut abgenommen und daraus wiederum das Serum abgetrennt. Im Serum befinden sich nun die spezifischen Antikörper gegen die menschlichen Eiweiße. Es wird im Reagenzglas mit menschlichen Serum gemischt. Die Antikörper des Kaninchenserums bilden mit den Eiweißen des Menschenserums Komplexe, wodurch es zur Verklumpung kommt. Der Grad dieser Verklumpung wird als 100% definiert.</text:p>
        </text:list-item>
        <text:list-item>
          <text:p text:style-name="P71">Das Kaninchenserum wird nun mit dem Blutserum der Vergleichstiere gemischt. Je nachdem, wie viele der tierischen Eiweiße mit denen des Menschen identisch sind, ergibt sich ein unterschiedlicher Verklumpungsgrad.</text:p>
        </text:list-item>
      </text:list>
      <text:p text:style-name="P1"/>
      <text:p text:style-name="P5">DNA-Hybridisierung:</text:p>
      <text:p text:style-name="P5"/>
      <text:p text:style-name="P1">Dieser Test beruht auf einem Vergleich der Schmelzpunkte der Hybrid-DNA mit dem Schmelzpunkt „reinen“ DNA einer Art. Je näher der „Hybrid-Schmelzpunkt“ dem Schmelzpunkt der artreinen DNA ist, desto ähnlicher ist die DNA, d.h desto näher sind beide Arten verwandt. Dieser Vorgang besteht aus 5 Schritten:</text:p>
      <text:p text:style-name="P1"/>
      <text:list xml:id="list7452093891561766992" text:style-name="L72">
        <text:list-item>
          <text:p text:style-name="P72">Man gewinnt DNA aus den Zellkernen von Menschen und beispielsweise Schimpanse- Es wird je ein Ausschnitt (Fragment) von 500 Basenpaaren aus dem gleichen Abschnitt des gleichen Chromosoms von Schimpanse und Mensch ausgewählt und isoliert.</text:p>
        </text:list-item>
        <text:list-item>
          <text:p text:style-name="P72"><text:soft-page-break/>Die beiden DNA-Fragmente werden auf ca. 88°C erhitzt. Durch die Hitze lösen sich die Wasserstoffbrücken und es entstehen DNA-Einzelstränge (Denaturierung).</text:p>
        </text:list-item>
        <text:list-item>
          <text:p text:style-name="P72">Einzelstränge zweier Arten werden zusammengebracht. Es entsteht eine doppelsträngige Hybrid-DNA. Je höher die Zahl gleicher Basensequenzen in den Einzelsträngen beider Arten ist, desto mehr Wasserstoffbrücken bilden sich.</text:p>
        </text:list-item>
        <text:list-item>
          <text:p text:style-name="P72">Hybrid-DNA wird bei langsam steigender Temperatur erhitzt, bis die DNA denaturiert und wieder Einzelstränge vorliegen. Der Schmelzpunkt wird ermittelt.</text:p>
        </text:list-item>
        <text:list-item>
          <text:p text:style-name="P72">Schmelzpunkt der Hybrid-DNA wird mit dem Schmelzpunkt der artreinen DNA verglichen. Umso näher der Schmelzpunkt der Hybrid-DNA an der artreinen DNA ist, desto mehr gleichartige Basenpaare sind vorhanden bzw. umso näher sind die miteinander verwandt.</text:p>
        </text:list-item>
      </text:list>
      <text:p text:style-name="P1"/>
      <text:p text:style-name="P5">Aminosäuresequenz-Analyse:</text:p>
      <text:p text:style-name="P1"/>
      <text:list xml:id="list6744040511398806508" text:style-name="L73">
        <text:list-item>
          <text:p text:style-name="P73">Cytochrom-C-Molekül ein Enzym der Zellatmung, welches bei jeder Lebensform existiert, ist hier ausschlaggebend.</text:p>
        </text:list-item>
        <text:list-item>
          <text:p text:style-name="P73">70 Aminosäuren dieses Moleküls können an verschiedenen Positionen ohne Funktionsverlust ausgetauscht sein, wohingegen 35 Aminosäuren konstant bei allen verschiedenen Arten von Lebewesen vorkommen</text:p>
        </text:list-item>
        <text:list-item>
          <text:p text:style-name="P73">Änderung von Art und Position der Aminosäuren stellen eine Mutation der DNA-Struktur dieser Organismen dar.</text:p>
        </text:list-item>
        <text:list-item>
          <text:p text:style-name="P73">Wirkungslose Mutationen, welche keinen Funktionsverlust aufweisen, sind hierbei interessant</text:p>
        </text:list-item>
        <text:list-item>
          <text:p text:style-name="P73">Je größer die Zahl der AS-Unterschiede, desto mehr Mutationen haben seit der Entstehung gemeinsamer Vorfahren stattgefunden. Was bedeutet, dass ihre phylogenetische (stammesgeschichtliche) Distanz entfernter ist.</text:p>
        </text:list-item>
      </text:list>
      <text:p text:style-name="P2"/>
      <text:p text:style-name="P2"><text:span text:style-name="T1">Merke:</text:span> <text:span text:style-name="T22">Eine „Evolutionseinheit“ (Ersatz einer AS durch eine andere) beträgt bei Cytochrom-C zwischen 18 und 24 Millionen Jahren!</text:span></text:p>
      <text:p text:style-name="P1"/>
      <text:p text:style-name="P11">Erstellung von Stammbäumen</text:p>
      <text:p text:style-name="P5"/>
      <text:p text:style-name="P1">Bei der Erstellung von Stammbäumen müssen wichtige Dinge beachtet werden, beispielsweise das Alter und die nahe Verwandtschaft. Es gibt hierbei unterschiedliche Stammbäume.</text:p>
      <text:p text:style-name="P1"/>
      <text:p text:style-name="P1"><text:span text:style-name="T21">Phylogramme:</text:span> Sie zeigen, zu welchem relativen – oder auch absoluten – Zeitpunkt sich die verschiedenen Taxa (in eine bestimmte Kategorie eingeordnete Gruppe von Organismen) trennten und wie unterschiedlich diese seitdem geworden sind. Die Breite ihrer Stammlinien kann die Artenzahl veranschaulichen.</text:p>
      <text:p text:style-name="P1"/>
      <text:p text:style-name="P1"><text:span text:style-name="T21">Kladogramme: </text:span>Stellen nur die Aufspaltungen der Abstammungslinien dar, wobei jede Abzweigung durch eines oder mehrere neu erworbene Merkmale definiert ist.</text:p>
      <text:p text:style-name="P1"/>
      <text:p text:style-name="P1"><text:span text:style-name="T21">Monophyletisch:</text:span> Eine Abstammungsgemeinschaft (von mono → eine)</text:p>
      <text:p text:style-name="P1"><text:span text:style-name="T21">Paraphyletisch:</text:span> Eine Abstammungsgemeinschaft, wobei eine weitere Form entstanden ist, welche sich klar von der anderen abgrenzt (Divergenz). (von para → bei, neben)</text:p>
      <text:p text:style-name="P1"><text:span text:style-name="T21">Polyphyletisch:</text:span> Mehrere Ursprungsarten (von poly → viele)</text:p>
      <text:p text:style-name="P1"/>
      <text:p text:style-name="P1"><text:span text:style-name="T21">apomorph: </text:span>evolutiv neue Merkmale</text:p>
      <text:p text:style-name="P1"><text:span text:style-name="T21">plesiomorph:</text:span> ursprüngliche Merkmale</text:p>
      <text:p text:style-name="P1"><text:span text:style-name="T21">Synapomorphien:</text:span> abgeleitete Merkmale</text:p>
      <text:p text:style-name="P1"><text:soft-page-break/></text:p>
      <text:p text:style-name="P1">Wir sprachen davor von Taxa und ihre kurze Definition. Woher kommt jedoch dieser Begriff und wer prägte ihn? Carl von Linné, ein Meister der Taxonomie (Klassifizierung), teilte verschiedene Organismen in verschiedene Gruppen ein und unterteilte diese in mehrere kleine Gruppen. Er gab jeder Gruppe einen Namen, welches wir bis heute in Wikipedia sehen. </text:p>
      <text:p text:style-name="P1">SKOFGA ist hierbei der Begriff den man sich merken sollte, da er all diese Unterteilungen resümiert.</text:p>
      <text:p text:style-name="P1"/>
      <text:p text:style-name="P1"><text:span text:style-name="T21">S:</text:span> <text:span text:style-name="T21">S</text:span>tamm, <text:span text:style-name="T21">K: K</text:span>lasse, <text:span text:style-name="T21">O: O</text:span>rdnung, <text:span text:style-name="T21">F: F</text:span>amilie, <text:span text:style-name="T21">G: G</text:span>attung, <text:span text:style-name="T21">A: A</text:span>rt <text:span text:style-name="T21">U</text:span>: <text:span text:style-name="T21">U</text:span>nterart → <text:span text:style-name="T21">SKOFGAU</text:span></text:p>
      <text:p text:style-name="P1"/>
      <text:p text:style-name="P11">Die Entstehung des aufrechten Ganges</text:p>
      <text:p text:style-name="P1"/>
      <text:p text:style-name="P1">Bei der Entstehung des aufrechten Ganges gab es mehrere Annahmen, wovon keine zu 100% Ausschluss darauf gibt, wie dieser entstanden sein könnte. Ich werde zunächst Annahmen notieren, welche wir <text:span text:style-name="T21">im Plenum</text:span> besprochen haben, jedoch nicht weiß, ob sie Abitur-Relevant sind.</text:p>
      <text:p text:style-name="P1"/>
      <text:list xml:id="list859310587452470435" text:style-name="L74">
        <text:list-item>
          <text:p text:style-name="P74"><text:span text:style-name="T21">Annahme:</text:span> Der aufrechte Gang, habe sich wahrscheinlich im Wald oder in Waldrandgebieten entwickelt. Denn inmitten der Savanne hätte ein Vormensch mit zunächst recht unvollkommen ausgebildeter Zweibeinigkeit (Bipedie) keine Chance gehabt, es mit Raubtieren aufzunehmen.</text:p>
        </text:list-item>
        <text:list-item>
          <text:p text:style-name="P74"><text:span text:style-name="T21">Annahme:</text:span> Durch fehlender Konkurrenz, hatten die Menschenaffen Zeit sich auf die Lebensbedingungen zu spezialisieren, i.d.F das aufrechte Gehen zu entwickeln. Bei Hinzukommen der Raubtiere, verschwand der aufrechte Gehen jedoch wieder.</text:p>
        </text:list-item>
        <text:list-item>
          <text:p text:style-name="P74"><text:span text:style-name="T21">Annahme: </text:span>Viele Veränderungen des Körperbaus müssen die Urahnen der Menschheit durchlaufen haben, bevor der aufrechte Gang perfektioniert worden ist. Bipedie kann nicht durch einige wenige Erbänderungen (Mutationen) entstanden sein, sondern brauchte eine lange Zeit.</text:p>
        </text:list-item>
        <text:list-item>
          <text:p text:style-name="P74"><text:span text:style-name="T21">Annahme:</text:span> Durch abiotische Faktoren wie z.B Temperaturschwankungen oder Kontinentaldrifte der ostafrikanischen Platten, kam es zu schlechten Lebensbedingungen, wie z.B Ausdünnung oder Barrieren. Menschenaffen mussten mit diesen Lebensbedingungen lebten und begannen zu Fuß Wege zwischen den Barrieren zu erstellen.</text:p>
        </text:list-item>
        <text:list-item>
          <text:p text:style-name="P74"><text:span text:style-name="T21">Annahme:</text:span> Männchen gingen Nahrung sammeln und brachten die Vorräte mit den freigewordenen Händen zu ihren Weibchen. Es entstand somit ein Selektionsvorteil und Bipedie. Die Männchen erhielt Belohnung von ihren Weibchen in Form von Sex.</text:p>
        </text:list-item>
      </text:list>
      <text:p text:style-name="P1"/>
      <text:p text:style-name="P11">Die Entstehung der Sprache</text:p>
      <text:p text:style-name="P1"/>
      <text:p text:style-name="P1">Bei der Entstehung der Sprache gab es auch wieder mehrere Annahmen, wovon keine eindeutig bestätigt worden ist. Anhand des erlernten Wissens aus dem Plenum, werde ich die Annahmen kurz erläuternd darstellen.</text:p>
      <text:p text:style-name="P1"/>
      <text:list xml:id="list4341392659577316234" text:style-name="L75">
        <text:list-item>
          <text:p text:style-name="P75">Annahme: FOXP2, ein Gen, welches die Sprachentwicklung fördert bzw. ohne den es keine Sprache gibt, sollte zweimal als intakte Kopien beim Urahnen des Menschen existiert haben, damit dieser sprechen konnte. (vor 200.000 Jahren)</text:p>
        </text:list-item>
        <text:list-item>
          <text:p text:style-name="P75">Annahme: Aktivität der Gene waren ausschlaggebend. Anhand der Untersuchungen von Transkiptomen (Anzahl der mRNA's), konnte man feststellen, welche Gene häufiger oder weniger häufig abgelesen werden und ob es diesbezüglich <text:soft-page-break/>Unterschiede zwischen den verschiedenen Spezies gibt. Mehr Entwicklungen des Gehirn als der der Schimpansen. Sprache hat sich damit so gebildet.</text:p>
        </text:list-item>
        <text:list-item>
          <text:p text:style-name="P75">Annahme: Kontakt und Warnrufe waren existent, jedoch war das Lautrepetoire begrenzt, aufgrund der mangelnden Zungen- und Atemkontrolle. Frühere beliebte Gestikulation (non-verbalität) wurde vor 500.000 Jahren beim Homo Erectus durch anatomische Veränderungen des Kehlkopfes ersetzt. Diese Veränderungen stellten Selektionsvorteile für die Männchen dar (tiefe Stimme). Bessere Atemkontrolle, aufgrund des entstandenen Platzes im Kehlkopfes.</text:p>
        </text:list-item>
        <text:list-item>
          <text:p text:style-name="P75">Annahme: Vor 250.000 Jahren wurde beim Homo Sapiens die Sprache durch Gruppenarbeit gebildet bzw. durch Interaktion gefördert, z.B bei der Waffenbildung oder beim Informationsaustausch.</text:p>
        </text:list-item>
      </text:list>
      <text:p text:style-name="P1"/>
      <text:p text:style-name="P1"/>
      <text:p text:style-name="P12">Die Entstehung des Menschen bzw. des ersten Europäers</text:p>
      <text:p text:style-name="P1"/>
      <text:p text:style-name="P1">Bei der Entstehung des ersten Europäers gibt es wiedermal mehrere Annahmen und Stammbäume, wovon keine eindeutig bestätigt worden ist. Hierbei werde ich die wichtigsten Annahmen, welche wir im Plenum besprochen haben, herausschreiben.</text:p>
      <text:p text:style-name="P1">Hierbei gibt es die zwei populärsten Hypothesen:</text:p>
      <text:p text:style-name="P1"/>
      <text:p text:style-name="P2">Hypothese vom multiregionalen Ursprung des modernen Menschen</text:p>
      <text:p text:style-name="P1"/>
      <text:p text:style-name="P1">Die Anhänger dieser Hypothese vermuten, dass sich einige der für die heutigen großen Menschengruppen charakteristische Merkmale in einem langen Zeitraum herausgebildet haben. Dies geschah auch ungefähr dort, wo diese Menschen heute leben. Hierbei galt der Homo Erectus (1 Mio. Jahre) als unser Vorfahre, welcher durch mehrere Auswanderungswellen in die verschiedenen Kontinente eingewandert ist und sich somit zu den verschiedenen Arten der Hominiden unabhängig voneinander entwickelt haben, zum Beispiel Erectus → archaische Homo Sapiens Formen → Neandertaler → heutiger Homo Sapiens. Unsere Vorfahren haben sich an die regionaltypischen Umstände ihrer Lebensräume angepasst und somit spezifische Merkmale entwickelt, die bis dato noch sichtbar sind.</text:p>
      <text:p text:style-name="P1"/>
      <text:p text:style-name="P2">Hypothese vom afrikanischen Ursprung des modernen Menschen (Out-of-Africa-Modell)</text:p>
      <text:p text:style-name="P1"/>
      <text:p text:style-name="P1">Für die Anhänger dieser Hypothese hat die gesamte Menschheit dagegen eine gemeinsame und vergleichsweise junge Wurzel. Ihrer Meinung nach ist Homo Sapiens vor etwa 150.000 Jahren in Afrika entstanden, welcher sich von dort aus über die gesamte Welt ausgebreitet und die in anderen Regionen der Alten Welt lebenden Menschen verdrängt hat. Für die Herausbildung genetischer Unterschiede zwischen verschiedenen Menschengruppen stand also nur wenig Zeit zur Verfügung. Entsprechend wir auch „Rassenunterschiede“ nur geringe Bedeutung zugeschrieben. Dadurch, dass die Kontinente damals zusammen waren, fiel es den Homo Sapiens leicht sich auf die nun verschiedenen Kontinente zu verteilen. Hierbei erfolgte die Besiedlung Europas vor 35.000 bis 40.000 Jahren. Diese Hypothese wird durch die Untersuchungswerte der mtDNA (Mitochondrien-DNA) und der größten Variabilität bei Schwarzafrikanern gestützt.</text:p>
      <text:p text:style-name="P1"/>
      <text:p text:style-name="P1"/>
      <text:p text:style-name="P1"/>
      <text:p text:style-name="P1">-------------------------------<text:span text:style-name="T21">Unterschiede der Hominiden kommt nicht!</text:span>----------------------------</text:p>
      <text:p text:style-name="P1">--------------------------------(unsicher, da es mehrere Messungen gibt) -------------------------------</text:p>
      <text:p text:style-name="P1"><text:soft-page-break/><text:s text:c="46"/></text:p>
      <text:p text:style-name="P14"><text:s text:c="40"/>Neurologie</text:p>
      <text:p text:style-name="P14"/>
      <text:p text:style-name="P1">Die Neurologie ist die Lehre vom Nervensystem, seinen Erkrankungen und deren medizinischer Behandlung.</text:p>
      <text:p text:style-name="P1"/>
      <text:p text:style-name="P13">Grundbegriffe:</text:p>
      <text:p text:style-name="P13"/>
      <text:p text:style-name="P2">Das vegetative Nervensystem:</text:p>
      <text:p text:style-name="P12"/>
      <text:p text:style-name="P1">Das vegetative Nervensystem steuert viele lebenswichtige Körperfunktionen (Atmung etc.) Hierbei spielt das Gehirn und die Hormone eine wichtige Rolle. Gemeinsam mit dem Hormonsystem sorgt das Gehirn dafür, dass die Organe gut funktionieren. Das übergeordnete Zentrum des VNS ist der Hypothalamus. Es arbeitet praktisch von allein, daher auch der Name autonomes Nervensystem.</text:p>
      <text:p text:style-name="P1"/>
      <text:p text:style-name="P2">Das zentrale Nervensystem:</text:p>
      <text:p text:style-name="P1"/>
      <text:p text:style-name="P1">Das zentrale Nervensystem besteht aus dem Gehirn und dem Rückenmark. Es enthält mehr als 100 Milliarden Nervenzellen, welche auf vielfältiger Art und Weise miteinander kommunizieren, um den Organismus für die Bewältigung seiner komplexen Lebensweise vorzubereiten, z.B logisches Denken, Emotionen, eigenes Bewusstsein etc.</text:p>
      <text:p text:style-name="P1"/>
      <text:p text:style-name="P2">Was ist der Sympathicus und der Parasympathicus?</text:p>
      <text:p text:style-name="P1"/>
      <text:p text:style-name="P1"><text:span text:style-name="T21">Sympathicus:</text:span> Der Sympathicus löst all das aus, was eine Fluchtreaktion ausmacht. Er bringt also hohe Leistungssteigerung des Menschen. Er ist zudem ein Teil des VNS und der Antagonist des Parasympathicus und überall im Körper verteilt.</text:p>
      <text:p text:style-name="P1"/>
      <text:p text:style-name="P1"><text:span text:style-name="T21">Parasympathicus:</text:span> Der Parasympathicus bringt den Menschen in einen Ruhezustand (z.B Blutdrucksenkung).</text:p>
      <text:p text:style-name="P1">Wie werden überhaupt Reize aufgenommen bzw. wie werden sie zu einer sinnvollen Reaktion umgewandelt? Hierbei müssen wir unser Augenmerk auf zwei Arten von Nervenfasern legen, nämlich die <text:span text:style-name="T21">efferenten </text:span>und <text:span text:style-name="T21">afferenten </text:span>Nervenfasern.</text:p>
      <text:p text:style-name="P1"/>
      <text:p text:style-name="P1"><text:span text:style-name="T21">Efferente Nervenfasern</text:span> transportieren Signale vom Nervensystem weg, hin zu den Zielorganen. (<text:span text:style-name="T21">motorisches Neuron</text:span>)</text:p>
      <text:p text:style-name="P1"/>
      <text:p text:style-name="P1"><text:span text:style-name="T21">Afferente Nervenfasern</text:span> übertragen von Rezeptoren aufgenommene Informationen zum zentralen Nervensystem. (<text:span text:style-name="T21">sensorisches Neuron</text:span>)</text:p>
      <text:p text:style-name="P1"/>
      <text:p text:style-name="P1">Hierbei ist es so, dass es bei der Unterscheidung bzw. bei der Benennung dieser Nervenbahnen viele Fehler auftreten können. Daher ein Tipp bzw. eine Eselsbrücke!</text:p>
      <text:p text:style-name="P1"/>
      <text:p text:style-name="P1">Efferent vom lateinischen <text:span text:style-name="T21">effere </text:span><text:span text:style-name="T1">hinaustragen</text:span>, <text:span text:style-name="T1">hinausführen</text:span> und Afferent vom lateinischen <text:span text:style-name="T21">affere </text:span>→ <text:span text:style-name="T1">hintragen</text:span>, <text:span text:style-name="T1">zuführen</text:span>)</text:p>
      <text:p text:style-name="P1"/>
      <text:p text:style-name="P2">Aufbau einer Nervenzelle (Neuron)</text:p>
      <text:p text:style-name="P1"/>
      <text:p text:style-name="P1">Das Neuron besteht aus 3 wesentlichen Hauptbestandteilen, welche nochmals in kleinere Bestandteile unterteilt werden kann.</text:p>
      <text:p text:style-name="P1"><text:soft-page-break/></text:p>
      <text:list xml:id="list9025331573209476915" text:style-name="L76">
        <text:list-item>
          <text:p text:style-name="P76"><text:span text:style-name="T21">Soma:</text:span> Im Soma befinden sich der Zellkern, der Zellkörper und die Dendriten.</text:p>
        </text:list-item>
      </text:list>
      <text:p text:style-name="P1"/>
      <text:p text:style-name="P1"><text:span text:style-name="T21">Zellkörper:</text:span> Enthält den Zellkern der Nervenzelle und alle wichtigen Zellorganellen, die für die Proteinbiosynthese benötigt werden.</text:p>
      <text:p text:style-name="P1"/>
      <text:p text:style-name="P1"><text:span text:style-name="T21">Dendriten:</text:span> Kurze, vom Soma ausgehende und sich stark verzweigende Zellfortsätze, die Erregung aufnehmen und in Richtung des Somas (Axonhügel) leiten.</text:p>
      <text:p text:style-name="P1"/>
      <text:p text:style-name="P1"><text:span text:style-name="T21">Axonhügel:</text:span> Das Axon entspringt aus dem Axonhügel, von dort aus werden die Aktionspotenziale an das Axon weitergeleitet.</text:p>
      <text:p text:style-name="P1"/>
      <text:list xml:id="list7396358929391409252" text:style-name="L77">
        <text:list-item>
          <text:list>
            <text:list-item>
              <text:p text:style-name="P77"><text:span text:style-name="T21">Axon:</text:span> Im Axon befindet sich die Myelinscheide, die Schwann'schen-Zellen und die Ranvierschnürringe</text:p>
            </text:list-item>
          </text:list>
        </text:list-item>
      </text:list>
      <text:p text:style-name="P1"/>
      <text:p text:style-name="P1"><text:span text:style-name="T21">Myelinscheide:</text:span> Dient zur elektrischen Isolation des Axons (nur bei Wirbeltieren) und besitzt kleine Lücken (Ranviersche Schnürringe)</text:p>
      <text:p text:style-name="P1"/>
      <text:p text:style-name="P1"><text:span text:style-name="T21">Ranviersche Schnürringe:</text:span> Unterbrechen die Schwann'schen Zellen. Überträgt die Erregung von Schnürring zu Schnürring (saltatorische Erregungsweiterleitung)</text:p>
      <text:p text:style-name="P1"/>
      <text:p text:style-name="P1"><text:span text:style-name="T21">Schwann'sche Zellen:</text:span> Lipidreiche (fettreiche) Zellen (Myelin), die das Axon von der Umgebung elektrisch isolieren.</text:p>
      <text:list xml:id="list5634868942655448117" text:style-name="L78">
        <text:list-header>
          <text:p text:style-name="P78"><text:s text:c="8"/></text:p>
        </text:list-header>
        <text:list-item>
          <text:p text:style-name="P78"><text:span text:style-name="T21">Synapsen:</text:span> Dort befindet sich das Axontermimal, welches die weitergegebenen Reize aufnimmt und zur Synapse weiterleitet. Dort erfolgt eine Verarbeitung der Reize bzw. eine Reaktion.</text:p>
        </text:list-item>
      </text:list>
      <text:p text:style-name="P1"/>
      <text:p text:style-name="P1">Wie die Synapse genau aufgebaut ist und wie sie ein Reiz verarbeitet, werde ich im Folgenden näher erläutern.</text:p>
      <text:p text:style-name="P1"/>
      <text:p text:style-name="P1"/>
      <text:p text:style-name="P1">Wir sprachen vor kurzem von Myelinscheiden bzw. von lipidreichen Zellen, welche keine Elektrizität weitergibt. Man unterscheidet in der Neurologie zwischen markhaltigen oder myelinisierten Nervenfasern und marklose bzw. nichtmyelinisierten Nervenfasern.</text:p>
      <text:p text:style-name="P1"/>
      <text:p text:style-name="P1"><text:span text:style-name="T21">Markhaltige Nervenfasern:</text:span> Markhaltige Nervenfasern sind dichtverpackte Fasern, welche aus Lipiden (Fetten) und Proteinen bestehen und keine elektronische Leitfähigkeit besitzen und in Verbindung mit den Ranvierschen Schnürringen eine schnellere Erregungsleitung leisten. (saltatorische Erregungsweiterleitung)</text:p>
      <text:p text:style-name="P1"/>
      <text:p text:style-name="P1"><text:span text:style-name="T21">Marklose Nervenfasern:</text:span> Hierbei handelt es sich um das Äquivalent, da diese Fasern nämlich, locker-bepackte Fasern sind, welche keine Myelinscheide noch Ranviersche Schnürringe besitzen. Hierbei kann die Elektrizität somit ungehindert weitergeleitet werden, jedoch langsamer als bei den markhaltigen Fasern. (<text:span text:style-name="T21">kontinuierliche Reizweiterleitung</text:span>)</text:p>
      <text:p text:style-name="P1"/>
      <text:p text:style-name="P11">Membranpotenzial</text:p>
      <text:p text:style-name="P11"/>
      <text:p text:style-name="P1">Nachdem wir den Aufbau der Nervenzelle und die Aufgaben der Bestandteile erklärt haben, so widmen wir uns der Reizaufnahme. Mehrere Reize werden von den Dendriten aufgenommen und zum Axonhügel weitergeleitet. Ob es jedoch zu einem Aktionspotenzial <text:soft-page-break/>kommt oder es beim Ruhepotenzial bleibt ist noch nicht klar. Daher ist es wichtig, die einzelnen Vorgänge nochmals lapidar zu erklären.</text:p>
      <text:p text:style-name="P1"/>
      <text:p text:style-name="P2">Ruhepotenzial</text:p>
      <text:p text:style-name="P1"/>
      <text:p text:style-name="P1">Das Ruhepotenzial beschreibt den Zustand des negativen Potenzial einer unerregten Nervenzelle. Dieses negative Potenzial lässt sich auf ein Ladungsungleichgewicht der Ionen zwischen Extrazellülärraum und Cytoplasma zurückführen. Ohne eine Aufrechterhaltung des Ruhepotenzials, wäre die Weiterleitung von Nervenimpulsen im Rahmen des Aktionspotenzials gar nicht möglich.</text:p>
      <text:p text:style-name="P1"/>
      <text:list xml:id="list5385136354778475429" text:style-name="L79">
        <text:list-item>
          <text:p text:style-name="P79">Ladungsunterschied zwischen Extrazellülärraum und Intrazellulärraum</text:p>
        </text:list-item>
        <text:list-item>
          <text:p text:style-name="P79">Neuron muss eine negative Ladung im Inneren zuerst aufbauen und dann dauerhaft halten</text:p>
        </text:list-item>
        <text:list-item>
          <text:p text:style-name="P79">Aufgrund der Brownschen Molekularbewegung diffundieren positiv-geladene Kaliumionen ins Zelläußere über offene K+-Kanäle (nur K+ dazu im Stande, den Membran zu durchlaufen)</text:p>
        </text:list-item>
        <text:list-item>
          <text:p text:style-name="P79">Zellinneres wird negativer und Zelläußeres wird positiver</text:p>
        </text:list-item>
        <text:list-item>
          <text:p text:style-name="P79">Von Außen strömen Na+-Teilchen über Leckströme in die Zelle und würden früher oder später für einen Ausgleich der Ladungen sorgen (Ruhepotenzial zerstört)</text:p>
        </text:list-item>
        <text:list-item>
          <text:p text:style-name="P79">Natrium-Kalium-Pumpen sorgen für einen Rücktransport der eingeströmten Na+-Ionen</text:p>
        </text:list-item>
        <text:list-item>
          <text:p text:style-name="P79">Unter ATP-Verbrauch werden drei Na+-Ionen nach Außen transportiert und im Gegenzug zwei K+-Ionen nach innen</text:p>
        </text:list-item>
        <text:list-item>
          <text:p text:style-name="P79">-70mV (Wert des Ruhepotenzials) wird somit aufrechterhalten</text:p>
        </text:list-item>
      </text:list>
      <text:p text:style-name="P1"/>
      <text:p text:style-name="P2">Aktionspotenzial</text:p>
      <text:p text:style-name="P1"/>
      <text:p text:style-name="P1">Ist das Ruhepotenzial aufrechterhalten worden, so kann das Aktionspotenzial erfolgen. Hierbei gibt es jedoch auch Bedingungen die beachtet werden müssen, damit es überhaupt zu einen Aktionspotenzial kommt. Im Folgenden werde ich diese zusammen mit dem Vorgang erklären.</text:p>
      <text:p text:style-name="P1"/>
      <text:p text:style-name="P2">Das Aktionspotenzial besteht aus 5 Vorgängen:</text:p>
      <text:p text:style-name="P1"/>
      <text:list xml:id="list4428155136738807853" text:style-name="L80">
        <text:list-item>
          <text:p text:style-name="P89">Ruhepotenzial</text:p>
        </text:list-item>
        <text:list-item>
          <text:p text:style-name="P80"><text:span text:style-name="T21">Überschreitung des Schwellenpotenzials/ leichte Depolarisation:</text:span> Das Schwellenpotenzial (-40mV) muss überschritten werden, damit ein Aktionspotenzial erfolgen kann. Wird dieses nicht überschritten, so kommt es zu keiner Reizweiterleitung (Alles-oder-Nichts-Gesetz). </text:p>
        </text:list-item>
        <text:list-item>
          <text:p text:style-name="P80"><text:span text:style-name="T21">Depolarisation:</text:span> Spannungsgesteuerte Na+-Kanäle öffnen sich und von außen strömen schlagartig (aufgrund des chemischen und elektrischen Potenzials) Na+-Ionen in das Zellinnere des Axons. Es kommt zum Overshoot (+40mV)</text:p>
        </text:list-item>
        <text:list-item>
          <text:p text:style-name="P80"><text:span text:style-name="T21">Repolarisation: </text:span>Nachdem sich die spannungsgesteuerten Na+-Kanäle geschlossen haben, so öffnen sich die spannungsgesteuerten Kalium-Kanäle. Positiv geladenes Kalium diffundiert aus dem Zellinneren hinaus und gelangt ins Zelläußere. Dieses erfolgt aufgrund des chemischen Gleichgewichts (Außen weniger Teilchen als Innen) und des elektrischen Gleichgewichts (Außen negativer als Innen). Nachdem das Kalium ins Zelläußere diffundiert ist wird die elektrische Ladung im Zellinneren negativ.</text:p>
        </text:list-item>
        <text:list-item>
          <text:p text:style-name="P80"><text:soft-page-break/><text:span text:style-name="T21">Hyperpolarisation:</text:span> Da sich die spannungsgesteuerten Kalium-Kanäle langsamer schließen als die spannungsgesteuerten Natrium-Kanäle, kann weiteres K+ ins Zelläußere diffundieren. Das Zellinnere wird negativer (-90mV).</text:p>
        </text:list-item>
      </text:list>
      <text:p text:style-name="P1"/>
      <text:p text:style-name="P1"><text:span text:style-name="T2">Merke:</text:span> Nachdem die Na+-Kanäle sich im Laufe der Repolarisation geschlossen haben, ist ein erneutes Aktionspotenzial unmittelbar darauf nicht möglich. Diese Zeitspanne nennt man <text:span text:style-name="T21">Refraktärzeit</text:span> und dauert ungefähr 2ms.</text:p>
      <text:p text:style-name="P1"/>
      <text:p text:style-name="P1">Wir sprachen vorhin von saltatorischer Erregungsweiterleitung, jedoch um was handelt es sich hierbei bzw. wie läuft diese ab?</text:p>
      <text:p text:style-name="P1"/>
      <text:p text:style-name="P1">Bei der <text:span text:style-name="T21">saltatorischen Erregungsweiterleitung</text:span> handelt es sich um die schnelle Reizweiterleitung über die Ranvierschen Schnürringen. Daher, dass es zwischen den Schwanschen Zellen, welche isoliert sind, Ranviersche Schnürringe gibt, kann der Reiz „sprunghaft“ weitergegeben werden. Dies erfolgt erst einmal über ein Aktionspotenzial, welches im ersten Schnürring abläuft. Bei Einstrom des positiv geladenen Natriums, kommt es zur Diffundierung des Natriums an das benachbarte Schnürring, da die Schnürringe im Membran nicht voneinander getrennt sind. Wenn es beim ersten Schnürring zum Ruhepotenzial kommt, erfolgt beim zweiten Schnürring schon das Aktionspotenzial. Diese Kettenreaktion läuft dann so weiter, bis der Reiz die Synapse erreicht.</text:p>
      <text:p text:style-name="P1"/>
      <text:p text:style-name="P1">Das Gegenteil der saltatorischen Erregungsweiterleitung ist die <text:span text:style-name="T21">kontinuierliche Erregungsweiterleitung</text:span>. Diese verläuft langsamer, da sie keine Schwannschen Zellen besitzt, welche isoliert sind und keine Reizweitergabe ermöglichen.</text:p>
      <text:p text:style-name="P1"/>
      <text:p text:style-name="P1"><text:span text:style-name="T2">Merke:</text:span> Saltatorisch bedeutet sprunghaft → lat. Saltare!</text:p>
      <text:p text:style-name="P1"/>
      <text:p text:style-name="P2">Reizstärkecodierung</text:p>
      <text:p text:style-name="P1"/>
      <text:p text:style-name="P1">Diese besagt schlicht und ergreifend, umso höher die Reizstärke, desto mehr nimmt die Aktionspotenzialfrequenz zu.</text:p>
      <text:p text:style-name="P1"/>
      <text:p text:style-name="P11">Informationsübertragung an chemischen Synapsen – Vorgänge an der cholinergen Synapse </text:p>
      <text:p text:style-name="P1"/>
      <text:p text:style-name="P1">Die<text:span text:style-name="T21"> Synapse</text:span> ist die sogenannte Endstation des Reizes, welches die Reize aufnimmt und in eine Reaktion umwandelt. Dieser Vorgang besitzt mehrere Schritte, welche ich euch kurz erklären werde.</text:p>
      <text:p text:style-name="P1"/>
      <text:list xml:id="list2892571419275792854" text:style-name="L81">
        <text:list-item>
          <text:p text:style-name="P81">Aktionspotenzial in der <text:span text:style-name="T21">präsynaptischen Membra</text:span>n</text:p>
        </text:list-item>
        <text:list-item>
          <text:p text:style-name="P81">Spannungsgesteuerte Calcium Kanäle öffnen sich kurzzeitig</text:p>
        </text:list-item>
        <text:list-item>
          <text:p text:style-name="P81">Calcium diffundiert in den präsynaptischen Membran</text:p>
        </text:list-item>
        <text:list-item>
          <text:p text:style-name="P81">Vesikel mit dort enthaltenen Neurotransmittern (Acetylcholin) verschmelzen mit dem präsynaptischen Membran (Calcium fungiert als Signalion)</text:p>
        </text:list-item>
        <text:list-item>
          <text:p text:style-name="P81">Neurotransmitter gelangen in den <text:span text:style-name="T21">synaptischen Spalt</text:span> durch Exocytose</text:p>
        </text:list-item>
        <text:list-item>
          <text:p text:style-name="P81">AcH diffundiert zum postsynaptischen Membran und dockt sich an den Rezeptoren der Transmitter gesteuerten Na+-Kanälen an</text:p>
        </text:list-item>
        <text:list-item>
          <text:p text:style-name="P81">Na+-Kanäle öffnen sich → Na+ gelangt in das Zellinnere der <text:span text:style-name="T21">postsynaptischen Membran</text:span> → Depolarisation </text:p>
        </text:list-item>
        <text:list-item>
          <text:p text:style-name="P81">Es entsteht ein exzitatorisch, erregendes postsynaptisches Potenzial</text:p>
        </text:list-item>
        <text:list-item>
          <text:p text:style-name="P81"><text:soft-page-break/>Die Depolarisation setzt sich dann elektronisch über den Dendriten und das Soma bis zum Axonhügel fort → Aktionspotenzial erfolgt dort wieder (Hierbei reicht ein EPSP jedoch nicht aus)</text:p>
        </text:list-item>
        <text:list-item>
          <text:p text:style-name="P81">Zuletzt wird das AcH durch bestimmte Enzyme wieder aufgenommen und für den späteren Gebrauch verwendet</text:p>
        </text:list-item>
      </text:list>
      <text:p text:style-name="P1"/>
      <text:p text:style-name="P2">Was sind EPSP's und IPSP's?</text:p>
      <text:p text:style-name="P1"/>
      <text:p text:style-name="P1"><text:span text:style-name="T21">EPSP's </text:span>(exzitatorische postsynaptische Potenziale) sind fördernde Potenziale, welche zu einer starken Reizweiterleitung beitragen. Hierbei unterscheidet man zwischen räumlicher Summation und zeitlicher Summation.</text:p>
      <text:p text:style-name="P1"/>
      <text:p text:style-name="P1"><text:span text:style-name="T21">Räumliche Summation: </text:span>Von räumlicher Summation spricht man, wenn mehrere Signale gleichzeitig eintreffen und sich ihre EPSP's an der Zellmembran überlagern. Die lokale Erregung der Membran kann dann stark genug werden, um am Axonhügel über den Schwellenwert zu liegen.</text:p>
      <text:p text:style-name="P1"/>
      <text:p text:style-name="P1"><text:span text:style-name="T21">Zeitliche Summation:</text:span> Von zeitlicher Summation ist die Rede, wenn ein weniger einflussreiches Signal mehrere Male kurz hintereinander auftritt. Dann können sich seine EPSP's zeitlich überlagern und sich positive Ladungsträger derart an der Zellmembran konzentrieren, dass ein Aktionspotenzial entsteht.</text:p>
      <text:p text:style-name="P1"/>
      <text:p text:style-name="P1">Man kann also festhalten, dass EPSP's eine Depolarisation herbeiführen bzw. ein Aktionspotenzial.</text:p>
      <text:p text:style-name="P1"/>
      <text:p text:style-name="P1"><text:span text:style-name="T21">IPSP's </text:span>(inhibitorische postsynaptische Potenziale) sind hingegen das Äquivalent, da sie die Reizweiterleitung hemmen, indem sie eine Hyperpolarisation in der Zelle herbeiführen.</text:p>
      <text:p text:style-name="P1">Nachdem sich nämlich die Neurotransmitter an den negativ geladenen Chloridkanälen angedockt haben, werden negativ geladene Cl- Ionen in das Zellinnere befördert. Dadurch, dass das positiv geladene Kalium aus der Zelle rausdiffundiert wird das Zellinnere noch negativer. Die Spannung liegt dann sogar unter dem eigentlichen Ruhepotenzial und stoppt auf diese Weise die Erregung.</text:p>
      <text:p text:style-name="P1"/>
      <text:p text:style-name="P1"/>
      <text:p text:style-name="P1">Nachdem wir nun die Vorgänge des Aktionspotenzials und der postsynaptischen Potenziale gesehen haben, bleibt uns die Frage, worin sich beide Potenziale unterscheiden. Hier sind die wichtigsten Unterschiede aufgezählt:</text:p>
      <text:p text:style-name="P1"/>
      <text:p text:style-name="P1"><text:s text:c="12"/><text:span text:style-name="T21">Aktionspotenzial: </text:span><text:s text:c="19"/><text:span text:style-name="T21">postsynaptisches Potenzial:</text:span></text:p>
      <text:p text:style-name="P1"/>
      <text:list xml:id="list1685718038882917856" text:style-name="L82">
        <text:list-item>
          <text:p text:style-name="P82">Amplitude nicht veränderbar → Amplitude veränderbar</text:p>
        </text:list-item>
        <text:list-item>
          <text:p text:style-name="P82">Spannungsgesteuerte Kanäle → Liganden/transmitter gesteuert</text:p>
        </text:list-item>
        <text:list-item>
          <text:p text:style-name="P82">Alles-oder-Nichts-Gesetz → kein Alles-oder-Nichts-Gesetz</text:p>
        </text:list-item>
        <text:list-item>
          <text:p text:style-name="P82">Ort: Axonhügel <text:s text:c="22"/>→ Postsynapse</text:p>
        </text:list-item>
      </text:list>
      <text:p text:style-name="P1"/>
      <text:p text:style-name="P1">Merke: Der Amplitudencode beschreibt die Höhe des Schwellenwertes in der Neurobiologie.</text:p>
      <text:p text:style-name="P1"/>
      <text:p text:style-name="P11">Reflexablauf</text:p>
      <text:p text:style-name="P11"/>
      <text:p text:style-name="P1">Bevor wir zum Reflexablauf kommen stellt sich uns die Frage was ein Reflex ist.</text:p>
      <text:p text:style-name="P1"><text:soft-page-break/></text:p>
      <text:p text:style-name="P1">Unter einem Reflex versteht man eine unwillkürliche immer gleich verlaufende Antwort eines Organs auf einen bestimmten Reiz.</text:p>
      <text:p text:style-name="P11"/>
      <text:p text:style-name="P1">Ein physikalischer oder chemischer Reiz trifft auf ein sensorisches Neuron, den Rezeptor. Der Rezeptor wandelt den Reiz in elektrische Signale um (Transduktion). Impulse laufen dann über eine afferente Nervenfaser ins Rückenmark wo die Verarbeitung des Reizes erfolgt. Über eine efferente Nervenfaser erreicht das Signal schließlich den Effektor. Die motorische Endplatte überträgt die elektrische Erregung von der Nervenfaser auf den Muskel. Es kommt zu einer Reaktion. Hierbei ist das Gehirn beim Reflex nicht involviert.</text:p>
      <text:p text:style-name="P1"/>
      <text:p text:style-name="P1">Man unterscheidet beim Reflexablauf/Reflexbogen 2 Typen voneinander, nämlich den monosynaptischen und polysynaptischen Reflexbogen.</text:p>
      <text:p text:style-name="P1"/>
      <text:p text:style-name="P1"><text:span text:style-name="T21">Monosynaptischer Reflexbogen:</text:span> Beim monosynaptischen Reflexbogen oder Eigenreflex genannt, erfolgt die Verschaltung über eine einzige Synapse im Rückenmark. Hierbei liegen der Rezeptor und der Effektor im selben Organ. Das führt zu einer kürzeren Reflexzeit.</text:p>
      <text:p text:style-name="P1"/>
      <text:p text:style-name="P1"><text:span text:style-name="T21">Polysynaptischer Reflexbogen:</text:span> Beim polysynaptischen Reflexbogen oder auch Fremdreflex genannt, handelt es sich um eine Verschaltung über mehrere Synapsen hinweg. Hierbei liegen der Rezeptor und der Effektor in unterschiedlichen Organen. Die Reflexzeit ist dort langsamer. Hierbei gibt es <text:span text:style-name="T21">das Interneuron</text:span>, welches zwischen dem sensorischen und motorischem Neuron existiert.</text:p>
      <text:p text:style-name="P1"/>
      <text:p text:style-name="P2">Beispiel: Ablauf Kniesehnenreflex (monosynaptisch)</text:p>
      <text:p text:style-name="P1"/>
      <text:list xml:id="list8503678678403588144" text:style-name="L83">
        <text:list-item>
          <text:p text:style-name="P83">Ein Schlag wird auf die Kniesehne unterhalb der Kniescheibe ausgeführt. Dabei wird der Unterschenkelstrecker-Muskel ruckartig gedehnt.</text:p>
        </text:list-item>
        <text:list-item>
          <text:p text:style-name="P83">Durch diese Muskeldehnung wird die Muskelspindel erregt</text:p>
        </text:list-item>
        <text:list-item>
          <text:p text:style-name="P83">Nun wird die Erregung über die afferente Faser ins Rückenmark abgeleitet.</text:p>
        </text:list-item>
        <text:list-item>
          <text:p text:style-name="P83">Im Rückenmark wird die Erregung über nur eine Synapse auf die efferente Bahn (Motoneuron) übertragen</text:p>
        </text:list-item>
        <text:list-item>
          <text:p text:style-name="P83">Das Motoneuron leitet die Erregung wieder zum Muskel zurück.</text:p>
        </text:list-item>
        <text:list-item>
          <text:p text:style-name="P83">Die motorische Endplatte erregt den Unterschenkelstreckermuskel</text:p>
        </text:list-item>
        <text:list-item>
          <text:p text:style-name="P83">Der Muskel zieht sich zusammen.</text:p>
        </text:list-item>
      </text:list>
      <text:p text:style-name="P1"/>
      <text:p text:style-name="P2">Beispiel: Ablauf Bauchhautreflex (polysynaptisch)</text:p>
      <text:p text:style-name="P1"/>
      <text:list xml:id="list5201321917647220623" text:style-name="L84">
        <text:list-item>
          <text:p text:style-name="P84">Schlag auf die Bauchhaut. Dabei wird der Bauchmuskel gedehnt.</text:p>
        </text:list-item>
        <text:list-item>
          <text:p text:style-name="P84">Durch diese Muskeldehnung wird die Muskelspindel erregt</text:p>
        </text:list-item>
        <text:list-item>
          <text:p text:style-name="P84">Nun wird die Erregung über die afferenten Fasern ins Rückenmark abgeleitet.</text:p>
        </text:list-item>
        <text:list-item>
          <text:p text:style-name="P84">Erregung von der Bauchhaut <text:s/>wird über sog. Interneurone umgeschaltet</text:p>
        </text:list-item>
        <text:list-item>
          <text:p text:style-name="P84">Es gelangt nun <text:s/>zum Motoneuron des Bauchmuskels</text:p>
        </text:list-item>
        <text:list-item>
          <text:p text:style-name="P84">Über efferente Nervenfasern gelangt die Erregung zum Bauchmuskel</text:p>
        </text:list-item>
        <text:list-item>
          <text:p text:style-name="P84">Die motorische Endplatte erregt den Bauchmuskel</text:p>
        </text:list-item>
        <text:list-item>
          <text:p text:style-name="P84">Der Muskel zieht sich zusammen.</text:p>
        </text:list-item>
      </text:list>
      <text:p text:style-name="P1"/>
      <text:p text:style-name="P1">Wir sprechen andauernd von der motorischen Endplatte, um was es sich handelt, haben wir jedoch nicht geklärt.</text:p>
      <text:p text:style-name="P1"/>
      <text:p text:style-name="P1"><text:soft-page-break/>Die <text:span text:style-name="T21">motorische Endplatte</text:span> ist eine chemische Synapse, die eine elektrische Erregung von dem Ende einer Nervenzelle auf eine Muskelfaser übertragen kann. Ihre Aufgabe besteht darin, eine Erregung, also ein Aktionspotenzial, das durch die Nervenfaser geleitet wurde, auf die Muskelzelle zu übertragen, wodurch es den Muskel möglich wird, sich zusammenzuziehen. </text:p>
      <text:p text:style-name="P1"/>
      <text:p text:style-name="P11">Toxikologie</text:p>
      <text:p text:style-name="P11"/>
      <text:p text:style-name="P1">Die Toxikologie untersucht die Wechselwirkungen zwischen Lebewesen und giftigen Stoffen.</text:p>
      <text:p text:style-name="P1"/>
      <text:p text:style-name="P1">Drogenauswirkungen an der Weiterleitung in der Synapse</text:p>
      <text:p text:style-name="P1"/>
      <text:list xml:id="list7490528994613352620" text:style-name="L85">
        <text:list-item>
          <text:p text:style-name="P85">Option: Die <text:span text:style-name="T21">Ausschüttung der Transmitter wird verstärkt oder verringert,</text:span> sodass größere oder kleinere Mengen der Transmitter in den synaptischen Spalt gelangen. (z.B Speed oder Opiate)</text:p>
        </text:list-item>
        <text:list-item>
          <text:p text:style-name="P85">Option: Opiatrezeptormoleküle werden z.B auf Schmerzfasersynapsen gefunden und können den Schmerz eines Menschen lindern, indem sie die <text:span text:style-name="T21">Transmitterausschüttung</text:span>, die für den Schmerz sorgt, <text:span text:style-name="T21">senken</text:span> und somit die Schmerzschwelle des Menschen erhöhen.</text:p>
        </text:list-item>
        <text:list-item>
          <text:p text:style-name="P85">Option: Speed kann nicht nur die Transmitterausschüttung verringern oder verstärken, sondern auch den<text:span text:style-name="T21"> Abbau von Transmittern unterbrechen</text:span> bzw. stoppen. So bleiben die Transmitter im synaptischen Spalt und führen zu einer Dauererregung.</text:p>
        </text:list-item>
        <text:list-item>
          <text:p text:style-name="P85">Option: Es können auch <text:span text:style-name="T21">Transmittermoleküle</text:span> durch Drogen <text:span text:style-name="T21">nachgeahmt</text:span> werden wie z.B durch Cannabis. Cannabis bindet sich an den Rezeptor der präsynaptischen Membran und verhindert somit die Bindung von Transmitter und Rezeptor</text:p>
          <text:p text:style-name="P85"/>
        </text:list-item>
      </text:list>
      <text:p text:style-name="P11"/>
      <text:p text:style-name="P11"/>
      <text:p text:style-name="P11">Das Auge</text:p>
      <text:p text:style-name="P1"/>
      <text:p text:style-name="P12"/>
      <text:p text:style-name="P12">Aufbau des Auges</text:p>
      <text:p text:style-name="P12"/>
      <text:p text:style-name="P12"/>
      <text:p text:style-name="P1"><text:soft-page-break/><draw:frame draw:style-name="fr1" draw:name="Grafik1" text:anchor-type="as-char" svg:y="-9.287cm" svg:width="13.653cm" svg:height="8.308cm" draw:z-index="0"><draw:image xlink:href="https://www.planet-schule.de/typo3temp/pics/9737212e0f.jpg" xlink:type="simple" xlink:show="embed" xlink:actuate="onLoad"/></draw:frame> </text:p>
      <text:p text:style-name="P1"><text:span text:style-name="T21">Lederhaut:</text:span> Umfasst das ganze Auge. Geht dann später in die Hornhaut über.</text:p>
      <text:p text:style-name="P1"/>
      <text:p text:style-name="P1"><text:span text:style-name="T21">Hornhaut (Cornea): </text:span>Die Hornhaut ist die konvex gewölbte durchsichtige Haut, welche formstabil ist. Sie dient zum Schutz des Auges und sorgt durch ihre Wölbung für eine Brechung der Lichtstrahlen.</text:p>
      <text:p text:style-name="P1"/>
      <text:p text:style-name="P1">Zwischen der Hornhaut und den Augenlidern befindet sich <text:span text:style-name="T21">Bindegewebe</text:span>, welches mit Tränenflüssigkeit bestückt ist. </text:p>
      <text:p text:style-name="P1"/>
      <text:p text:style-name="P1">Hinter der Hornhaut befindet sich die <text:span text:style-name="T21">Augenkammer</text:span> in der sich das Kammerwasser befindet. Hierbei unterscheidet man zwischen 2 verschiedenen Kammern.</text:p>
      <text:p text:style-name="P1"/>
      <text:p text:style-name="P1"><text:span text:style-name="T21">Vordere Augenkammer:</text:span> Den Teil zwischen Hornhaut und Iris</text:p>
      <text:p text:style-name="P1"><text:span text:style-name="T21">Hintere Augenkammer: </text:span>Teil zwischen Iris, Ziliarmuskel und Glaskörper</text:p>
      <text:p text:style-name="P1"/>
      <text:p text:style-name="P1"><text:span text:style-name="T21">Regenbogenhaut (Iris):</text:span> Besitzt die Aufgabe, das Auge auf die Lichtverhältnisse anzupassen. Die Öffnung der Iris (<text:span text:style-name="T21">Pupille)</text:span> reguliert das Licht, welches ins Augeninnere tritt.</text:p>
      <text:p text:style-name="P1"/>
      <text:p text:style-name="P1"><text:span text:style-name="T21">Augenlinse: </text:span>Die Linse ist an dem ringförmigen Ziliarmuskel befestigt. Mithilfe dieses Muskels kann die Augenlinse verformt werden. Brechungswinkel des Lichts wird aktiv gesteuert <text:span text:style-name="T21">(Akkomodation)</text:span>.</text:p>
      <text:p text:style-name="P1"/>
      <text:p text:style-name="P1"><text:span text:style-name="T21">Glaskörper:</text:span> Eine gelartige Flüssigkeit, die zu 98% aus Wasser besteht. Diese dient vor allem der Formstabilität des Auges. </text:p>
      <text:p text:style-name="P1"/>
      <text:p text:style-name="P1"><text:span text:style-name="T21">Netzhaut (Retina):</text:span> Besteht aus mehreren Schichten, in denen die Lichtinformationen aus unterschiedlichen rezeptiven Feldern kombiniert und sortiert werden.</text:p>
      <text:p text:style-name="P1"/>
      <text:p text:style-name="P1"><text:span text:style-name="T21">Aderhaut:</text:span> Dient zur Versorgung mit frischem Blut. Ist verbunden mit den Photorezeptoren der Netzhaut.</text:p>
      <text:p text:style-name="P1"/>
      <text:p text:style-name="P1"><text:soft-page-break/><text:span text:style-name="T21">Zapfen:</text:span> Ist für das Sehen bei Tag verantwortlich und besitzt mit dem photopischen Sehen (griech. Photos= Licht) einen eigenen Fachbegriff. Man unterscheidet zwischen drei verschiedenen Typen von Zapfen. S-Zapfen (reagieren auf Blau), M-Zapfen (reagieren auf grün) und L-Zapfen (reagieren auf rot). Sie „feuern“ ein Signal in Richtung Sehnerv.</text:p>
      <text:p text:style-name="P1"/>
      <text:p text:style-name="P1"><text:span text:style-name="T21">Stäbchen:</text:span> Ermöglichen das Sehen in der Dämmerung/Nacht, das auch unter dem Begriff des skotopischen Sehens (griech. Skotos= Dunkelheit) bekannt ist. Diese Sinneszellen verfügen über eine besondere Lichtempfindlichkeit und können schon bei geringer Lichtmenge für das Gehirn verwertbare Impulse erzeugen.</text:p>
      <text:p text:style-name="P1"/>
      <text:p text:style-name="P1"><text:span text:style-name="T21">Gelber Fleck (Makula):</text:span> Eine Region, in der die Photorezeptoren besonders dicht gedrängt sind. Es handelt sich hierbei um den Ort des schärfsten Sehens. Im Zentrum des Gelben Flecks liegt die Fovea (Sehgrube), eine kleine Vertiefung, in der die Zapfen besonders dicht gedrängt sind. Dort befinden sich keine Stäbchen.</text:p>
      <text:p text:style-name="P1"/>
      <text:p text:style-name="P1"><text:span text:style-name="T21">Blinder Fleck (Papille):</text:span> Eine Region, welche keine Photorezeptoren besitzt. Sie verbindet sich direkt mit dem Sehnerv (nervus opticus). Sie leitet elektrische Impulse ins Gehirn.</text:p>
      <text:p text:style-name="P1"/>
      <text:p text:style-name="P1"><text:span text:style-name="T21">Pigmenthaut:</text:span> Schützt das Augeninnere vor störenden Reflexen mit dem dunklen Farbstoff.</text:p>
      <text:p text:style-name="P1"/>
      <text:p text:style-name="P11">Phototransduktion</text:p>
      <text:p text:style-name="P1"/>
      <text:p text:style-name="P1">Ort: An den <text:span text:style-name="T21">Disks (Membranstapeln)</text:span></text:p>
      <text:p text:style-name="P1"/>
      <text:list xml:id="list373901027668253392" text:style-name="L86">
        <text:list-item>
          <text:p text:style-name="P86">Absorption von Lichtquanten durch spezielle Sehpigmentmoleküle (Rhodopsin)</text:p>
        </text:list-item>
        <text:list-item>
          <text:p text:style-name="P86">Das Retinal absorbiert einzelne Photonen und durchläuft mit deren Energie eine Konformationsänderung</text:p>
        </text:list-item>
        <text:list-item>
          <text:p text:style-name="P86">Vom gewinkelten 11-cis-Retinal zum gestreckten all-trans-Retinal</text:p>
        </text:list-item>
        <text:list-item>
          <text:p text:style-name="P86">Das führt zu einer Aktivierung von Transducin-Molekülen</text:p>
        </text:list-item>
        <text:list-item>
          <text:p text:style-name="P86">Diese aktivieren wiederum etwa 100-PDE (Phospho-di-Esterase</text:p>
        </text:list-item>
        <text:list-item>
          <text:p text:style-name="P86">Jede PDE wiederum wandelt etwa tausendfach cyclisches Guanosinmonophosphat (cGMP) zu hydrolysiertem GMP um</text:p>
        </text:list-item>
        <text:list-item>
          <text:p text:style-name="P86">Gleichgewicht verschiebt sich und cGMP löst sich von cGMP-gesteuerten Na+-Kanälen</text:p>
        </text:list-item>
        <text:list-item>
          <text:p text:style-name="P86">Na+-Kanäle schließen sich und die Sinneszelle wird hyperpolarisiert</text:p>
        </text:list-item>
        <text:list-item>
          <text:p text:style-name="P86">Der Neurotransmitter Glutamat wird nicht mehr ausgeschüttet</text:p>
        </text:list-item>
      </text:list>
      <text:p text:style-name="P1"/>
      <text:p text:style-name="P1">Im <text:span text:style-name="T21">unbelichteten Stäbchen</text:span> sind die Rhodopsin-Moleküle inaktiv. Das cGMP ist an spezialisierte Natrium-Kanäle der Stäbchen-Außenmembran gekoppelt und hält diese offen. Der ständige Natrium-Ionen-Einstrom depolarisiert die Zellmembran. Die Folge ist eine permanente Abgabe inhibitorischer (hemmender) Transmitter am Endknöpfchen des Stäbchens und damit die Hemmung des nachgeschalteten Neurons.</text:p>
      <text:p text:style-name="P1"/>
      <text:p text:style-name="P1">Zuletzt wird das all-trans-Retinal vom Opsin abgespalten, von Proteinen zur Pigmentschicht transportiert, dort unter Verbrauch von ATP wieder in die 11-cis-Form versetzt und in die Sehzelle zurückgebracht. (nur bei lichteinfallenden Prozessen).</text:p>
      <text:p text:style-name="P1">Merke: Das Rhodopsin besteht aus dem Opsin (nicht lichtempfindlichen Molekül) und dem Retinal (licht-absorbierenden Molekül)!</text:p>
      <text:p text:style-name="P1"/>
      <text:p text:style-name="P11">Alzheimer <text:span text:style-name="T27">(familiäre Form der Alzheimer-Demenz, kurz FAD)</text:span></text:p>
      <text:p text:style-name="P2"/>
      <text:p text:style-name="P2"><text:soft-page-break/>Molekulare Scheren im Kopf</text:p>
      <text:p text:style-name="P11"/>
      <text:p text:style-name="P1">Die Nervenzellen im Großhirn verlieren ihre Funktion, weil sich das ß-Amyloid (Aß) mit sich selbst zu sog. Oligomeren verbindet. Während kleine Mengen von Aß für die Funktionfähigkeit der Synapsen gebraucht werden, verursachen Oligomeren aus Aß das vorzeitige Absterben vieler Nervenzellen im Großhirn.</text:p>
      <text:p text:style-name="P1"/>
      <text:p text:style-name="P1">Das Peptid Aß besteht aus 42 Aminosäuren, es wird mit enzymatischen Scheren aus dem Amyloid-Vorläufer-Protein APP herausgeschnitten. APP ist ein großes Membranprotein aus 770 Aminosäuren ; das APP-Gen ist auf Chromosom 21 lokalisiert.</text:p>
      <text:p text:style-name="P1"/>
      <text:p text:style-name="P1">Zwei Enzyme schneiden das Aß aus dem Protein APP heraus. Das Enzym, das den Schnitt zwischen Aminosäure 671 und 672 führt, ist die ß-Sekretase, ungefähr zwischen den Aminosäuren-Positionen 711 und 713 schneidet die y-Sekretase. Werden zu schnell sehr große Mengen des Peptids Aß erzeugt, verbinden sich diese Aß-Peptide zu Oligomeren (Aggregation), die die Funktion der Nervenzelle beeinflussen. Zahlreiche </text:p>
      <text:p text:style-name="P1">Oligomeren bilden Plaques, die sich interzellulär ablagern und im Mikroskop sichtbar sind.</text:p>
      <text:p text:style-name="P1"/>
      <text:p text:style-name="P11">Markowitsch Gedächtnismodelle</text:p>
      <text:p text:style-name="P11"/>
      <text:p text:style-name="P2">Inhaltliche Gedächtnisformen:</text:p>
      <text:p text:style-name="P1"/>
      <text:p text:style-name="P1"><text:span text:style-name="T21">prozedurales Gedächtnis:</text:span> Dort werden mechanische Fertigkeiten und Routinehandlungen gespeichert</text:p>
      <text:p text:style-name="P1"/>
      <text:p text:style-name="P1"><text:span text:style-name="T21">Primingsystem: </text:span>Dort wird zuvor unbewusst Wahrgenommenes eingespeichert. Höhere Wiedererkennungsleistung möglich.</text:p>
      <text:p text:style-name="P1"/>
      <text:p text:style-name="P1"><text:span text:style-name="T21">Perzeptuelles Gedächtnis:</text:span> Bewusstes Erkennen von Objekten oder Geräuschen</text:p>
      <text:p text:style-name="P1"/>
      <text:p text:style-name="P1"><text:span text:style-name="T21">Semantisches Gedächtnis:</text:span> Beinhaltet allgemeines Weltwissen und Fakten, die kontextfrei abgespeichert und erneuert werden.</text:p>
      <text:p text:style-name="P1"/>
      <text:p text:style-name="P1"><text:span text:style-name="T21">Episodisches Gedächtnis:</text:span> Beinhaltet Erlebnisse, welche einen Raum- und Zeitbezug besitzen und emotional bewertet worden sind.</text:p>
      <text:p text:style-name="P1"/>
      <text:p text:style-name="P1"><text:span text:style-name="T21">Autobiographisch-semantisches Gedächtnis:</text:span> Fakten unserer Autobiographie, die etwas mit uns zu tun haben, aber keinen Raum- und Zeitbezug aufweisen, werden in diesem Gedächtnis zugeordnet.</text:p>
      <text:p text:style-name="P1"/>
      <text:p text:style-name="P1"/>
      <text:p text:style-name="P2">Zeitliches Gedächtnis</text:p>
      <text:p text:style-name="P1"/>
      <text:p text:style-name="P1"><text:span text:style-name="T21">Ultrakurrzeitgedächtnis:</text:span> Zeitspanne von Millisekunden. Speichert Wahrnehmungserlebnisse (z.B Geschehenes oder Gehörtes) auf.</text:p>
      <text:p text:style-name="P1"/>
      <text:p text:style-name="P1"><text:span text:style-name="T21">Kurzzeitgedächtnis:</text:span> Zeitspanne von 20- 40 Sekunden, höchstens wenige Minuten. Mehr oder weniger als 7 Sinneseindrücke werden gespeichert.</text:p>
      <text:p text:style-name="P1"/>
      <text:p text:style-name="P1"><text:span text:style-name="T21">Langzeitsgedächtnis:</text:span> Dauer und Aufnahmekapazität unbegrenzt. Das bedeutet, dass wir unser Leben lang neue Informationen aufnehmen und behalten können, ohne das dadurch bereits gelernte Inhalte gelöscht werden müssen.</text:p>
      <text:p text:style-name="P1"><text:soft-page-break/></text:p>
      <text:p text:style-name="P1"><text:span text:style-name="T21">Arbeitsgedächtnis:</text:span> Zwischen dem Kurzzeitgedächtnis und dem Langzeitgedächtnis. Dort werden eingegangene Informationen bearbeitet, die man gehört hat, intern wiederholt oder mit etwas anderem assoziiert werden eingespeichert und somit für eine längerfristige Abspeicherung im Langzeitgedächtnis präpariert.</text:p>
      <text:p text:style-name="P1">Das Arbeitsgedächtnis operiert hierbei mit zwei unabhängig voneinander agierenden Subsystemen:</text:p>
      <text:p text:style-name="P1"/>
      <text:list xml:id="list414031392610859539" text:style-name="L87">
        <text:list-item>
          <text:p text:style-name="P87"><text:span text:style-name="T21">phonologische Schleife:</text:span> Bearbeitet <text:span text:style-name="T21">auditive</text:span> (gehörte) Informationen</text:p>
        </text:list-item>
        <text:list-item>
          <text:p text:style-name="P87"><text:span text:style-name="T21">visuell-räumlicher Notizblock:</text:span> Ist für <text:span text:style-name="T21">visuelle</text:span> (gesehene) Informationen zuständig</text:p>
        </text:list-item>
      </text:list>
      <text:p text:style-name="P1"/>
      <text:p text:style-name="P1"><text:span text:style-name="T21">Altgedächtnis:</text:span> Alles was die Person bis dahin gelernt hat</text:p>
      <text:p text:style-name="P1"><text:span text:style-name="T21">Neugedächtnis:</text:span> Diejenigen Inhalte, die ab einem belieben Zeitpunkt neu gelernt werden, bilden das Neugedächtnis.</text:p>
      <text:p text:style-name="P1"/>
      <text:p text:style-name="P1"/>
      <text:p text:style-name="P11">Schlusswort:</text:p>
      <text:p text:style-name="P1"/>
      <text:p text:style-name="P1">In dieser Zusammenfassung werden alle Themen kurz und bündig erklärt. Sollte man bei paar Inhalten Einwende besitzen, so schaut euch in den vorliegenden Quellen um und versucht es so wie ihr es möchtet zu verstehen!!!</text:p>
      <text:p text:style-name="P1"/>
      <text:p text:style-name="P1">I<text:span text:style-name="T21">ch hoffe Ihr habt damit Spaß und viel Spaß beim Abitur!</text:span></text:p>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1"><text:s/></text:p>
      <text:p text:style-name="P1"/>
      <text:p text:style-name="P1"/>
      <text:p text:style-name="P1"/>
      <text:p text:style-name="P1"/>
      <text:p text:style-name="P1"/>
      <text:p text:style-name="P5"/>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Arial" fo:font-family="Arial" style:font-family-generic="swiss" style:font-pitch="variable"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18:35:09.698000000</meta:creation-date>
    <dc:date>2017-04-29T18:36:24.169000000</dc:date>
    <meta:editing-duration>PT1M16S</meta:editing-duration>
    <meta:editing-cycles>1</meta:editing-cycles>
    <meta:generator>LibreOffice/4.3.7.2$Windows_x86 LibreOffice_project/8a35821d8636a03b8bf4e15b48f59794652c68ba</meta:generator>
    <meta:document-statistic meta:table-count="0" meta:image-count="1" meta:object-count="0" meta:page-count="44" meta:paragraph-count="869" meta:word-count="13316" meta:character-count="101992" meta:non-whitespace-character-count="88638"/>
  </office:meta>
</office:document-meta>
</file>